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2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1.0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9.8965in" svg:y="0.4835in">
            <draw:object draw:notify-on-update-of-ranges="Hoja1.G2:Hoja1.G1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0.1858in" svg:y="4.624in">
            <draw:object draw:notify-on-update-of-ranges="Hoja1.P1:Hoja1.P1 Hoja1.P2:Hoja1.P1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.2185in" svg:y="0.9122in">
            <draw:object draw:notify-on-update-of-ranges="Hoja1.O1:Hoja1.O1 Hoja1.O2:Hoja1.O1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9.8839in" svg:y="3.8087in">
            <draw:object draw:notify-on-update-of-ranges="Hoja1.N1:Hoja1.N1 Hoja1.N2:Hoja1.N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number-columns-repeated="13"/>
          <table:table-cell office:value-type="string">
            <text:p>Ang_Acc</text:p>
          </table:table-cell>
          <table:table-cell office:value-type="string">
            <text:p>Complementary</text:p>
          </table:table-cell>
          <table:table-cell office:value-type="string">
            <text:p>Integral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-0.3">
            <text:p>-0.3</text:p>
          </table:table-cell>
          <table:table-cell/>
          <table:table-cell office:value-type="float" office:value="-0.09">
            <text:p>-0.09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2]*0.1" office:value-type="float" office:value="-0.021">
            <text:p>-0.021</text:p>
          </table:table-cell>
          <table:table-cell table:formula="of:=DEGREES(ACOS([.G2]))" office:value-type="float" office:value="23.073918065631">
            <text:p>23.07391806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-1.59">
            <text:p>-1.59</text:p>
          </table:table-cell>
          <table:table-cell office:value-type="float" office:value="1.21">
            <text:p>1.2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3]*0.1" office:value-type="float" office:value="0.159">
            <text:p>0.159</text:p>
          </table:table-cell>
          <table:table-cell table:formula="of:=DEGREES(ACOS([.G3]))" office:value-type="float" office:value="23.073918065631">
            <text:p>23.0739180656</text:p>
          </table:table-cell>
          <table:table-cell table:formula="of:=[.R$3]*([.O2]+[.M3])+(1-[.R$3])*[.N3]" office:value-type="float" office:value="0.38814918065631">
            <text:p>0.3881491807</text:p>
          </table:table-cell>
          <table:table-cell table:formula="of:=[.P2]+[.M3]" office:value-type="float" office:value="0.159">
            <text:p>0.159</text:p>
          </table:table-cell>
          <table:table-cell/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49">
            <text:p>0.49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7">
            <text:p>0.17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4]*0.1" office:value-type="float" office:value="-0.082">
            <text:p>-0.082</text:p>
          </table:table-cell>
          <table:table-cell table:formula="of:=DEGREES(ACOS([.G4]))" office:value-type="float" office:value="23.073918065631">
            <text:p>23.0739180656</text:p>
          </table:table-cell>
          <table:table-cell table:formula="of:=[.R$3]*([.O3]+[.M4])+(1-[.R$3])*[.N4]" office:value-type="float" office:value="0.533826869506057">
            <text:p>0.5338268695</text:p>
          </table:table-cell>
          <table:table-cell table:formula="of:=[.P3]+[.M4]" office:value-type="float" office:value="0.077">
            <text:p>0.077</text:p>
          </table:table-cell>
          <table:table-cell table:number-columns-repeated="2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47">
            <text:p>0.47</text:p>
          </table:table-cell>
          <table:table-cell office:value-type="float" office:value="0.38">
            <text:p>0.38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5]*0.1" office:value-type="float" office:value="-0.137">
            <text:p>-0.137</text:p>
          </table:table-cell>
          <table:table-cell table:formula="of:=DEGREES(ACOS([.G5]))" office:value-type="float" office:value="23.073918065631">
            <text:p>23.0739180656</text:p>
          </table:table-cell>
          <table:table-cell table:formula="of:=[.R$3]*([.O4]+[.M5])+(1-[.R$3])*[.N5]" office:value-type="float" office:value="0.623597781467306">
            <text:p>0.6235977815</text:p>
          </table:table-cell>
          <table:table-cell table:formula="of:=[.P4]+[.M5]" office:value-type="float" office:value="-0.06">
            <text:p>-0.06</text:p>
          </table:table-cell>
          <table:table-cell table:number-columns-repeated="2"/>
        </table:table-row>
        <table:table-row table:style-name="ro1">
          <table:table-cell office:value-type="float" office:value="-0.58">
            <text:p>-0.58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6]*0.1" office:value-type="float" office:value="0.058">
            <text:p>0.058</text:p>
          </table:table-cell>
          <table:table-cell table:formula="of:=DEGREES(ACOS([.G6]))" office:value-type="float" office:value="23.073918065631">
            <text:p>23.0739180656</text:p>
          </table:table-cell>
          <table:table-cell table:formula="of:=[.R$3]*([.O5]+[.M6])+(1-[.R$3])*[.N6]" office:value-type="float" office:value="0.905520984308943">
            <text:p>0.9055209843</text:p>
          </table:table-cell>
          <table:table-cell table:formula="of:=[.P5]+[.M6]" office:value-type="float" office:value="-0.002">
            <text:p>-0.002</text:p>
          </table:table-cell>
          <table:table-cell table:number-columns-repeated="2"/>
        </table:table-row>
        <table:table-row table:style-name="ro1">
          <table:table-cell office:value-type="float" office:value="-2.43">
            <text:p>-2.43</text:p>
          </table:table-cell>
          <table:table-cell office:value-type="float" office:value="-0.19">
            <text:p>-0.19</text:p>
          </table:table-cell>
          <table:table-cell office:value-type="float" office:value="-0.46">
            <text:p>-0.4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7]*0.1" office:value-type="float" office:value="0.243">
            <text:p>0.243</text:p>
          </table:table-cell>
          <table:table-cell table:formula="of:=DEGREES(ACOS([.G7]))" office:value-type="float" office:value="23.073918065631">
            <text:p>23.0739180656</text:p>
          </table:table-cell>
          <table:table-cell table:formula="of:=[.R$3]*([.O6]+[.M7])+(1-[.R$3])*[.N7]" office:value-type="float" office:value="1.36777495512216">
            <text:p>1.3677749551</text:p>
          </table:table-cell>
          <table:table-cell table:formula="of:=[.P6]+[.M7]" office:value-type="float" office:value="0.241">
            <text:p>0.241</text:p>
          </table:table-cell>
          <table:table-cell table:number-columns-repeated="2"/>
        </table:table-row>
        <table:table-row table:style-name="ro1">
          <table:table-cell office:value-type="float" office:value="-2.17">
            <text:p>-2.17</text:p>
          </table:table-cell>
          <table:table-cell office:value-type="float" office:value="-0.16">
            <text:p>-0.16</text:p>
          </table:table-cell>
          <table:table-cell office:value-type="float" office:value="-0.26">
            <text:p>-0.2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7">
            <text:p>0.17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8]*0.1" office:value-type="float" office:value="0.217">
            <text:p>0.217</text:p>
          </table:table-cell>
          <table:table-cell table:formula="of:=DEGREES(ACOS([.G8]))" office:value-type="float" office:value="21.5651850152427">
            <text:p>21.5651850152</text:p>
          </table:table-cell>
          <table:table-cell table:formula="of:=[.R$3]*([.O7]+[.M8])+(1-[.R$3])*[.N8]" office:value-type="float" office:value="1.78457905572337">
            <text:p>1.7845790557</text:p>
          </table:table-cell>
          <table:table-cell table:formula="of:=[.P7]+[.M8]" office:value-type="float" office:value="0.458">
            <text:p>0.458</text:p>
          </table:table-cell>
          <table:table-cell table:number-columns-repeated="2"/>
        </table:table-row>
        <table:table-row table:style-name="ro1">
          <table:table-cell office:value-type="float" office:value="-2.08">
            <text:p>-2.08</text:p>
          </table:table-cell>
          <table:table-cell office:value-type="float" office:value="0.31">
            <text:p>0.31</text:p>
          </table:table-cell>
          <table:table-cell office:value-type="float" office:value="-0.47">
            <text:p>-0.47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1">
            <text:p>0.91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9]*0.1" office:value-type="float" office:value="0.208">
            <text:p>0.208</text:p>
          </table:table-cell>
          <table:table-cell table:formula="of:=DEGREES(ACOS([.G9]))" office:value-type="float" office:value="24.4946484714197">
            <text:p>24.4946484714</text:p>
          </table:table-cell>
          <table:table-cell table:formula="of:=[.R$3]*([.O8]+[.M9])+(1-[.R$3])*[.N9]" office:value-type="float" office:value="2.21759974988033">
            <text:p>2.2175997499</text:p>
          </table:table-cell>
          <table:table-cell table:formula="of:=[.P8]+[.M9]" office:value-type="float" office:value="0.666">
            <text:p>0.666</text:p>
          </table:table-cell>
          <table:table-cell table:number-columns-repeated="2"/>
        </table:table-row>
        <table:table-row table:style-name="ro1">
          <table:table-cell office:value-type="float" office:value="-1.45">
            <text:p>-1.45</text:p>
          </table:table-cell>
          <table:table-cell office:value-type="float" office:value="1.37">
            <text:p>1.37</text:p>
          </table:table-cell>
          <table:table-cell office:value-type="float" office:value="0.75">
            <text:p>0.75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7">
            <text:p>0.17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0]*0.1" office:value-type="float" office:value="0.145">
            <text:p>0.145</text:p>
          </table:table-cell>
          <table:table-cell table:formula="of:=DEGREES(ACOS([.G10]))" office:value-type="float" office:value="21.5651850152427">
            <text:p>21.5651850152</text:p>
          </table:table-cell>
          <table:table-cell table:formula="of:=[.R$3]*([.O9]+[.M10])+(1-[.R$3])*[.N10]" office:value-type="float" office:value="2.55462560253396">
            <text:p>2.5546256025</text:p>
          </table:table-cell>
          <table:table-cell table:formula="of:=[.P9]+[.M10]" office:value-type="float" office:value="0.811">
            <text:p>0.811</text:p>
          </table:table-cell>
          <table:table-cell table:number-columns-repeated="2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1.31">
            <text:p>1.31</text:p>
          </table:table-cell>
          <table:table-cell office:value-type="float" office:value="0.26">
            <text:p>0.2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1]*0.1" office:value-type="float" office:value="-0.203">
            <text:p>-0.203</text:p>
          </table:table-cell>
          <table:table-cell table:formula="of:=DEGREES(ACOS([.G11]))" office:value-type="float" office:value="21.5651850152427">
            <text:p>21.5651850152</text:p>
          </table:table-cell>
          <table:table-cell table:formula="of:=[.R$3]*([.O10]+[.M11])+(1-[.R$3])*[.N11]" office:value-type="float" office:value="2.54376119666104">
            <text:p>2.5437611967</text:p>
          </table:table-cell>
          <table:table-cell table:formula="of:=[.P10]+[.M11]"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1.49">
            <text:p>1.49</text:p>
          </table:table-cell>
          <table:table-cell office:value-type="float" office:value="1.31">
            <text:p>1.3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2]*0.1" office:value-type="float" office:value="-0.254">
            <text:p>-0.254</text:p>
          </table:table-cell>
          <table:table-cell table:formula="of:=DEGREES(ACOS([.G12]))" office:value-type="float" office:value="21.5651850152427">
            <text:p>21.5651850152</text:p>
          </table:table-cell>
          <table:table-cell table:formula="of:=[.R$3]*([.O11]+[.M12])+(1-[.R$3])*[.N12]" office:value-type="float" office:value="2.48251543484686">
            <text:p>2.4825154348</text:p>
          </table:table-cell>
          <table:table-cell table:formula="of:=[.P11]+[.M12]" office:value-type="float" office:value="0.354">
            <text:p>0.354</text:p>
          </table:table-cell>
          <table:table-cell table:number-columns-repeated="2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3]*0.1" office:value-type="float" office:value="-0.226">
            <text:p>-0.226</text:p>
          </table:table-cell>
          <table:table-cell table:formula="of:=DEGREES(ACOS([.G13]))" office:value-type="float" office:value="21.5651850152427">
            <text:p>21.5651850152</text:p>
          </table:table-cell>
          <table:table-cell table:formula="of:=[.R$3]*([.O12]+[.M13])+(1-[.R$3])*[.N13]" office:value-type="float" office:value="2.44960213065082">
            <text:p>2.4496021307</text:p>
          </table:table-cell>
          <table:table-cell table:formula="of:=[.P12]+[.M13]" office:value-type="float" office:value="0.128">
            <text:p>0.128</text:p>
          </table:table-cell>
          <table:table-cell table:number-columns-repeated="2"/>
        </table:table-row>
        <table:table-row table:style-name="ro1">
          <table:table-cell office:value-type="float" office:value="-0.88">
            <text:p>-0.88</text:p>
          </table:table-cell>
          <table:table-cell office:value-type="float" office:value="0.51">
            <text:p>0.51</text:p>
          </table:table-cell>
          <table:table-cell office:value-type="float" office:value="-0.11">
            <text:p>-0.1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3">
            <text:p>-0.03</text:p>
          </table:table-cell>
          <table:table-cell office:value-type="float" office:value="-0.35">
            <text:p>-0.35</text:p>
          </table:table-cell>
          <table:table-cell/>
          <table:table-cell table:formula="of:=-[.A14]*0.1" office:value-type="float" office:value="0.088">
            <text:p>0.088</text:p>
          </table:table-cell>
          <table:table-cell table:formula="of:=DEGREES(ACOS([.G14]))" office:value-type="float" office:value="23.073918065631">
            <text:p>23.0739180656</text:p>
          </table:table-cell>
          <table:table-cell table:formula="of:=[.R$3]*([.O13]+[.M14])+(1-[.R$3])*[.N14]" office:value-type="float" office:value="2.74296529000062">
            <text:p>2.74296529</text:p>
          </table:table-cell>
          <table:table-cell table:formula="of:=[.P13]+[.M14]" office:value-type="float" office:value="0.216">
            <text:p>0.216</text:p>
          </table:table-cell>
          <table:table-cell table:number-columns-repeated="2"/>
        </table:table-row>
        <table:table-row table:style-name="ro1">
          <table:table-cell office:value-type="float" office:value="-2.03">
            <text:p>-2.03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3">
            <text:p>-0.03</text:p>
          </table:table-cell>
          <table:table-cell office:value-type="float" office:value="-0.34">
            <text:p>-0.34</text:p>
          </table:table-cell>
          <table:table-cell/>
          <table:table-cell table:formula="of:=-[.A15]*0.1" office:value-type="float" office:value="0.203">
            <text:p>0.203</text:p>
          </table:table-cell>
          <table:table-cell table:formula="of:=DEGREES(ACOS([.G15]))" office:value-type="float" office:value="23.073918065631">
            <text:p>23.0739180656</text:p>
          </table:table-cell>
          <table:table-cell table:formula="of:=[.R$3]*([.O14]+[.M15])+(1-[.R$3])*[.N15]" office:value-type="float" office:value="3.14724481775692">
            <text:p>3.1472448178</text:p>
          </table:table-cell>
          <table:table-cell table:formula="of:=[.P14]+[.M15]" office:value-type="float" office:value="0.419">
            <text:p>0.419</text:p>
          </table:table-cell>
          <table:table-cell table:number-columns-repeated="2"/>
        </table:table-row>
        <table:table-row table:style-name="ro1">
          <table:table-cell office:value-type="float" office:value="-0.17">
            <text:p>-0.17</text:p>
          </table:table-cell>
          <table:table-cell office:value-type="float" office:value="0.31">
            <text:p>0.31</text:p>
          </table:table-cell>
          <table:table-cell office:value-type="float" office:value="0.65">
            <text:p>0.65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6]*0.1" office:value-type="float" office:value="0.017">
            <text:p>0.017</text:p>
          </table:table-cell>
          <table:table-cell table:formula="of:=DEGREES(ACOS([.G16]))" office:value-type="float" office:value="21.5651850152427">
            <text:p>21.5651850152</text:p>
          </table:table-cell>
          <table:table-cell table:formula="of:=[.R$3]*([.O15]+[.M16])+(1-[.R$3])*[.N16]" office:value-type="float" office:value="3.34825421973178">
            <text:p>3.3482542197</text:p>
          </table:table-cell>
          <table:table-cell table:formula="of:=[.P15]+[.M16]" office:value-type="float" office:value="0.436">
            <text:p>0.436</text:p>
          </table:table-cell>
          <table:table-cell table:number-columns-repeated="2"/>
        </table:table-row>
        <table:table-row table:style-name="ro1"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-0.4">
            <text:p>-0.4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7]*0.1" office:value-type="float" office:value="0.004">
            <text:p>0.004</text:p>
          </table:table-cell>
          <table:table-cell table:formula="of:=DEGREES(ACOS([.G17]))" office:value-type="float" office:value="23.073918065631">
            <text:p>23.0739180656</text:p>
          </table:table-cell>
          <table:table-cell table:formula="of:=[.R$3]*([.O16]+[.M17])+(1-[.R$3])*[.N17]" office:value-type="float" office:value="3.54947085819077">
            <text:p>3.5494708582</text:p>
          </table:table-cell>
          <table:table-cell table:formula="of:=[.P16]+[.M17]"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-1.07">
            <text:p>-1.07</text:p>
          </table:table-cell>
          <table:table-cell office:value-type="float" office:value="-0.4">
            <text:p>-0.4</text:p>
          </table:table-cell>
          <table:table-cell office:value-type="float" office:value="0.07">
            <text:p>0.07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18]*0.1" office:value-type="float" office:value="0.107">
            <text:p>0.107</text:p>
          </table:table-cell>
          <table:table-cell table:formula="of:=DEGREES(ACOS([.G18]))" office:value-type="float" office:value="21.5651850152427">
            <text:p>21.5651850152</text:p>
          </table:table-cell>
          <table:table-cell table:formula="of:=[.R$3]*([.O17]+[.M18])+(1-[.R$3])*[.N18]" office:value-type="float" office:value="3.83555799976129">
            <text:p>3.8355579998</text:p>
          </table:table-cell>
          <table:table-cell table:formula="of:=[.P17]+[.M18]" office:value-type="float" office:value="0.547">
            <text:p>0.547</text:p>
          </table:table-cell>
          <table:table-cell table:number-columns-repeated="2"/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0.58">
            <text:p>-0.58</text:p>
          </table:table-cell>
          <table:table-cell office:value-type="float" office:value="-0.19">
            <text:p>-0.19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5">
            <text:p>-0.35</text:p>
          </table:table-cell>
          <table:table-cell/>
          <table:table-cell table:formula="of:=-[.A19]*0.1" office:value-type="float" office:value="0.04">
            <text:p>0.04</text:p>
          </table:table-cell>
          <table:table-cell table:formula="of:=DEGREES(ACOS([.G19]))" office:value-type="float" office:value="21.5651850152427">
            <text:p>21.5651850152</text:p>
          </table:table-cell>
          <table:table-cell table:formula="of:=[.R$3]*([.O18]+[.M19])+(1-[.R$3])*[.N19]" office:value-type="float" office:value="4.05245426991611">
            <text:p>4.0524542699</text:p>
          </table:table-cell>
          <table:table-cell table:formula="of:=[.P18]+[.M19]" office:value-type="float" office:value="0.587">
            <text:p>0.587</text:p>
          </table:table-cell>
          <table:table-cell table:number-columns-repeated="2"/>
        </table:table-row>
        <table:table-row table:style-name="ro1">
          <table:table-cell office:value-type="float" office:value="-1.72">
            <text:p>-1.72</text:p>
          </table:table-cell>
          <table:table-cell office:value-type="float" office:value="1.05">
            <text:p>1.05</text:p>
          </table:table-cell>
          <table:table-cell office:value-type="float" office:value="-0.26">
            <text:p>-0.26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3">
            <text:p>-0.03</text:p>
          </table:table-cell>
          <table:table-cell office:value-type="float" office:value="-0.34">
            <text:p>-0.34</text:p>
          </table:table-cell>
          <table:table-cell/>
          <table:table-cell table:formula="of:=-[.A20]*0.1" office:value-type="float" office:value="0.172">
            <text:p>0.172</text:p>
          </table:table-cell>
          <table:table-cell table:formula="of:=DEGREES(ACOS([.G20]))" office:value-type="float" office:value="23.073918065631">
            <text:p>23.0739180656</text:p>
          </table:table-cell>
          <table:table-cell table:formula="of:=[.R$3]*([.O19]+[.M20])+(1-[.R$3])*[.N20]" office:value-type="float" office:value="4.41294890787325">
            <text:p>4.4129489079</text:p>
          </table:table-cell>
          <table:table-cell table:formula="of:=[.P19]+[.M20]" office:value-type="float" office:value="0.759">
            <text:p>0.759</text:p>
          </table:table-cell>
          <table:table-cell table:number-columns-repeated="2"/>
        </table:table-row>
        <table:table-row table:style-name="ro1">
          <table:table-cell office:value-type="float" office:value="-0.74">
            <text:p>-0.74</text:p>
          </table:table-cell>
          <table:table-cell office:value-type="float" office:value="0.91">
            <text:p>0.91</text:p>
          </table:table-cell>
          <table:table-cell office:value-type="float" office:value="-0.11">
            <text:p>-0.1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21]*0.1" office:value-type="float" office:value="0.074">
            <text:p>0.074</text:p>
          </table:table-cell>
          <table:table-cell table:formula="of:=DEGREES(ACOS([.G21]))" office:value-type="float" office:value="23.073918065631">
            <text:p>23.0739180656</text:p>
          </table:table-cell>
          <table:table-cell table:formula="of:=[.R$3]*([.O20]+[.M21])+(1-[.R$3])*[.N21]" office:value-type="float" office:value="4.67281859945083">
            <text:p>4.6728185995</text:p>
          </table:table-cell>
          <table:table-cell table:formula="of:=[.P20]+[.M21]" office:value-type="float" office:value="0.833">
            <text:p>0.833</text:p>
          </table:table-cell>
          <table:table-cell table:number-columns-repeated="2"/>
        </table:table-row>
        <table:table-row table:style-name="ro1">
          <table:table-cell office:value-type="float" office:value="-0.61">
            <text:p>-0.61</text:p>
          </table:table-cell>
          <table:table-cell office:value-type="float" office:value="0.51">
            <text:p>0.51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22]*0.1" office:value-type="float" office:value="0.061">
            <text:p>0.061</text:p>
          </table:table-cell>
          <table:table-cell table:formula="of:=DEGREES(ACOS([.G22]))" office:value-type="float" office:value="21.5651850152427">
            <text:p>21.5651850152</text:p>
          </table:table-cell>
          <table:table-cell table:formula="of:=[.R$3]*([.O21]+[.M22])+(1-[.R$3])*[.N22]" office:value-type="float" office:value="4.90213226360875">
            <text:p>4.9021322636</text:p>
          </table:table-cell>
          <table:table-cell table:formula="of:=[.P21]+[.M22]" office:value-type="float" office:value="0.894">
            <text:p>0.894</text:p>
          </table:table-cell>
          <table:table-cell table:number-columns-repeated="2"/>
        </table:table-row>
        <table:table-row table:style-name="ro1">
          <table:table-cell office:value-type="float" office:value="-1.75">
            <text:p>-1.75</text:p>
          </table:table-cell>
          <table:table-cell office:value-type="float" office:value="-0.44">
            <text:p>-0.44</text:p>
          </table:table-cell>
          <table:table-cell office:value-type="float" office:value="0.58">
            <text:p>0.58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23]*0.1" office:value-type="float" office:value="0.175">
            <text:p>0.175</text:p>
          </table:table-cell>
          <table:table-cell table:formula="of:=DEGREES(ACOS([.G23]))" office:value-type="float" office:value="21.5651850152427">
            <text:p>21.5651850152</text:p>
          </table:table-cell>
          <table:table-cell table:formula="of:=[.R$3]*([.O22]+[.M23])+(1-[.R$3])*[.N23]" office:value-type="float" office:value="5.24201279112509">
            <text:p>5.2420127911</text:p>
          </table:table-cell>
          <table:table-cell table:formula="of:=[.P22]+[.M23]" office:value-type="float" office:value="1.069">
            <text:p>1.069</text:p>
          </table:table-cell>
          <table:table-cell table:number-columns-repeated="2"/>
        </table:table-row>
        <table:table-row table:style-name="ro1">
          <table:table-cell office:value-type="float" office:value="-18.08">
            <text:p>-18.08</text:p>
          </table:table-cell>
          <table:table-cell office:value-type="float" office:value="-2.64">
            <text:p>-2.64</text:p>
          </table:table-cell>
          <table:table-cell office:value-type="float" office:value="-0.63">
            <text:p>-0.6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-[.A24]*0.1" office:value-type="float" office:value="1.808">
            <text:p>1.808</text:p>
          </table:table-cell>
          <table:table-cell table:formula="of:=DEGREES(ACOS([.G24]))" office:value-type="float" office:value="23.073918065631">
            <text:p>23.0739180656</text:p>
          </table:table-cell>
          <table:table-cell table:formula="of:=[.R$3]*([.O23]+[.M24])+(1-[.R$3])*[.N24]" office:value-type="float" office:value="7.21025184387015">
            <text:p>7.2102518439</text:p>
          </table:table-cell>
          <table:table-cell table:formula="of:=[.P23]+[.M24]" office:value-type="float" office:value="2.877">
            <text:p>2.877</text:p>
          </table:table-cell>
          <table:table-cell table:number-columns-repeated="2"/>
        </table:table-row>
        <table:table-row table:style-name="ro1">
          <table:table-cell office:value-type="float" office:value="-40.32">
            <text:p>-40.32</text:p>
          </table:table-cell>
          <table:table-cell office:value-type="float" office:value="-2.54">
            <text:p>-2.54</text:p>
          </table:table-cell>
          <table:table-cell office:value-type="float" office:value="-1.12">
            <text:p>-1.12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3">
            <text:p>0.1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-0.34">
            <text:p>-0.34</text:p>
          </table:table-cell>
          <table:table-cell/>
          <table:table-cell table:formula="of:=-[.A25]*0.1" office:value-type="float" office:value="4.032">
            <text:p>4.032</text:p>
          </table:table-cell>
          <table:table-cell table:formula="of:=DEGREES(ACOS([.G25]))" office:value-type="float" office:value="19.9484435888027">
            <text:p>19.9484435888</text:p>
          </table:table-cell>
          <table:table-cell table:formula="of:=[.R$3]*([.O24]+[.M25])+(1-[.R$3])*[.N25]" office:value-type="float" office:value="11.3293137613195">
            <text:p>11.3293137613</text:p>
          </table:table-cell>
          <table:table-cell table:formula="of:=[.P24]+[.M25]" office:value-type="float" office:value="6.909">
            <text:p>6.909</text:p>
          </table:table-cell>
          <table:table-cell table:number-columns-repeated="2"/>
        </table:table-row>
        <table:table-row table:style-name="ro1">
          <table:table-cell office:value-type="float" office:value="-40.6">
            <text:p>-40.6</text:p>
          </table:table-cell>
          <table:table-cell office:value-type="float" office:value="-5.58">
            <text:p>-5.58</text:p>
          </table:table-cell>
          <table:table-cell office:value-type="float" office:value="-5.37">
            <text:p>-5.37</text:p>
          </table:table-cell>
          <table:table-cell/>
          <table:table-cell office:value-type="float" office:value="-0.09">
            <text:p>-0.09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-0.34">
            <text:p>-0.34</text:p>
          </table:table-cell>
          <table:table-cell/>
          <table:table-cell table:formula="of:=-[.A26]*0.1" office:value-type="float" office:value="4.06">
            <text:p>4.06</text:p>
          </table:table-cell>
          <table:table-cell table:formula="of:=DEGREES(ACOS([.G26]))" office:value-type="float" office:value="19.9484435888027">
            <text:p>19.9484435888</text:p>
          </table:table-cell>
          <table:table-cell table:formula="of:=[.R$3]*([.O25]+[.M26])+(1-[.R$3])*[.N26]" office:value-type="float" office:value="15.4349050595943">
            <text:p>15.4349050596</text:p>
          </table:table-cell>
          <table:table-cell table:formula="of:=[.P25]+[.M26]" office:value-type="float" office:value="10.969">
            <text:p>10.969</text:p>
          </table:table-cell>
          <table:table-cell table:number-columns-repeated="2"/>
        </table:table-row>
        <table:table-row table:style-name="ro1">
          <table:table-cell office:value-type="float" office:value="-37.92">
            <text:p>-37.92</text:p>
          </table:table-cell>
          <table:table-cell office:value-type="float" office:value="0">
            <text:p>0</text:p>
          </table:table-cell>
          <table:table-cell office:value-type="float" office:value="-2.66">
            <text:p>-2.6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-0.33">
            <text:p>-0.33</text:p>
          </table:table-cell>
          <table:table-cell/>
          <table:table-cell table:formula="of:=-[.A27]*0.1" office:value-type="float" office:value="3.792">
            <text:p>3.792</text:p>
          </table:table-cell>
          <table:table-cell table:formula="of:=DEGREES(ACOS([.G27]))" office:value-type="float" office:value="24.4946484714197">
            <text:p>24.4946484714</text:p>
          </table:table-cell>
          <table:table-cell table:formula="of:=[.R$3]*([.O26]+[.M27])+(1-[.R$3])*[.N27]" office:value-type="float" office:value="19.2795824937126">
            <text:p>19.2795824937</text:p>
          </table:table-cell>
          <table:table-cell table:formula="of:=[.P26]+[.M27]" office:value-type="float" office:value="14.761">
            <text:p>14.761</text:p>
          </table:table-cell>
          <table:table-cell table:number-columns-repeated="2"/>
        </table:table-row>
        <table:table-row table:style-name="ro1">
          <table:table-cell office:value-type="float" office:value="-57.37">
            <text:p>-57.37</text:p>
          </table:table-cell>
          <table:table-cell office:value-type="float" office:value="-2.31">
            <text:p>-2.31</text:p>
          </table:table-cell>
          <table:table-cell office:value-type="float" office:value="-0.75">
            <text:p>-0.75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07">
            <text:p>-0.07</text:p>
          </table:table-cell>
          <table:table-cell office:value-type="float" office:value="0.94">
            <text:p>0.94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-0.31">
            <text:p>-0.31</text:p>
          </table:table-cell>
          <table:table-cell/>
          <table:table-cell table:formula="of:=-[.A28]*0.1" office:value-type="float" office:value="5.737">
            <text:p>5.737</text:p>
          </table:table-cell>
          <table:table-cell table:formula="of:=DEGREES(ACOS([.G28]))" office:value-type="float" office:value="19.9484435888027">
            <text:p>19.9484435888</text:p>
          </table:table-cell>
          <table:table-cell table:formula="of:=[.R$3]*([.O27]+[.M28])+(1-[.R$3])*[.N28]" office:value-type="float" office:value="24.9659011046635">
            <text:p>24.9659011047</text:p>
          </table:table-cell>
          <table:table-cell table:formula="of:=[.P27]+[.M28]" office:value-type="float" office:value="20.498">
            <text:p>20.498</text:p>
          </table:table-cell>
          <table:table-cell table:number-columns-repeated="2"/>
        </table:table-row>
        <table:table-row table:style-name="ro1">
          <table:table-cell office:value-type="float" office:value="-86.61">
            <text:p>-86.61</text:p>
          </table:table-cell>
          <table:table-cell office:value-type="float" office:value="1.12">
            <text:p>1.12</text:p>
          </table:table-cell>
          <table:table-cell office:value-type="float" office:value="-2.69">
            <text:p>-2.6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0.15">
            <text:p>-0.1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6">
            <text:p>0.16</text:p>
          </table:table-cell>
          <table:table-cell office:value-type="float" office:value="-0.28">
            <text:p>-0.28</text:p>
          </table:table-cell>
          <table:table-cell/>
          <table:table-cell table:formula="of:=-[.A29]*0.1" office:value-type="float" office:value="8.661">
            <text:p>8.661</text:p>
          </table:table-cell>
          <table:table-cell table:formula="of:=DEGREES(ACOS([.G29]))" office:value-type="float" office:value="29.5413605001428">
            <text:p>29.5413605001</text:p>
          </table:table-cell>
          <table:table-cell table:formula="of:=[.R$3]*([.O28]+[.M29])+(1-[.R$3])*[.N29]" office:value-type="float" office:value="33.5860456986183">
            <text:p>33.5860456986</text:p>
          </table:table-cell>
          <table:table-cell table:formula="of:=[.P28]+[.M29]" office:value-type="float" office:value="29.159">
            <text:p>29.159</text:p>
          </table:table-cell>
          <table:table-cell table:number-columns-repeated="2"/>
        </table:table-row>
        <table:table-row table:style-name="ro1">
          <table:table-cell office:value-type="float" office:value="-72.96">
            <text:p>-72.96</text:p>
          </table:table-cell>
          <table:table-cell office:value-type="float" office:value="0.63">
            <text:p>0.63</text:p>
          </table:table-cell>
          <table:table-cell office:value-type="float" office:value="-2.84">
            <text:p>-2.84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37">
            <text:p>-0.3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6">
            <text:p>0.16</text:p>
          </table:table-cell>
          <table:table-cell office:value-type="float" office:value="-0.28">
            <text:p>-0.28</text:p>
          </table:table-cell>
          <table:table-cell/>
          <table:table-cell table:formula="of:=-[.A30]*0.1" office:value-type="float" office:value="7.296">
            <text:p>7.296</text:p>
          </table:table-cell>
          <table:table-cell table:formula="of:=DEGREES(ACOS([.G30]))" office:value-type="float" office:value="28.357636576328">
            <text:p>28.3576365763</text:p>
          </table:table-cell>
          <table:table-cell table:formula="of:=[.R$3]*([.O29]+[.M30])+(1-[.R$3])*[.N30]" office:value-type="float" office:value="40.7568016073954">
            <text:p>40.7568016074</text:p>
          </table:table-cell>
          <table:table-cell table:formula="of:=[.P29]+[.M30]" office:value-type="float" office:value="36.455">
            <text:p>36.455</text:p>
          </table:table-cell>
          <table:table-cell table:number-columns-repeated="2"/>
        </table:table-row>
        <table:table-row table:style-name="ro1">
          <table:table-cell office:value-type="float" office:value="-82.57">
            <text:p>-82.57</text:p>
          </table:table-cell>
          <table:table-cell office:value-type="float" office:value="1.58">
            <text:p>1.58</text:p>
          </table:table-cell>
          <table:table-cell office:value-type="float" office:value="-2.28">
            <text:p>-2.2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0.47">
            <text:p>-0.47</text:p>
          </table:table-cell>
          <table:table-cell office:value-type="float" office:value="0.81">
            <text:p>0.8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-0.23">
            <text:p>-0.23</text:p>
          </table:table-cell>
          <table:table-cell/>
          <table:table-cell table:formula="of:=-[.A31]*0.1" office:value-type="float" office:value="8.257">
            <text:p>8.257</text:p>
          </table:table-cell>
          <table:table-cell table:formula="of:=DEGREES(ACOS([.G31]))" office:value-type="float" office:value="35.9040685833172">
            <text:p>35.9040685833</text:p>
          </table:table-cell>
          <table:table-cell table:formula="of:=[.R$3]*([.O30]+[.M31])+(1-[.R$3])*[.N31]" office:value-type="float" office:value="48.8827042771546">
            <text:p>48.8827042772</text:p>
          </table:table-cell>
          <table:table-cell table:formula="of:=[.P30]+[.M31]" office:value-type="float" office:value="44.712">
            <text:p>44.712</text:p>
          </table:table-cell>
          <table:table-cell table:number-columns-repeated="2"/>
        </table:table-row>
        <table:table-row table:style-name="ro1">
          <table:table-cell office:value-type="float" office:value="-72.92">
            <text:p>-72.92</text:p>
          </table:table-cell>
          <table:table-cell office:value-type="float" office:value="2.17">
            <text:p>2.17</text:p>
          </table:table-cell>
          <table:table-cell office:value-type="float" office:value="-0.61">
            <text:p>-0.61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63">
            <text:p>-0.63</text:p>
          </table:table-cell>
          <table:table-cell office:value-type="float" office:value="0.76">
            <text:p>0.7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-0.17">
            <text:p>-0.17</text:p>
          </table:table-cell>
          <table:table-cell/>
          <table:table-cell table:formula="of:=-[.A32]*0.1" office:value-type="float" office:value="7.292">
            <text:p>7.292</text:p>
          </table:table-cell>
          <table:table-cell table:formula="of:=DEGREES(ACOS([.G32]))" office:value-type="float" office:value="40.5358021113166">
            <text:p>40.5358021113</text:p>
          </table:table-cell>
          <table:table-cell table:formula="of:=[.R$3]*([.O31]+[.M32])+(1-[.R$3])*[.N32]" office:value-type="float" office:value="56.0183152554962">
            <text:p>56.0183152555</text:p>
          </table:table-cell>
          <table:table-cell table:formula="of:=[.P31]+[.M32]" office:value-type="float" office:value="52.004">
            <text:p>52.004</text:p>
          </table:table-cell>
          <table:table-cell table:number-columns-repeated="2"/>
        </table:table-row>
        <table:table-row table:style-name="ro1">
          <table:table-cell office:value-type="float" office:value="-42.93">
            <text:p>-42.93</text:p>
          </table:table-cell>
          <table:table-cell office:value-type="float" office:value="0.17">
            <text:p>0.17</text:p>
          </table:table-cell>
          <table:table-cell office:value-type="float" office:value="3.36">
            <text:p>3.36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68">
            <text:p>-0.68</text:p>
          </table:table-cell>
          <table:table-cell office:value-type="float" office:value="0.67">
            <text:p>0.6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-0.12">
            <text:p>-0.12</text:p>
          </table:table-cell>
          <table:table-cell/>
          <table:table-cell table:formula="of:=-[.A33]*0.1" office:value-type="float" office:value="4.293">
            <text:p>4.293</text:p>
          </table:table-cell>
          <table:table-cell table:formula="of:=DEGREES(ACOS([.G33]))" office:value-type="float" office:value="47.9329351975048">
            <text:p>47.9329351975</text:p>
          </table:table-cell>
          <table:table-cell table:formula="of:=[.R$3]*([.O32]+[.M33])+(1-[.R$3])*[.N33]" office:value-type="float" office:value="60.1875314549163">
            <text:p>60.1875314549</text:p>
          </table:table-cell>
          <table:table-cell table:formula="of:=[.P32]+[.M33]" office:value-type="float" office:value="56.297">
            <text:p>56.297</text:p>
          </table:table-cell>
          <table:table-cell table:number-columns-repeated="2"/>
        </table:table-row>
        <table:table-row table:style-name="ro1">
          <table:table-cell office:value-type="float" office:value="-26.88">
            <text:p>-26.88</text:p>
          </table:table-cell>
          <table:table-cell office:value-type="float" office:value="-0.16">
            <text:p>-0.16</text:p>
          </table:table-cell>
          <table:table-cell office:value-type="float" office:value="5.51">
            <text:p>5.51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74">
            <text:p>-0.74</text:p>
          </table:table-cell>
          <table:table-cell office:value-type="float" office:value="0.65">
            <text:p>0.65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5">
            <text:p>0.35</text:p>
          </table:table-cell>
          <table:table-cell office:value-type="float" office:value="-0.09">
            <text:p>-0.09</text:p>
          </table:table-cell>
          <table:table-cell/>
          <table:table-cell table:formula="of:=-[.A34]*0.1" office:value-type="float" office:value="2.688">
            <text:p>2.688</text:p>
          </table:table-cell>
          <table:table-cell table:formula="of:=DEGREES(ACOS([.G34]))" office:value-type="float" office:value="49.4583981264955">
            <text:p>49.4583981265</text:p>
          </table:table-cell>
          <table:table-cell table:formula="of:=[.R$3]*([.O33]+[.M34])+(1-[.R$3])*[.N34]" office:value-type="float" office:value="62.7413601216321">
            <text:p>62.7413601216</text:p>
          </table:table-cell>
          <table:table-cell table:formula="of:=[.P33]+[.M34]" office:value-type="float" office:value="58.985">
            <text:p>58.985</text:p>
          </table:table-cell>
          <table:table-cell table:number-columns-repeated="2"/>
        </table:table-row>
        <table:table-row table:style-name="ro1">
          <table:table-cell office:value-type="float" office:value="-15.66">
            <text:p>-15.66</text:p>
          </table:table-cell>
          <table:table-cell office:value-type="float" office:value="-0.67">
            <text:p>-0.67</text:p>
          </table:table-cell>
          <table:table-cell office:value-type="float" office:value="6.39">
            <text:p>6.39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5">
            <text:p>0.35</text:p>
          </table:table-cell>
          <table:table-cell office:value-type="float" office:value="-0.09">
            <text:p>-0.09</text:p>
          </table:table-cell>
          <table:table-cell/>
          <table:table-cell table:formula="of:=-[.A35]*0.1" office:value-type="float" office:value="1.566">
            <text:p>1.566</text:p>
          </table:table-cell>
          <table:table-cell table:formula="of:=DEGREES(ACOS([.G35]))" office:value-type="float" office:value="52.4104970351431">
            <text:p>52.4104970351</text:p>
          </table:table-cell>
          <table:table-cell table:formula="of:=[.R$3]*([.O34]+[.M35])+(1-[.R$3])*[.N35]" office:value-type="float" office:value="64.1883914907672">
            <text:p>64.1883914908</text:p>
          </table:table-cell>
          <table:table-cell table:formula="of:=[.P34]+[.M35]" office:value-type="float" office:value="60.551">
            <text:p>60.551</text:p>
          </table:table-cell>
          <table:table-cell table:number-columns-repeated="2"/>
        </table:table-row>
        <table:table-row table:style-name="ro1">
          <table:table-cell office:value-type="float" office:value="-4.5">
            <text:p>-4.5</text:p>
          </table:table-cell>
          <table:table-cell office:value-type="float" office:value="-1.47">
            <text:p>-1.47</text:p>
          </table:table-cell>
          <table:table-cell office:value-type="float" office:value="4.16">
            <text:p>4.16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9">
            <text:p>-0.79</text:p>
          </table:table-cell>
          <table:table-cell office:value-type="float" office:value="0.59">
            <text:p>0.59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36]*0.1" office:value-type="float" office:value="0.45">
            <text:p>0.45</text:p>
          </table:table-cell>
          <table:table-cell table:formula="of:=DEGREES(ACOS([.G36]))" office:value-type="float" office:value="53.8429917990012">
            <text:p>53.842991799</text:p>
          </table:table-cell>
          <table:table-cell table:formula="of:=[.R$3]*([.O35]+[.M36])+(1-[.R$3])*[.N36]" office:value-type="float" office:value="64.5304374938495">
            <text:p>64.5304374938</text:p>
          </table:table-cell>
          <table:table-cell table:formula="of:=[.P35]+[.M36]" office:value-type="float" office:value="61.001">
            <text:p>61.001</text:p>
          </table:table-cell>
          <table:table-cell table:number-columns-repeated="2"/>
        </table:table-row>
        <table:table-row table:style-name="ro1">
          <table:table-cell office:value-type="float" office:value="-0.65">
            <text:p>-0.65</text:p>
          </table:table-cell>
          <table:table-cell office:value-type="float" office:value="-2.08">
            <text:p>-2.08</text:p>
          </table:table-cell>
          <table:table-cell office:value-type="float" office:value="1.66">
            <text:p>1.66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8">
            <text:p>-0.78</text:p>
          </table:table-cell>
          <table:table-cell office:value-type="float" office:value="0.6">
            <text:p>0.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37]*0.1" office:value-type="float" office:value="0.065">
            <text:p>0.065</text:p>
          </table:table-cell>
          <table:table-cell table:formula="of:=DEGREES(ACOS([.G37]))" office:value-type="float" office:value="53.130102354156">
            <text:p>53.1301023542</text:p>
          </table:table-cell>
          <table:table-cell table:formula="of:=[.R$3]*([.O36]+[.M37])+(1-[.R$3])*[.N37]" office:value-type="float" office:value="64.4807841424526">
            <text:p>64.4807841425</text:p>
          </table:table-cell>
          <table:table-cell table:formula="of:=[.P36]+[.M37]" office:value-type="float" office:value="61.066">
            <text:p>61.066</text:p>
          </table:table-cell>
          <table:table-cell table:number-columns-repeated="2"/>
        </table:table-row>
        <table:table-row table:style-name="ro1">
          <table:table-cell office:value-type="float" office:value="-9.48">
            <text:p>-9.48</text:p>
          </table:table-cell>
          <table:table-cell office:value-type="float" office:value="0.09">
            <text:p>0.09</text:p>
          </table:table-cell>
          <table:table-cell office:value-type="float" office:value="0.74">
            <text:p>0.74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8">
            <text:p>-0.78</text:p>
          </table:table-cell>
          <table:table-cell office:value-type="float" office:value="0.59">
            <text:p>0.59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38]*0.1" office:value-type="float" office:value="0.948">
            <text:p>0.948</text:p>
          </table:table-cell>
          <table:table-cell table:formula="of:=DEGREES(ACOS([.G38]))" office:value-type="float" office:value="53.8429917990012">
            <text:p>53.842991799</text:p>
          </table:table-cell>
          <table:table-cell table:formula="of:=[.R$3]*([.O37]+[.M38])+(1-[.R$3])*[.N38]" office:value-type="float" office:value="65.3129262190181">
            <text:p>65.312926219</text:p>
          </table:table-cell>
          <table:table-cell table:formula="of:=[.P37]+[.M38]" office:value-type="float" office:value="62.014">
            <text:p>62.014</text:p>
          </table:table-cell>
          <table:table-cell table:number-columns-repeated="2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26">
            <text:p>0.26</text:p>
          </table:table-cell>
          <table:table-cell office:value-type="float" office:value="0.81">
            <text:p>0.81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8">
            <text:p>-0.78</text:p>
          </table:table-cell>
          <table:table-cell office:value-type="float" office:value="0.58">
            <text:p>0.5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39]*0.1" office:value-type="float" office:value="-0.67">
            <text:p>-0.67</text:p>
          </table:table-cell>
          <table:table-cell table:formula="of:=DEGREES(ACOS([.G39]))" office:value-type="float" office:value="54.5494573608246">
            <text:p>54.5494573608</text:p>
          </table:table-cell>
          <table:table-cell table:formula="of:=[.R$3]*([.O38]+[.M39])+(1-[.R$3])*[.N39]" office:value-type="float" office:value="64.5419915304362">
            <text:p>64.5419915304</text:p>
          </table:table-cell>
          <table:table-cell table:formula="of:=[.P38]+[.M39]" office:value-type="float" office:value="61.344">
            <text:p>61.344</text:p>
          </table:table-cell>
          <table:table-cell table:number-columns-repeated="2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33">
            <text:p>0.33</text:p>
          </table:table-cell>
          <table:table-cell office:value-type="float" office:value="-0.17">
            <text:p>-0.17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40]*0.1" office:value-type="float" office:value="-0.628">
            <text:p>-0.628</text:p>
          </table:table-cell>
          <table:table-cell table:formula="of:=DEGREES(ACOS([.G40]))" office:value-type="float" office:value="52.4104970351431">
            <text:p>52.4104970351</text:p>
          </table:table-cell>
          <table:table-cell table:formula="of:=[.R$3]*([.O39]+[.M40])+(1-[.R$3])*[.N40]" office:value-type="float" office:value="63.7989565854832">
            <text:p>63.7989565855</text:p>
          </table:table-cell>
          <table:table-cell table:formula="of:=[.P39]+[.M40]" office:value-type="float" office:value="60.716">
            <text:p>60.716</text:p>
          </table:table-cell>
          <table:table-cell table:number-columns-repeated="2"/>
        </table:table-row>
        <table:table-row table:style-name="ro1">
          <table:table-cell office:value-type="float" office:value="-4.3">
            <text:p>-4.3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41]*0.1" office:value-type="float" office:value="0.43">
            <text:p>0.43</text:p>
          </table:table-cell>
          <table:table-cell table:formula="of:=DEGREES(ACOS([.G41]))" office:value-type="float" office:value="52.4104970351431">
            <text:p>52.4104970351</text:p>
          </table:table-cell>
          <table:table-cell table:formula="of:=[.R$3]*([.O40]+[.M41])+(1-[.R$3])*[.N41]" office:value-type="float" office:value="64.1107719899798">
            <text:p>64.11077199</text:p>
          </table:table-cell>
          <table:table-cell table:formula="of:=[.P40]+[.M41]" office:value-type="float" office:value="61.146">
            <text:p>61.146</text:p>
          </table:table-cell>
          <table:table-cell table:number-columns-repeated="2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0.04">
            <text:p>-0.04</text:p>
          </table:table-cell>
          <table:table-cell office:value-type="float" office:value="0.51">
            <text:p>0.51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7">
            <text:p>-0.77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42]*0.1" office:value-type="float" office:value="-0.57">
            <text:p>-0.57</text:p>
          </table:table-cell>
          <table:table-cell table:formula="of:=DEGREES(ACOS([.G42]))" office:value-type="float" office:value="52.4104970351431">
            <text:p>52.4104970351</text:p>
          </table:table-cell>
          <table:table-cell table:formula="of:=[.R$3]*([.O41]+[.M42])+(1-[.R$3])*[.N42]" office:value-type="float" office:value="63.4294692404315">
            <text:p>63.4294692404</text:p>
          </table:table-cell>
          <table:table-cell table:formula="of:=[.P41]+[.M42]" office:value-type="float" office:value="60.576">
            <text:p>60.576</text:p>
          </table:table-cell>
          <table:table-cell table:number-columns-repeated="2"/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-0.16">
            <text:p>-0.16</text:p>
          </table:table-cell>
          <table:table-cell office:value-type="float" office:value="0.68">
            <text:p>0.68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5">
            <text:p>-0.75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43]*0.1" office:value-type="float" office:value="-0.728">
            <text:p>-0.728</text:p>
          </table:table-cell>
          <table:table-cell table:formula="of:=DEGREES(ACOS([.G43]))" office:value-type="float" office:value="51.6838655263343">
            <text:p>51.6838655263</text:p>
          </table:table-cell>
          <table:table-cell table:formula="of:=[.R$3]*([.O42]+[.M43])+(1-[.R$3])*[.N43]" office:value-type="float" office:value="62.5912932032905">
            <text:p>62.5912932033</text:p>
          </table:table-cell>
          <table:table-cell table:formula="of:=[.P42]+[.M43]" office:value-type="float" office:value="59.848">
            <text:p>59.848</text:p>
          </table:table-cell>
          <table:table-cell table:number-columns-repeated="2"/>
        </table:table-row>
        <table:table-row table:style-name="ro1">
          <table:table-cell office:value-type="float" office:value="-3.67">
            <text:p>-3.67</text:p>
          </table:table-cell>
          <table:table-cell office:value-type="float" office:value="0.02">
            <text:p>0.02</text:p>
          </table:table-cell>
          <table:table-cell office:value-type="float" office:value="-0.12">
            <text:p>-0.12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5">
            <text:p>-0.75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-[.A44]*0.1" office:value-type="float" office:value="0.367">
            <text:p>0.367</text:p>
          </table:table-cell>
          <table:table-cell table:formula="of:=DEGREES(ACOS([.G44]))" office:value-type="float" office:value="51.6838655263343">
            <text:p>51.6838655263</text:p>
          </table:table-cell>
          <table:table-cell table:formula="of:=[.R$3]*([.O43]+[.M44])+(1-[.R$3])*[.N44]" office:value-type="float" office:value="62.8455489265209">
            <text:p>62.8455489265</text:p>
          </table:table-cell>
          <table:table-cell table:formula="of:=[.P43]+[.M44]" office:value-type="float" office:value="60.215">
            <text:p>60.215</text:p>
          </table:table-cell>
          <table:table-cell table:number-columns-repeated="2"/>
        </table:table-row>
        <table:table-row table:style-name="ro1">
          <table:table-cell office:value-type="float" office:value="-3.36">
            <text:p>-3.36</text:p>
          </table:table-cell>
          <table:table-cell office:value-type="float" office:value="0.81">
            <text:p>0.81</text:p>
          </table:table-cell>
          <table:table-cell office:value-type="float" office:value="-0.33">
            <text:p>-0.33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45]*0.1" office:value-type="float" office:value="0.336">
            <text:p>0.336</text:p>
          </table:table-cell>
          <table:table-cell table:formula="of:=DEGREES(ACOS([.G45]))" office:value-type="float" office:value="52.4104970351431">
            <text:p>52.4104970351</text:p>
          </table:table-cell>
          <table:table-cell table:formula="of:=[.R$3]*([.O44]+[.M45])+(1-[.R$3])*[.N45]" office:value-type="float" office:value="63.0738384076071">
            <text:p>63.0738384076</text:p>
          </table:table-cell>
          <table:table-cell table:formula="of:=[.P44]+[.M45]" office:value-type="float" office:value="60.551">
            <text:p>60.551</text:p>
          </table:table-cell>
          <table:table-cell table:number-columns-repeated="2"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office:value-type="float" office:value="-0.09">
            <text:p>-0.09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46]*0.1" office:value-type="float" office:value="-0.089">
            <text:p>-0.089</text:p>
          </table:table-cell>
          <table:table-cell table:formula="of:=DEGREES(ACOS([.G46]))" office:value-type="float" office:value="52.4104970351431">
            <text:p>52.4104970351</text:p>
          </table:table-cell>
          <table:table-cell table:formula="of:=[.R$3]*([.O45]+[.M46])+(1-[.R$3])*[.N46]" office:value-type="float" office:value="62.8790949938825">
            <text:p>62.8790949939</text:p>
          </table:table-cell>
          <table:table-cell table:formula="of:=[.P45]+[.M46]" office:value-type="float" office:value="60.462">
            <text:p>60.462</text:p>
          </table:table-cell>
          <table:table-cell table:number-columns-repeated="2"/>
        </table:table-row>
        <table:table-row table:style-name="ro1">
          <table:table-cell office:value-type="float" office:value="-0.46">
            <text:p>-0.46</text:p>
          </table:table-cell>
          <table:table-cell office:value-type="float" office:value="0.42">
            <text:p>0.42</text:p>
          </table:table-cell>
          <table:table-cell office:value-type="float" office:value="-0.23">
            <text:p>-0.23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5">
            <text:p>-0.75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-[.A47]*0.1" office:value-type="float" office:value="0.046">
            <text:p>0.046</text:p>
          </table:table-cell>
          <table:table-cell table:formula="of:=DEGREES(ACOS([.G47]))" office:value-type="float" office:value="51.6838655263343">
            <text:p>51.6838655263</text:p>
          </table:table-cell>
          <table:table-cell table:formula="of:=[.R$3]*([.O46]+[.M47])+(1-[.R$3])*[.N47]" office:value-type="float" office:value="62.812682699207">
            <text:p>62.8126826992</text:p>
          </table:table-cell>
          <table:table-cell table:formula="of:=[.P46]+[.M47]" office:value-type="float" office:value="60.508">
            <text:p>60.508</text:p>
          </table:table-cell>
          <table:table-cell table:number-columns-repeated="2"/>
        </table:table-row>
        <table:table-row table:style-name="ro1">
          <table:table-cell office:value-type="float" office:value="-1.33">
            <text:p>-1.33</text:p>
          </table:table-cell>
          <table:table-cell office:value-type="float" office:value="-0.04">
            <text:p>-0.04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-[.A48]*0.1" office:value-type="float" office:value="0.133">
            <text:p>0.133</text:p>
          </table:table-cell>
          <table:table-cell table:formula="of:=DEGREES(ACOS([.G48]))" office:value-type="float" office:value="51.6838655263343">
            <text:p>51.6838655263</text:p>
          </table:table-cell>
          <table:table-cell table:formula="of:=[.R$3]*([.O47]+[.M48])+(1-[.R$3])*[.N48]" office:value-type="float" office:value="62.8330645274783">
            <text:p>62.8330645275</text:p>
          </table:table-cell>
          <table:table-cell table:formula="of:=[.P47]+[.M48]" office:value-type="float" office:value="60.641">
            <text:p>60.641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-0.02">
            <text:p>-0.02</text:p>
          </table:table-cell>
          <table:table-cell office:value-type="float" office:value="0.35">
            <text:p>0.35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5">
            <text:p>-0.75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-[.A49]*0.1" office:value-type="float" office:value="-0.052">
            <text:p>-0.052</text:p>
          </table:table-cell>
          <table:table-cell table:formula="of:=DEGREES(ACOS([.G49]))" office:value-type="float" office:value="52.4104970351431">
            <text:p>52.4104970351</text:p>
          </table:table-cell>
          <table:table-cell table:formula="of:=[.R$3]*([.O48]+[.M49])+(1-[.R$3])*[.N49]" office:value-type="float" office:value="62.6773588525549">
            <text:p>62.6773588526</text:p>
          </table:table-cell>
          <table:table-cell table:formula="of:=[.P48]+[.M49]" office:value-type="float" office:value="60.589">
            <text:p>60.589</text:p>
          </table:table-cell>
          <table:table-cell table:number-columns-repeated="2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0]*0.1" office:value-type="float" office:value="-0.098">
            <text:p>-0.098</text:p>
          </table:table-cell>
          <table:table-cell table:formula="of:=DEGREES(ACOS([.G50]))" office:value-type="float" office:value="51.6838655263343">
            <text:p>51.6838655263</text:p>
          </table:table-cell>
          <table:table-cell table:formula="of:=[.R$3]*([.O49]+[.M50])+(1-[.R$3])*[.N50]" office:value-type="float" office:value="62.4704039192927">
            <text:p>62.4704039193</text:p>
          </table:table-cell>
          <table:table-cell table:formula="of:=[.P49]+[.M50]" office:value-type="float" office:value="60.491">
            <text:p>60.491</text:p>
          </table:table-cell>
          <table:table-cell table:number-columns-repeated="2"/>
        </table:table-row>
        <table:table-row table:style-name="ro1">
          <table:table-cell office:value-type="float" office:value="-2.68">
            <text:p>-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1]*0.1" office:value-type="float" office:value="0.268">
            <text:p>0.268</text:p>
          </table:table-cell>
          <table:table-cell table:formula="of:=DEGREES(ACOS([.G51]))" office:value-type="float" office:value="51.6838655263343">
            <text:p>51.6838655263</text:p>
          </table:table-cell>
          <table:table-cell table:formula="of:=[.R$3]*([.O50]+[.M51])+(1-[.R$3])*[.N51]" office:value-type="float" office:value="62.6278585353631">
            <text:p>62.6278585354</text:p>
          </table:table-cell>
          <table:table-cell table:formula="of:=[.P50]+[.M51]" office:value-type="float" office:value="60.759">
            <text:p>60.759</text:p>
          </table:table-cell>
          <table:table-cell table:number-columns-repeated="2"/>
        </table:table-row>
        <table:table-row table:style-name="ro1">
          <table:table-cell office:value-type="float" office:value="-2.59">
            <text:p>-2.59</text:p>
          </table:table-cell>
          <table:table-cell office:value-type="float" office:value="1.01">
            <text:p>1.01</text:p>
          </table:table-cell>
          <table:table-cell office:value-type="float" office:value="-1.15">
            <text:p>-1.15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5">
            <text:p>-0.75</text:p>
          </table:table-cell>
          <table:table-cell office:value-type="float" office:value="0.63">
            <text:p>0.6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2]*0.1" office:value-type="float" office:value="0.259">
            <text:p>0.259</text:p>
          </table:table-cell>
          <table:table-cell table:formula="of:=DEGREES(ACOS([.G52]))" office:value-type="float" office:value="50.9498774638465">
            <text:p>50.9498774638</text:p>
          </table:table-cell>
          <table:table-cell table:formula="of:=[.R$3]*([.O51]+[.M52])+(1-[.R$3])*[.N52]" office:value-type="float" office:value="62.767488724648">
            <text:p>62.7674887246</text:p>
          </table:table-cell>
          <table:table-cell table:formula="of:=[.P51]+[.M52]" office:value-type="float" office:value="61.018">
            <text:p>61.018</text:p>
          </table:table-cell>
          <table:table-cell table:number-columns-repeated="2"/>
        </table:table-row>
        <table:table-row table:style-name="ro1">
          <table:table-cell office:value-type="float" office:value="-1.24">
            <text:p>-1.24</text:p>
          </table:table-cell>
          <table:table-cell office:value-type="float" office:value="0.63">
            <text:p>0.63</text:p>
          </table:table-cell>
          <table:table-cell office:value-type="float" office:value="-0.02">
            <text:p>-0.02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-[.A53]*0.1" office:value-type="float" office:value="0.124">
            <text:p>0.124</text:p>
          </table:table-cell>
          <table:table-cell table:formula="of:=DEGREES(ACOS([.G53]))" office:value-type="float" office:value="51.6838655263343">
            <text:p>51.6838655263</text:p>
          </table:table-cell>
          <table:table-cell table:formula="of:=[.R$3]*([.O52]+[.M53])+(1-[.R$3])*[.N53]" office:value-type="float" office:value="62.7794124926649">
            <text:p>62.7794124927</text:p>
          </table:table-cell>
          <table:table-cell table:formula="of:=[.P52]+[.M53]" office:value-type="float" office:value="61.142">
            <text:p>61.142</text:p>
          </table:table-cell>
          <table:table-cell table:number-columns-repeated="2"/>
        </table:table-row>
        <table:table-row table:style-name="ro1">
          <table:table-cell office:value-type="float" office:value="-3.12">
            <text:p>-3.12</text:p>
          </table:table-cell>
          <table:table-cell office:value-type="float" office:value="0.21">
            <text:p>0.21</text:p>
          </table:table-cell>
          <table:table-cell office:value-type="float" office:value="-0.26">
            <text:p>-0.26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4]*0.1" office:value-type="float" office:value="0.312">
            <text:p>0.312</text:p>
          </table:table-cell>
          <table:table-cell table:formula="of:=DEGREES(ACOS([.G54]))" office:value-type="float" office:value="51.6838655263343">
            <text:p>51.6838655263</text:p>
          </table:table-cell>
          <table:table-cell table:formula="of:=[.R$3]*([.O53]+[.M54])+(1-[.R$3])*[.N54]" office:value-type="float" office:value="62.9773370230015">
            <text:p>62.977337023</text:p>
          </table:table-cell>
          <table:table-cell table:formula="of:=[.P53]+[.M54]" office:value-type="float" office:value="61.454">
            <text:p>61.454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37">
            <text:p>0.37</text:p>
          </table:table-cell>
          <table:table-cell office:value-type="float" office:value="-0.16">
            <text:p>-0.16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5]*0.1" office:value-type="float" office:value="-0.052">
            <text:p>-0.052</text:p>
          </table:table-cell>
          <table:table-cell table:formula="of:=DEGREES(ACOS([.G55]))" office:value-type="float" office:value="51.6838655263343">
            <text:p>51.6838655263</text:p>
          </table:table-cell>
          <table:table-cell table:formula="of:=[.R$3]*([.O54]+[.M55])+(1-[.R$3])*[.N55]" office:value-type="float" office:value="62.8129223080349">
            <text:p>62.812922308</text:p>
          </table:table-cell>
          <table:table-cell table:formula="of:=[.P54]+[.M55]" office:value-type="float" office:value="61.402">
            <text:p>61.402</text:p>
          </table:table-cell>
          <table:table-cell table:number-columns-repeated="2"/>
        </table:table-row>
        <table:table-row table:style-name="ro1">
          <table:table-cell office:value-type="float" office:value="-1.89">
            <text:p>-1.89</text:p>
          </table:table-cell>
          <table:table-cell office:value-type="float" office:value="0.49">
            <text:p>0.49</text:p>
          </table:table-cell>
          <table:table-cell office:value-type="float" office:value="-0.54">
            <text:p>-0.54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6]*0.1" office:value-type="float" office:value="0.189">
            <text:p>0.189</text:p>
          </table:table-cell>
          <table:table-cell table:formula="of:=DEGREES(ACOS([.G56]))" office:value-type="float" office:value="51.6838655263343">
            <text:p>51.6838655263</text:p>
          </table:table-cell>
          <table:table-cell table:formula="of:=[.R$3]*([.O55]+[.M56])+(1-[.R$3])*[.N56]" office:value-type="float" office:value="62.8887417402179">
            <text:p>62.8887417402</text:p>
          </table:table-cell>
          <table:table-cell table:formula="of:=[.P55]+[.M56]" office:value-type="float" office:value="61.591">
            <text:p>61.591</text:p>
          </table:table-cell>
          <table:table-cell table:number-columns-repeated="2"/>
        </table:table-row>
        <table:table-row table:style-name="ro1">
          <table:table-cell office:value-type="float" office:value="-7.89">
            <text:p>-7.89</text:p>
          </table:table-cell>
          <table:table-cell office:value-type="float" office:value="1.58">
            <text:p>1.58</text:p>
          </table:table-cell>
          <table:table-cell office:value-type="float" office:value="-2.33">
            <text:p>-2.33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7">
            <text:p>-0.77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-[.A57]*0.1" office:value-type="float" office:value="0.789">
            <text:p>0.789</text:p>
          </table:table-cell>
          <table:table-cell table:formula="of:=DEGREES(ACOS([.G57]))" office:value-type="float" office:value="52.4104970351431">
            <text:p>52.4104970351</text:p>
          </table:table-cell>
          <table:table-cell table:formula="of:=[.R$3]*([.O56]+[.M57])+(1-[.R$3])*[.N57]" office:value-type="float" office:value="63.5650692931671">
            <text:p>63.5650692932</text:p>
          </table:table-cell>
          <table:table-cell table:formula="of:=[.P56]+[.M57]" office:value-type="float" office:value="62.38">
            <text:p>62.38</text:p>
          </table:table-cell>
          <table:table-cell table:number-columns-repeated="2"/>
        </table:table-row>
        <table:table-row table:style-name="ro1">
          <table:table-cell office:value-type="float" office:value="-19.22">
            <text:p>-19.22</text:p>
          </table:table-cell>
          <table:table-cell office:value-type="float" office:value="2.33">
            <text:p>2.33</text:p>
          </table:table-cell>
          <table:table-cell office:value-type="float" office:value="-4.8">
            <text:p>-4.8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7">
            <text:p>-0.77</text:p>
          </table:table-cell>
          <table:table-cell office:value-type="float" office:value="0.6">
            <text:p>0.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-[.A58]*0.1" office:value-type="float" office:value="1.922">
            <text:p>1.922</text:p>
          </table:table-cell>
          <table:table-cell table:formula="of:=DEGREES(ACOS([.G58]))" office:value-type="float" office:value="53.130102354156">
            <text:p>53.1301023542</text:p>
          </table:table-cell>
          <table:table-cell table:formula="of:=[.R$3]*([.O57]+[.M58])+(1-[.R$3])*[.N58]" office:value-type="float" office:value="65.363499623777">
            <text:p>65.3634996238</text:p>
          </table:table-cell>
          <table:table-cell table:formula="of:=[.P57]+[.M58]" office:value-type="float" office:value="64.302">
            <text:p>64.302</text:p>
          </table:table-cell>
          <table:table-cell table:number-columns-repeated="2"/>
        </table:table-row>
        <table:table-row table:style-name="ro1">
          <table:table-cell office:value-type="float" office:value="-44.43">
            <text:p>-44.43</text:p>
          </table:table-cell>
          <table:table-cell office:value-type="float" office:value="2.13">
            <text:p>2.13</text:p>
          </table:table-cell>
          <table:table-cell office:value-type="float" office:value="-9.68">
            <text:p>-9.6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0.81">
            <text:p>-0.81</text:p>
          </table:table-cell>
          <table:table-cell office:value-type="float" office:value="0.56">
            <text:p>0.56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7">
            <text:p>0.37</text:p>
          </table:table-cell>
          <table:table-cell office:value-type="float" office:value="-0.05">
            <text:p>-0.05</text:p>
          </table:table-cell>
          <table:table-cell/>
          <table:table-cell table:formula="of:=-[.A59]*0.1" office:value-type="float" office:value="4.443">
            <text:p>4.443</text:p>
          </table:table-cell>
          <table:table-cell table:formula="of:=DEGREES(ACOS([.G59]))" office:value-type="float" office:value="55.9442022574321">
            <text:p>55.9442022574</text:p>
          </table:table-cell>
          <table:table-cell table:formula="of:=[.R$3]*([.O58]+[.M59])+(1-[.R$3])*[.N59]" office:value-type="float" office:value="69.6678766501135">
            <text:p>69.6678766501</text:p>
          </table:table-cell>
          <table:table-cell table:formula="of:=[.P58]+[.M59]" office:value-type="float" office:value="68.745">
            <text:p>68.745</text:p>
          </table:table-cell>
          <table:table-cell table:number-columns-repeated="2"/>
        </table:table-row>
        <table:table-row table:style-name="ro1">
          <table:table-cell office:value-type="float" office:value="-59.03">
            <text:p>-59.03</text:p>
          </table:table-cell>
          <table:table-cell office:value-type="float" office:value="0.56">
            <text:p>0.56</text:p>
          </table:table-cell>
          <table:table-cell office:value-type="float" office:value="-14.37">
            <text:p>-14.37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86">
            <text:p>-0.86</text:p>
          </table:table-cell>
          <table:table-cell office:value-type="float" office:value="0.5">
            <text:p>0.5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/>
          <table:table-cell table:formula="of:=-[.A60]*0.1" office:value-type="float" office:value="5.903">
            <text:p>5.903</text:p>
          </table:table-cell>
          <table:table-cell table:formula="of:=DEGREES(ACOS([.G60]))" office:value-type="float" office:value="60">
            <text:p>60</text:p>
          </table:table-cell>
          <table:table-cell table:formula="of:=[.R$3]*([.O59]+[.M60])+(1-[.R$3])*[.N60]" office:value-type="float" office:value="75.4151678836124">
            <text:p>75.4151678836</text:p>
          </table:table-cell>
          <table:table-cell table:formula="of:=[.P59]+[.M60]" office:value-type="float" office:value="74.648">
            <text:p>74.648</text:p>
          </table:table-cell>
          <table:table-cell table:number-columns-repeated="2"/>
        </table:table-row>
        <table:table-row table:style-name="ro1">
          <table:table-cell office:value-type="float" office:value="-73.04">
            <text:p>-73.04</text:p>
          </table:table-cell>
          <table:table-cell office:value-type="float" office:value="0.23">
            <text:p>0.23</text:p>
          </table:table-cell>
          <table:table-cell office:value-type="float" office:value="-10.85">
            <text:p>-10.85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0.88">
            <text:p>-0.88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/>
          <table:table-cell table:formula="of:=-[.A61]*0.1" office:value-type="float" office:value="7.304">
            <text:p>7.304</text:p>
          </table:table-cell>
          <table:table-cell table:formula="of:=DEGREES(ACOS([.G61]))" office:value-type="float" office:value="67.0455005986072">
            <text:p>67.0455005986</text:p>
          </table:table-cell>
          <table:table-cell table:formula="of:=[.R$3]*([.O60]+[.M61])+(1-[.R$3])*[.N61]" office:value-type="float" office:value="82.5624312107624">
            <text:p>82.5624312108</text:p>
          </table:table-cell>
          <table:table-cell table:formula="of:=[.P60]+[.M61]" office:value-type="float" office:value="81.952">
            <text:p>81.952</text:p>
          </table:table-cell>
          <table:table-cell table:number-columns-repeated="2"/>
        </table:table-row>
        <table:table-row table:style-name="ro1">
          <table:table-cell office:value-type="float" office:value="-66.11">
            <text:p>-66.11</text:p>
          </table:table-cell>
          <table:table-cell office:value-type="float" office:value="-0.37">
            <text:p>-0.37</text:p>
          </table:table-cell>
          <table:table-cell office:value-type="float" office:value="-1.86">
            <text:p>-1.86</text:p>
          </table:table-cell>
          <table:table-cell/>
          <table:table-cell office:value-type="float" office:value="-0.03">
            <text:p>-0.03</text:p>
          </table:table-cell>
          <table:table-cell office:value-type="float" office:value="-0.94">
            <text:p>-0.94</text:p>
          </table:table-cell>
          <table:table-cell office:value-type="float" office:value="0.27">
            <text:p>0.2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/>
          <table:table-cell table:formula="of:=-[.A62]*0.1" office:value-type="float" office:value="6.611">
            <text:p>6.611</text:p>
          </table:table-cell>
          <table:table-cell table:formula="of:=DEGREES(ACOS([.G62]))" office:value-type="float" office:value="74.3357331486265">
            <text:p>74.3357331486</text:p>
          </table:table-cell>
          <table:table-cell table:formula="of:=[.R$3]*([.O61]+[.M62])+(1-[.R$3])*[.N62]" office:value-type="float" office:value="89.025054230141">
            <text:p>89.0250542301</text:p>
          </table:table-cell>
          <table:table-cell table:formula="of:=[.P61]+[.M62]" office:value-type="float" office:value="88.563">
            <text:p>88.563</text:p>
          </table:table-cell>
          <table:table-cell table:number-columns-repeated="2"/>
        </table:table-row>
        <table:table-row table:style-name="ro1">
          <table:table-cell office:value-type="float" office:value="-36.08">
            <text:p>-36.08</text:p>
          </table:table-cell>
          <table:table-cell office:value-type="float" office:value="1.35">
            <text:p>1.35</text:p>
          </table:table-cell>
          <table:table-cell office:value-type="float" office:value="6.74">
            <text:p>6.74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1">
            <text:p>-1</text:p>
          </table:table-cell>
          <table:table-cell office:value-type="float" office:value="0.15">
            <text:p>0.15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table:formula="of:=-[.A63]*0.1" office:value-type="float" office:value="3.608">
            <text:p>3.608</text:p>
          </table:table-cell>
          <table:table-cell table:formula="of:=DEGREES(ACOS([.G63]))" office:value-type="float" office:value="81.3730734413214">
            <text:p>81.3730734413</text:p>
          </table:table-cell>
          <table:table-cell table:formula="of:=[.R$3]*([.O62]+[.M63])+(1-[.R$3])*[.N63]" office:value-type="float" office:value="92.5204544222528">
            <text:p>92.5204544223</text:p>
          </table:table-cell>
          <table:table-cell table:formula="of:=[.P62]+[.M63]" office:value-type="float" office:value="92.171">
            <text:p>92.171</text:p>
          </table:table-cell>
          <table:table-cell table:number-columns-repeated="2"/>
        </table:table-row>
        <table:table-row table:style-name="ro1">
          <table:table-cell office:value-type="float" office:value="-10.15">
            <text:p>-10.15</text:p>
          </table:table-cell>
          <table:table-cell office:value-type="float" office:value="-2.15">
            <text:p>-2.15</text:p>
          </table:table-cell>
          <table:table-cell office:value-type="float" office:value="7.26">
            <text:p>7.2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17">
            <text:p>0.1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17">
            <text:p>0.17</text:p>
          </table:table-cell>
          <table:table-cell/>
          <table:table-cell table:formula="of:=-[.A64]*0.1" office:value-type="float" office:value="1.015">
            <text:p>1.015</text:p>
          </table:table-cell>
          <table:table-cell table:formula="of:=DEGREES(ACOS([.G64]))" office:value-type="float" office:value="80.212180943286">
            <text:p>80.2121809433</text:p>
          </table:table-cell>
          <table:table-cell table:formula="of:=[.R$3]*([.O63]+[.M64])+(1-[.R$3])*[.N64]" office:value-type="float" office:value="93.4022216874631">
            <text:p>93.4022216875</text:p>
          </table:table-cell>
          <table:table-cell table:formula="of:=[.P63]+[.M64]" office:value-type="float" office:value="93.186">
            <text:p>93.186</text:p>
          </table:table-cell>
          <table:table-cell table:number-columns-repeated="2"/>
        </table:table-row>
        <table:table-row table:style-name="ro1">
          <table:table-cell office:value-type="float" office:value="-58.68">
            <text:p>-58.68</text:p>
          </table:table-cell>
          <table:table-cell office:value-type="float" office:value="0.86">
            <text:p>0.86</text:p>
          </table:table-cell>
          <table:table-cell office:value-type="float" office:value="-0.74">
            <text:p>-0.74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17">
            <text:p>0.17</text:p>
          </table:table-cell>
          <table:table-cell/>
          <table:table-cell table:formula="of:=-[.A65]*0.1" office:value-type="float" office:value="5.868">
            <text:p>5.868</text:p>
          </table:table-cell>
          <table:table-cell table:formula="of:=DEGREES(ACOS([.G65]))" office:value-type="float" office:value="84.8363929091536">
            <text:p>84.8363929092</text:p>
          </table:table-cell>
          <table:table-cell table:formula="of:=[.R$3]*([.O64]+[.M65])+(1-[.R$3])*[.N65]" office:value-type="float" office:value="99.12588339968">
            <text:p>99.1258833997</text:p>
          </table:table-cell>
          <table:table-cell table:formula="of:=[.P64]+[.M65]" office:value-type="float" office:value="99.054">
            <text:p>99.054</text:p>
          </table:table-cell>
          <table:table-cell table:number-columns-repeated="2"/>
        </table:table-row>
        <table:table-row table:style-name="ro1">
          <table:table-cell office:value-type="float" office:value="-10.13">
            <text:p>-10.13</text:p>
          </table:table-cell>
          <table:table-cell office:value-type="float" office:value="0.51">
            <text:p>0.51</text:p>
          </table:table-cell>
          <table:table-cell office:value-type="float" office:value="0.37">
            <text:p>0.3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2">
            <text:p>0.02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66]*0.1" office:value-type="float" office:value="1.013">
            <text:p>1.013</text:p>
          </table:table-cell>
          <table:table-cell table:formula="of:=DEGREES(ACOS([.G66]))" office:value-type="float" office:value="88.8540080016114">
            <text:p>88.8540080016</text:p>
          </table:table-cell>
          <table:table-cell table:formula="of:=[.R$3]*([.O65]+[.M66])+(1-[.R$3])*[.N66]" office:value-type="float" office:value="100.026034645699">
            <text:p>100.0260346457</text:p>
          </table:table-cell>
          <table:table-cell table:formula="of:=[.P65]+[.M66]" office:value-type="float" office:value="100.067">
            <text:p>100.067</text:p>
          </table:table-cell>
          <table:table-cell table:number-columns-repeated="2"/>
        </table:table-row>
        <table:table-row table:style-name="ro1">
          <table:table-cell office:value-type="float" office:value="24.95">
            <text:p>24.95</text:p>
          </table:table-cell>
          <table:table-cell office:value-type="float" office:value="1.56">
            <text:p>1.56</text:p>
          </table:table-cell>
          <table:table-cell office:value-type="float" office:value="1.29">
            <text:p>1.29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0.99">
            <text:p>-0.99</text:p>
          </table:table-cell>
          <table:table-cell office:value-type="float" office:value="0.02">
            <text:p>0.02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-[.A67]*0.1" office:value-type="float" office:value="-2.495">
            <text:p>-2.495</text:p>
          </table:table-cell>
          <table:table-cell table:formula="of:=DEGREES(ACOS([.G67]))" office:value-type="float" office:value="88.8540080016114">
            <text:p>88.8540080016</text:p>
          </table:table-cell>
          <table:table-cell table:formula="of:=[.R$3]*([.O66]+[.M67])+(1-[.R$3])*[.N67]" office:value-type="float" office:value="97.4442643792585">
            <text:p>97.4442643793</text:p>
          </table:table-cell>
          <table:table-cell table:formula="of:=[.P66]+[.M67]" office:value-type="float" office:value="97.572">
            <text:p>97.572</text:p>
          </table:table-cell>
          <table:table-cell table:number-columns-repeated="2"/>
        </table:table-row>
        <table:table-row table:style-name="ro1">
          <table:table-cell office:value-type="float" office:value="-10.92">
            <text:p>-10.92</text:p>
          </table:table-cell>
          <table:table-cell office:value-type="float" office:value="0.54">
            <text:p>0.54</text:p>
          </table:table-cell>
          <table:table-cell office:value-type="float" office:value="3.41">
            <text:p>3.41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0.99">
            <text:p>-0.99</text:p>
          </table:table-cell>
          <table:table-cell office:value-type="float" office:value="0.07">
            <text:p>0.07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68]*0.1" office:value-type="float" office:value="1.092">
            <text:p>1.092</text:p>
          </table:table-cell>
          <table:table-cell table:formula="of:=DEGREES(ACOS([.G68]))" office:value-type="float" office:value="85.9860127819437">
            <text:p>85.9860127819</text:p>
          </table:table-cell>
          <table:table-cell table:formula="of:=[.R$3]*([.O67]+[.M68])+(1-[.R$3])*[.N68]" office:value-type="float" office:value="98.4107618632853">
            <text:p>98.4107618633</text:p>
          </table:table-cell>
          <table:table-cell table:formula="of:=[.P67]+[.M68]" office:value-type="float" office:value="98.664">
            <text:p>98.664</text:p>
          </table:table-cell>
          <table:table-cell table:number-columns-repeated="2"/>
        </table:table-row>
        <table:table-row table:style-name="ro1">
          <table:table-cell office:value-type="float" office:value="-4.48">
            <text:p>-4.48</text:p>
          </table:table-cell>
          <table:table-cell office:value-type="float" office:value="-0.91">
            <text:p>-0.91</text:p>
          </table:table-cell>
          <table:table-cell office:value-type="float" office:value="-2.9">
            <text:p>-2.9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1">
            <text:p>-1</text:p>
          </table:table-cell>
          <table:table-cell office:value-type="float" office:value="0.03">
            <text:p>0.03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69]*0.1" office:value-type="float" office:value="0.448">
            <text:p>0.448</text:p>
          </table:table-cell>
          <table:table-cell table:formula="of:=DEGREES(ACOS([.G69]))" office:value-type="float" office:value="88.2808686791222">
            <text:p>88.2808686791</text:p>
          </table:table-cell>
          <table:table-cell table:formula="of:=[.R$3]*([.O68]+[.M69])+(1-[.R$3])*[.N69]" office:value-type="float" office:value="98.7529829314437">
            <text:p>98.7529829314</text:p>
          </table:table-cell>
          <table:table-cell table:formula="of:=[.P68]+[.M69]" office:value-type="float" office:value="99.112">
            <text:p>99.112</text:p>
          </table:table-cell>
          <table:table-cell table:number-columns-repeated="2"/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-0.02">
            <text:p>-0.02</text:p>
          </table:table-cell>
          <table:table-cell office:value-type="float" office:value="2.4">
            <text:p>2.4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1">
            <text:p>-1</text:p>
          </table:table-cell>
          <table:table-cell office:value-type="float" office:value="0.04">
            <text:p>0.04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-[.A70]*0.1" office:value-type="float" office:value="-0.123">
            <text:p>-0.123</text:p>
          </table:table-cell>
          <table:table-cell table:formula="of:=DEGREES(ACOS([.G70]))" office:value-type="float" office:value="87.7075572240441">
            <text:p>87.707557224</text:p>
          </table:table-cell>
          <table:table-cell table:formula="of:=[.R$3]*([.O69]+[.M70])+(1-[.R$3])*[.N70]" office:value-type="float" office:value="98.5207586743697">
            <text:p>98.5207586744</text:p>
          </table:table-cell>
          <table:table-cell table:formula="of:=[.P69]+[.M70]" office:value-type="float" office:value="98.989">
            <text:p>98.989</text:p>
          </table:table-cell>
          <table:table-cell table:number-columns-repeated="2"/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-0.09">
            <text:p>-0.09</text:p>
          </table:table-cell>
          <table:table-cell office:value-type="float" office:value="1.96">
            <text:p>1.9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-[.A71]*0.1" office:value-type="float" office:value="-0.732">
            <text:p>-0.732</text:p>
          </table:table-cell>
          <table:table-cell table:formula="of:=DEGREES(ACOS([.G71]))" office:value-type="float" office:value="86.5601872324848">
            <text:p>86.5601872325</text:p>
          </table:table-cell>
          <table:table-cell table:formula="of:=[.R$3]*([.O70]+[.M71])+(1-[.R$3])*[.N71]" office:value-type="float" office:value="97.6764729599508">
            <text:p>97.67647296</text:p>
          </table:table-cell>
          <table:table-cell table:formula="of:=[.P70]+[.M71]" office:value-type="float" office:value="98.257">
            <text:p>98.257</text:p>
          </table:table-cell>
          <table:table-cell table:number-columns-repeated="2"/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-0.05">
            <text:p>-0.05</text:p>
          </table:table-cell>
          <table:table-cell office:value-type="float" office:value="0.63">
            <text:p>0.6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72]*0.1" office:value-type="float" office:value="-0.231">
            <text:p>-0.231</text:p>
          </table:table-cell>
          <table:table-cell table:formula="of:=DEGREES(ACOS([.G72]))" office:value-type="float" office:value="86.5601872324848">
            <text:p>86.5601872325</text:p>
          </table:table-cell>
          <table:table-cell table:formula="of:=[.R$3]*([.O71]+[.M72])+(1-[.R$3])*[.N72]" office:value-type="float" office:value="97.3366201026762">
            <text:p>97.3366201027</text:p>
          </table:table-cell>
          <table:table-cell table:formula="of:=[.P71]+[.M72]" office:value-type="float" office:value="98.026">
            <text:p>98.026</text:p>
          </table:table-cell>
          <table:table-cell table:number-columns-repeated="2"/>
        </table:table-row>
        <table:table-row table:style-name="ro1">
          <table:table-cell office:value-type="float" office:value="-6.74">
            <text:p>-6.74</text:p>
          </table:table-cell>
          <table:table-cell office:value-type="float" office:value="1.5">
            <text:p>1.5</text:p>
          </table:table-cell>
          <table:table-cell office:value-type="float" office:value="-0.7">
            <text:p>-0.7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-[.A73]*0.1" office:value-type="float" office:value="0.674">
            <text:p>0.674</text:p>
          </table:table-cell>
          <table:table-cell table:formula="of:=DEGREES(ACOS([.G73]))" office:value-type="float" office:value="86.5601872324848">
            <text:p>86.5601872325</text:p>
          </table:table-cell>
          <table:table-cell table:formula="of:=[.R$3]*([.O72]+[.M73])+(1-[.R$3])*[.N73]" office:value-type="float" office:value="97.8961157739743">
            <text:p>97.896115774</text:p>
          </table:table-cell>
          <table:table-cell table:formula="of:=[.P72]+[.M73]" office:value-type="float" office:value="98.7">
            <text:p>98.7</text:p>
          </table:table-cell>
          <table:table-cell table:number-columns-repeated="2"/>
        </table:table-row>
        <table:table-row table:style-name="ro1">
          <table:table-cell office:value-type="float" office:value="-1.5">
            <text:p>-1.5</text:p>
          </table:table-cell>
          <table:table-cell office:value-type="float" office:value="2.07">
            <text:p>2.07</text:p>
          </table:table-cell>
          <table:table-cell office:value-type="float" office:value="-0.86">
            <text:p>-0.8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-[.A74]*0.1" office:value-type="float" office:value="0.15">
            <text:p>0.15</text:p>
          </table:table-cell>
          <table:table-cell table:formula="of:=DEGREES(ACOS([.G74]))" office:value-type="float" office:value="87.1340160174011">
            <text:p>87.1340160174</text:p>
          </table:table-cell>
          <table:table-cell table:formula="of:=[.R$3]*([.O73]+[.M74])+(1-[.R$3])*[.N74]" office:value-type="float" office:value="97.9369947764085">
            <text:p>97.9369947764</text:p>
          </table:table-cell>
          <table:table-cell table:formula="of:=[.P73]+[.M74]" office:value-type="float" office:value="98.85">
            <text:p>98.85</text:p>
          </table:table-cell>
          <table:table-cell table:number-columns-repeated="2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1.82">
            <text:p>1.82</text:p>
          </table:table-cell>
          <table:table-cell office:value-type="float" office:value="0.12">
            <text:p>0.1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-[.A75]*0.1" office:value-type="float" office:value="-0.094">
            <text:p>-0.094</text:p>
          </table:table-cell>
          <table:table-cell table:formula="of:=DEGREES(ACOS([.G75]))" office:value-type="float" office:value="85.9860127819437">
            <text:p>85.9860127819</text:p>
          </table:table-cell>
          <table:table-cell table:formula="of:=[.R$3]*([.O74]+[.M75])+(1-[.R$3])*[.N75]" office:value-type="float" office:value="97.7244249564639">
            <text:p>97.7244249565</text:p>
          </table:table-cell>
          <table:table-cell table:formula="of:=[.P74]+[.M75]" office:value-type="float" office:value="98.756">
            <text:p>98.756</text:p>
          </table:table-cell>
          <table:table-cell table:number-columns-repeated="2"/>
        </table:table-row>
        <table:table-row table:style-name="ro1">
          <table:table-cell office:value-type="float" office:value="-1.84">
            <text:p>-1.84</text:p>
          </table:table-cell>
          <table:table-cell office:value-type="float" office:value="0.19">
            <text:p>0.19</text:p>
          </table:table-cell>
          <table:table-cell office:value-type="float" office:value="-0.44">
            <text:p>-0.44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76]*0.1" office:value-type="float" office:value="0.184">
            <text:p>0.184</text:p>
          </table:table-cell>
          <table:table-cell table:formula="of:=DEGREES(ACOS([.G76]))" office:value-type="float" office:value="86.5601872324848">
            <text:p>86.5601872325</text:p>
          </table:table-cell>
          <table:table-cell table:formula="of:=[.R$3]*([.O75]+[.M76])+(1-[.R$3])*[.N76]" office:value-type="float" office:value="97.7949425792241">
            <text:p>97.7949425792</text:p>
          </table:table-cell>
          <table:table-cell table:formula="of:=[.P75]+[.M76]" office:value-type="float" office:value="98.94">
            <text:p>98.94</text:p>
          </table:table-cell>
          <table:table-cell table:number-columns-repeated="2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68">
            <text:p>0.68</text:p>
          </table:table-cell>
          <table:table-cell office:value-type="float" office:value="0.23">
            <text:p>0.23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77]*0.1" office:value-type="float" office:value="-0.152">
            <text:p>-0.152</text:p>
          </table:table-cell>
          <table:table-cell table:formula="of:=DEGREES(ACOS([.G77]))" office:value-type="float" office:value="87.1340160174011">
            <text:p>87.1340160174</text:p>
          </table:table-cell>
          <table:table-cell table:formula="of:=[.R$3]*([.O76]+[.M77])+(1-[.R$3])*[.N77]" office:value-type="float" office:value="97.5378533136059">
            <text:p>97.5378533136</text:p>
          </table:table-cell>
          <table:table-cell table:formula="of:=[.P76]+[.M77]" office:value-type="float" office:value="98.788">
            <text:p>98.788</text:p>
          </table:table-cell>
          <table:table-cell table:number-columns-repeated="2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78]*0.1" office:value-type="float" office:value="-0.466">
            <text:p>-0.466</text:p>
          </table:table-cell>
          <table:table-cell table:formula="of:=DEGREES(ACOS([.G78]))" office:value-type="float" office:value="86.5601872324848">
            <text:p>86.5601872325</text:p>
          </table:table-cell>
          <table:table-cell table:formula="of:=[.R$3]*([.O77]+[.M78])+(1-[.R$3])*[.N78]" office:value-type="float" office:value="96.9667366527947">
            <text:p>96.9667366528</text:p>
          </table:table-cell>
          <table:table-cell table:formula="of:=[.P77]+[.M78]" office:value-type="float" office:value="98.322">
            <text:p>98.322</text:p>
          </table:table-cell>
          <table:table-cell table:number-columns-repeated="2"/>
        </table:table-row>
        <table:table-row table:style-name="ro1">
          <table:table-cell office:value-type="float" office:value="-1.8">
            <text:p>-1.8</text:p>
          </table:table-cell>
          <table:table-cell office:value-type="float" office:value="0.42">
            <text:p>0.42</text:p>
          </table:table-cell>
          <table:table-cell office:value-type="float" office:value="0.3">
            <text:p>0.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79]*0.1" office:value-type="float" office:value="0.18">
            <text:p>0.18</text:p>
          </table:table-cell>
          <table:table-cell table:formula="of:=DEGREES(ACOS([.G79]))" office:value-type="float" office:value="85.9860127819437">
            <text:p>85.9860127819</text:p>
          </table:table-cell>
          <table:table-cell table:formula="of:=[.R$3]*([.O78]+[.M79])+(1-[.R$3])*[.N79]" office:value-type="float" office:value="97.0351294140862">
            <text:p>97.0351294141</text:p>
          </table:table-cell>
          <table:table-cell table:formula="of:=[.P78]+[.M79]" office:value-type="float" office:value="98.502">
            <text:p>98.502</text:p>
          </table:table-cell>
          <table:table-cell table:number-columns-repeated="2"/>
        </table:table-row>
        <table:table-row table:style-name="ro1">
          <table:table-cell office:value-type="float" office:value="-2.43">
            <text:p>-2.43</text:p>
          </table:table-cell>
          <table:table-cell office:value-type="float" office:value="0.94">
            <text:p>0.94</text:p>
          </table:table-cell>
          <table:table-cell office:value-type="float" office:value="-0.67">
            <text:p>-0.67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0]*0.1" office:value-type="float" office:value="0.243">
            <text:p>0.243</text:p>
          </table:table-cell>
          <table:table-cell table:formula="of:=DEGREES(ACOS([.G80]))" office:value-type="float" office:value="86.5601872324848">
            <text:p>86.5601872325</text:p>
          </table:table-cell>
          <table:table-cell table:formula="of:=[.R$3]*([.O79]+[.M80])+(1-[.R$3])*[.N80]" office:value-type="float" office:value="97.1709499922701">
            <text:p>97.1709499923</text:p>
          </table:table-cell>
          <table:table-cell table:formula="of:=[.P79]+[.M80]" office:value-type="float" office:value="98.745">
            <text:p>98.745</text:p>
          </table:table-cell>
          <table:table-cell table:number-columns-repeated="2"/>
        </table:table-row>
        <table:table-row table:style-name="ro1">
          <table:table-cell office:value-type="float" office:value="-1.21">
            <text:p>-1.21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1]*0.1" office:value-type="float" office:value="0.121">
            <text:p>0.121</text:p>
          </table:table-cell>
          <table:table-cell table:formula="of:=DEGREES(ACOS([.G81]))" office:value-type="float" office:value="86.5601872324848">
            <text:p>86.5601872325</text:p>
          </table:table-cell>
          <table:table-cell table:formula="of:=[.R$3]*([.O80]+[.M81])+(1-[.R$3])*[.N81]" office:value-type="float" office:value="97.1846323646723">
            <text:p>97.1846323647</text:p>
          </table:table-cell>
          <table:table-cell table:formula="of:=[.P80]+[.M81]" office:value-type="float" office:value="98.866">
            <text:p>98.866</text:p>
          </table:table-cell>
          <table:table-cell table:number-columns-repeated="2"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-0.42">
            <text:p>-0.4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2]*0.1" office:value-type="float" office:value="-0.063">
            <text:p>-0.063</text:p>
          </table:table-cell>
          <table:table-cell table:formula="of:=DEGREES(ACOS([.G82]))" office:value-type="float" office:value="85.9860127819437">
            <text:p>85.9860127819</text:p>
          </table:table-cell>
          <table:table-cell table:formula="of:=[.R$3]*([.O81]+[.M82])+(1-[.R$3])*[.N82]" office:value-type="float" office:value="97.010276168845">
            <text:p>97.0102761688</text:p>
          </table:table-cell>
          <table:table-cell table:formula="of:=[.P81]+[.M82]" office:value-type="float" office:value="98.803">
            <text:p>98.803</text:p>
          </table:table-cell>
          <table:table-cell table:number-columns-repeated="2"/>
        </table:table-row>
        <table:table-row table:style-name="ro1">
          <table:table-cell office:value-type="float" office:value="-3.92">
            <text:p>-3.92</text:p>
          </table:table-cell>
          <table:table-cell office:value-type="float" office:value="0.58">
            <text:p>0.58</text:p>
          </table:table-cell>
          <table:table-cell office:value-type="float" office:value="-0.12">
            <text:p>-0.1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3]*0.1" office:value-type="float" office:value="0.392">
            <text:p>0.392</text:p>
          </table:table-cell>
          <table:table-cell table:formula="of:=DEGREES(ACOS([.G83]))" office:value-type="float" office:value="86.5601872324848">
            <text:p>86.5601872325</text:p>
          </table:table-cell>
          <table:table-cell table:formula="of:=[.R$3]*([.O82]+[.M83])+(1-[.R$3])*[.N83]" office:value-type="float" office:value="97.2938552794814">
            <text:p>97.2938552795</text:p>
          </table:table-cell>
          <table:table-cell table:formula="of:=[.P82]+[.M83]" office:value-type="float" office:value="99.195">
            <text:p>99.195</text:p>
          </table:table-cell>
          <table:table-cell table:number-columns-repeated="2"/>
        </table:table-row>
        <table:table-row table:style-name="ro1">
          <table:table-cell office:value-type="float" office:value="-2.05">
            <text:p>-2.05</text:p>
          </table:table-cell>
          <table:table-cell office:value-type="float" office:value="0.3">
            <text:p>0.3</text:p>
          </table:table-cell>
          <table:table-cell office:value-type="float" office:value="-0.35">
            <text:p>-0.35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4]*0.1" office:value-type="float" office:value="0.205">
            <text:p>0.205</text:p>
          </table:table-cell>
          <table:table-cell table:formula="of:=DEGREES(ACOS([.G84]))" office:value-type="float" office:value="86.5601872324848">
            <text:p>86.5601872325</text:p>
          </table:table-cell>
          <table:table-cell table:formula="of:=[.R$3]*([.O83]+[.M84])+(1-[.R$3])*[.N84]" office:value-type="float" office:value="97.3894685990114">
            <text:p>97.389468599</text:p>
          </table:table-cell>
          <table:table-cell table:formula="of:=[.P83]+[.M84]" office:value-type="float" office:value="99.4">
            <text:p>99.4</text:p>
          </table:table-cell>
          <table:table-cell table:number-columns-repeated="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1.01">
            <text:p>1.01</text:p>
          </table:table-cell>
          <table:table-cell office:value-type="float" office:value="0.09">
            <text:p>0.0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-[.A85]*0.1" office:value-type="float" office:value="-0.031">
            <text:p>-0.031</text:p>
          </table:table-cell>
          <table:table-cell table:formula="of:=DEGREES(ACOS([.G85]))" office:value-type="float" office:value="87.1340160174011">
            <text:p>87.1340160174</text:p>
          </table:table-cell>
          <table:table-cell table:formula="of:=[.R$3]*([.O84]+[.M85])+(1-[.R$3])*[.N85]" office:value-type="float" office:value="97.2562240731953">
            <text:p>97.2562240732</text:p>
          </table:table-cell>
          <table:table-cell table:formula="of:=[.P84]+[.M85]" office:value-type="float" office:value="99.369">
            <text:p>99.369</text:p>
          </table:table-cell>
          <table:table-cell table:number-columns-repeated="2"/>
        </table:table-row>
        <table:table-row table:style-name="ro1">
          <table:table-cell office:value-type="float" office:value="-0.61">
            <text:p>-0.61</text:p>
          </table:table-cell>
          <table:table-cell office:value-type="float" office:value="0.7">
            <text:p>0.7</text:p>
          </table:table-cell>
          <table:table-cell office:value-type="float" office:value="0.04">
            <text:p>0.04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-[.A86]*0.1" office:value-type="float" office:value="0.061">
            <text:p>0.061</text:p>
          </table:table-cell>
          <table:table-cell table:formula="of:=DEGREES(ACOS([.G86]))" office:value-type="float" office:value="86.5601872324848">
            <text:p>86.5601872325</text:p>
          </table:table-cell>
          <table:table-cell table:formula="of:=[.R$3]*([.O85]+[.M86])+(1-[.R$3])*[.N86]" office:value-type="float" office:value="97.2096537047882">
            <text:p>97.2096537048</text:p>
          </table:table-cell>
          <table:table-cell table:formula="of:=[.P85]+[.M86]" office:value-type="float" office:value="99.43">
            <text:p>99.43</text:p>
          </table:table-cell>
          <table:table-cell table:number-columns-repeated="2"/>
        </table:table-row>
        <table:table-row table:style-name="ro1">
          <table:table-cell office:value-type="float" office:value="-1.05">
            <text:p>-1.05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-[.A87]*0.1" office:value-type="float" office:value="0.105">
            <text:p>0.105</text:p>
          </table:table-cell>
          <table:table-cell table:formula="of:=DEGREES(ACOS([.G87]))" office:value-type="float" office:value="86.5601872324848">
            <text:p>86.5601872325</text:p>
          </table:table-cell>
          <table:table-cell table:formula="of:=[.R$3]*([.O86]+[.M87])+(1-[.R$3])*[.N87]" office:value-type="float" office:value="97.2071090400651">
            <text:p>97.2071090401</text:p>
          </table:table-cell>
          <table:table-cell table:formula="of:=[.P86]+[.M87]" office:value-type="float" office:value="99.535">
            <text:p>99.535</text:p>
          </table:table-cell>
          <table:table-cell table:number-columns-repeated="2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8]*0.1" office:value-type="float" office:value="-0.154">
            <text:p>-0.154</text:p>
          </table:table-cell>
          <table:table-cell table:formula="of:=DEGREES(ACOS([.G88]))" office:value-type="float" office:value="86.5601872324848">
            <text:p>86.5601872325</text:p>
          </table:table-cell>
          <table:table-cell table:formula="of:=[.R$3]*([.O87]+[.M88])+(1-[.R$3])*[.N88]" office:value-type="float" office:value="96.9481798219893">
            <text:p>96.948179822</text:p>
          </table:table-cell>
          <table:table-cell table:formula="of:=[.P87]+[.M88]" office:value-type="float" office:value="99.381">
            <text:p>99.381</text:p>
          </table:table-cell>
          <table:table-cell table:number-columns-repeated="2"/>
        </table:table-row>
        <table:table-row table:style-name="ro1">
          <table:table-cell office:value-type="float" office:value="-2.92">
            <text:p>-2.92</text:p>
          </table:table-cell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89]*0.1" office:value-type="float" office:value="0.292">
            <text:p>0.292</text:p>
          </table:table-cell>
          <table:table-cell table:formula="of:=DEGREES(ACOS([.G89]))" office:value-type="float" office:value="86.5601872324848">
            <text:p>86.5601872325</text:p>
          </table:table-cell>
          <table:table-cell table:formula="of:=[.R$3]*([.O88]+[.M89])+(1-[.R$3])*[.N89]" office:value-type="float" office:value="97.1333798960943">
            <text:p>97.1333798961</text:p>
          </table:table-cell>
          <table:table-cell table:formula="of:=[.P88]+[.M89]" office:value-type="float" office:value="99.673">
            <text:p>99.673</text:p>
          </table:table-cell>
          <table:table-cell table:number-columns-repeated="2"/>
        </table:table-row>
        <table:table-row table:style-name="ro1">
          <table:table-cell office:value-type="float" office:value="-0.96">
            <text:p>-0.96</text:p>
          </table:table-cell>
          <table:table-cell office:value-type="float" office:value="0.4">
            <text:p>0.4</text:p>
          </table:table-cell>
          <table:table-cell office:value-type="float" office:value="-0.23">
            <text:p>-0.2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0]*0.1" office:value-type="float" office:value="0.096">
            <text:p>0.096</text:p>
          </table:table-cell>
          <table:table-cell table:formula="of:=DEGREES(ACOS([.G90]))" office:value-type="float" office:value="86.5601872324848">
            <text:p>86.5601872325</text:p>
          </table:table-cell>
          <table:table-cell table:formula="of:=[.R$3]*([.O89]+[.M90])+(1-[.R$3])*[.N90]" office:value-type="float" office:value="97.1226879694582">
            <text:p>97.1226879695</text:p>
          </table:table-cell>
          <table:table-cell table:formula="of:=[.P89]+[.M90]" office:value-type="float" office:value="99.769">
            <text:p>99.769</text:p>
          </table:table-cell>
          <table:table-cell table:number-columns-repeated="2"/>
        </table:table-row>
        <table:table-row table:style-name="ro1">
          <table:table-cell office:value-type="float" office:value="-1.35">
            <text:p>-1.35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1]*0.1" office:value-type="float" office:value="0.135">
            <text:p>0.135</text:p>
          </table:table-cell>
          <table:table-cell table:formula="of:=DEGREES(ACOS([.G91]))" office:value-type="float" office:value="87.1340160174011">
            <text:p>87.1340160174</text:p>
          </table:table-cell>
          <table:table-cell table:formula="of:=[.R$3]*([.O90]+[.M91])+(1-[.R$3])*[.N91]" office:value-type="float" office:value="97.1564512499376">
            <text:p>97.1564512499</text:p>
          </table:table-cell>
          <table:table-cell table:formula="of:=[.P90]+[.M91]" office:value-type="float" office:value="99.904">
            <text:p>99.904</text:p>
          </table:table-cell>
          <table:table-cell table:number-columns-repeated="2"/>
        </table:table-row>
        <table:table-row table:style-name="ro1">
          <table:table-cell office:value-type="float" office:value="-0.86">
            <text:p>-0.86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2]*0.1" office:value-type="float" office:value="0.086">
            <text:p>0.086</text:p>
          </table:table-cell>
          <table:table-cell table:formula="of:=DEGREES(ACOS([.G92]))" office:value-type="float" office:value="86.5601872324848">
            <text:p>86.5601872325</text:p>
          </table:table-cell>
          <table:table-cell table:formula="of:=[.R$3]*([.O91]+[.M92])+(1-[.R$3])*[.N92]" office:value-type="float" office:value="97.1356286097631">
            <text:p>97.1356286098</text:p>
          </table:table-cell>
          <table:table-cell table:formula="of:=[.P91]+[.M92]" office:value-type="float" office:value="99.99">
            <text:p>99.99</text:p>
          </table:table-cell>
          <table:table-cell table:number-columns-repeated="2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-0.38">
            <text:p>-0.38</text:p>
          </table:table-cell>
          <table:table-cell office:value-type="float" office:value="0.54">
            <text:p>0.54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3]*0.1" office:value-type="float" office:value="-0.137">
            <text:p>-0.137</text:p>
          </table:table-cell>
          <table:table-cell table:formula="of:=DEGREES(ACOS([.G93]))" office:value-type="float" office:value="87.1340160174011">
            <text:p>87.1340160174</text:p>
          </table:table-cell>
          <table:table-cell table:formula="of:=[.R$3]*([.O92]+[.M93])+(1-[.R$3])*[.N93]" office:value-type="float" office:value="96.8999824838395">
            <text:p>96.8999824838</text:p>
          </table:table-cell>
          <table:table-cell table:formula="of:=[.P92]+[.M93]" office:value-type="float" office:value="99.853">
            <text:p>99.853</text:p>
          </table:table-cell>
          <table:table-cell table:number-columns-repeated="2"/>
        </table:table-row>
        <table:table-row table:style-name="ro1">
          <table:table-cell office:value-type="float" office:value="-2.05">
            <text:p>-2.05</text:p>
          </table:table-cell>
          <table:table-cell office:value-type="float" office:value="0.88">
            <text:p>0.88</text:p>
          </table:table-cell>
          <table:table-cell office:value-type="float" office:value="-0.23">
            <text:p>-0.2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4]*0.1" office:value-type="float" office:value="0.205">
            <text:p>0.205</text:p>
          </table:table-cell>
          <table:table-cell table:formula="of:=DEGREES(ACOS([.G94]))" office:value-type="float" office:value="87.1340160174011">
            <text:p>87.1340160174</text:p>
          </table:table-cell>
          <table:table-cell table:formula="of:=[.R$3]*([.O93]+[.M94])+(1-[.R$3])*[.N94]" office:value-type="float" office:value="97.0052728191751">
            <text:p>97.0052728192</text:p>
          </table:table-cell>
          <table:table-cell table:formula="of:=[.P93]+[.M94]" office:value-type="float" office:value="100.058">
            <text:p>100.058</text:p>
          </table:table-cell>
          <table:table-cell table:number-columns-repeated="2"/>
        </table:table-row>
        <table:table-row table:style-name="ro1">
          <table:table-cell office:value-type="float" office:value="-3.26">
            <text:p>-3.26</text:p>
          </table:table-cell>
          <table:table-cell office:value-type="float" office:value="0.93">
            <text:p>0.93</text:p>
          </table:table-cell>
          <table:table-cell office:value-type="float" office:value="-0.79">
            <text:p>-0.7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5]*0.1" office:value-type="float" office:value="0.326">
            <text:p>0.326</text:p>
          </table:table-cell>
          <table:table-cell table:formula="of:=DEGREES(ACOS([.G95]))" office:value-type="float" office:value="87.1340160174011">
            <text:p>87.1340160174</text:p>
          </table:table-cell>
          <table:table-cell table:formula="of:=[.R$3]*([.O94]+[.M95])+(1-[.R$3])*[.N95]" office:value-type="float" office:value="97.2293002511573">
            <text:p>97.2293002512</text:p>
          </table:table-cell>
          <table:table-cell table:formula="of:=[.P94]+[.M95]" office:value-type="float" office:value="100.384">
            <text:p>100.384</text:p>
          </table:table-cell>
          <table:table-cell table:number-columns-repeated="2"/>
        </table:table-row>
        <table:table-row table:style-name="ro1">
          <table:table-cell office:value-type="float" office:value="0.86">
            <text:p>0.86</text:p>
          </table:table-cell>
          <table:table-cell table:number-columns-repeated="2" office:value-type="float" office:value="0.56">
            <text:p>0.5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-[.A96]*0.1" office:value-type="float" office:value="-0.086">
            <text:p>-0.086</text:p>
          </table:table-cell>
          <table:table-cell table:formula="of:=DEGREES(ACOS([.G96]))" office:value-type="float" office:value="87.1340160174011">
            <text:p>87.1340160174</text:p>
          </table:table-cell>
          <table:table-cell table:formula="of:=[.R$3]*([.O95]+[.M96])+(1-[.R$3])*[.N96]" office:value-type="float" office:value="97.0432074088198">
            <text:p>97.0432074088</text:p>
          </table:table-cell>
          <table:table-cell table:formula="of:=[.P95]+[.M96]" office:value-type="float" office:value="100.298">
            <text:p>100.298</text:p>
          </table:table-cell>
          <table:table-cell table:number-columns-repeated="2"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7]*0.1" office:value-type="float" office:value="-0.275">
            <text:p>-0.275</text:p>
          </table:table-cell>
          <table:table-cell table:formula="of:=DEGREES(ACOS([.G97]))" office:value-type="float" office:value="85.9860127819437">
            <text:p>85.9860127819</text:p>
          </table:table-cell>
          <table:table-cell table:formula="of:=[.R$3]*([.O96]+[.M97])+(1-[.R$3])*[.N97]" office:value-type="float" office:value="96.660385462551">
            <text:p>96.6603854626</text:p>
          </table:table-cell>
          <table:table-cell table:formula="of:=[.P96]+[.M97]" office:value-type="float" office:value="100.023">
            <text:p>100.023</text:p>
          </table:table-cell>
          <table:table-cell table:number-columns-repeated="2"/>
        </table:table-row>
        <table:table-row table:style-name="ro1">
          <table:table-cell office:value-type="float" office:value="-2.47">
            <text:p>-2.47</text:p>
          </table:table-cell>
          <table:table-cell office:value-type="float" office:value="0.14">
            <text:p>0.14</text:p>
          </table:table-cell>
          <table:table-cell office:value-type="float" office:value="0.33">
            <text:p>0.3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8]*0.1" office:value-type="float" office:value="0.247">
            <text:p>0.247</text:p>
          </table:table-cell>
          <table:table-cell table:formula="of:=DEGREES(ACOS([.G98]))" office:value-type="float" office:value="87.1340160174011">
            <text:p>87.1340160174</text:p>
          </table:table-cell>
          <table:table-cell table:formula="of:=[.R$3]*([.O97]+[.M98])+(1-[.R$3])*[.N98]" office:value-type="float" office:value="96.8096517680995">
            <text:p>96.8096517681</text:p>
          </table:table-cell>
          <table:table-cell table:formula="of:=[.P97]+[.M98]" office:value-type="float" office:value="100.27">
            <text:p>100.27</text:p>
          </table:table-cell>
          <table:table-cell table:number-columns-repeated="2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54">
            <text:p>0.54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99]*0.1" office:value-type="float" office:value="-0.074">
            <text:p>-0.074</text:p>
          </table:table-cell>
          <table:table-cell table:formula="of:=DEGREES(ACOS([.G99]))" office:value-type="float" office:value="86.5601872324848">
            <text:p>86.5601872325</text:p>
          </table:table-cell>
          <table:table-cell table:formula="of:=[.R$3]*([.O98]+[.M99])+(1-[.R$3])*[.N99]" office:value-type="float" office:value="96.6338971227434">
            <text:p>96.6338971227</text:p>
          </table:table-cell>
          <table:table-cell table:formula="of:=[.P98]+[.M99]" office:value-type="float" office:value="100.196">
            <text:p>100.196</text:p>
          </table:table-cell>
          <table:table-cell table:number-columns-repeated="2"/>
        </table:table-row>
        <table:table-row table:style-name="ro1">
          <table:table-cell office:value-type="float" office:value="2.07">
            <text:p>2.0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00]*0.1" office:value-type="float" office:value="-0.207">
            <text:p>-0.207</text:p>
          </table:table-cell>
          <table:table-cell table:formula="of:=DEGREES(ACOS([.G100]))" office:value-type="float" office:value="85.9860127819437">
            <text:p>85.9860127819</text:p>
          </table:table-cell>
          <table:table-cell table:formula="of:=[.R$3]*([.O99]+[.M100])+(1-[.R$3])*[.N100]" office:value-type="float" office:value="96.3224882793354">
            <text:p>96.3224882793</text:p>
          </table:table-cell>
          <table:table-cell table:formula="of:=[.P99]+[.M100]" office:value-type="float" office:value="99.989">
            <text:p>99.989</text:p>
          </table:table-cell>
          <table:table-cell table:number-columns-repeated="2"/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01]*0.1" office:value-type="float" office:value="-0.411">
            <text:p>-0.411</text:p>
          </table:table-cell>
          <table:table-cell table:formula="of:=DEGREES(ACOS([.G101]))" office:value-type="float" office:value="85.9860127819437">
            <text:p>85.9860127819</text:p>
          </table:table-cell>
          <table:table-cell table:formula="of:=[.R$3]*([.O100]+[.M101])+(1-[.R$3])*[.N101]" office:value-type="float" office:value="95.8122335243614">
            <text:p>95.8122335244</text:p>
          </table:table-cell>
          <table:table-cell table:formula="of:=[.P100]+[.M101]" office:value-type="float" office:value="99.578">
            <text:p>99.578</text:p>
          </table:table-cell>
          <table:table-cell table:number-columns-repeated="2"/>
        </table:table-row>
        <table:table-row table:style-name="ro1">
          <table:table-cell office:value-type="float" office:value="-0.31">
            <text:p>-0.31</text:p>
          </table:table-cell>
          <table:table-cell office:value-type="float" office:value="0.49">
            <text:p>0.49</text:p>
          </table:table-cell>
          <table:table-cell office:value-type="float" office:value="0.88">
            <text:p>0.88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table:formula="of:=-[.A102]*0.1" office:value-type="float" office:value="0.031">
            <text:p>0.031</text:p>
          </table:table-cell>
          <table:table-cell table:formula="of:=DEGREES(ACOS([.G102]))" office:value-type="float" office:value="85.9860127819437">
            <text:p>85.9860127819</text:p>
          </table:table-cell>
          <table:table-cell table:formula="of:=[.R$3]*([.O101]+[.M102])+(1-[.R$3])*[.N102]" office:value-type="float" office:value="95.7446613169373">
            <text:p>95.7446613169</text:p>
          </table:table-cell>
          <table:table-cell table:formula="of:=[.P101]+[.M102]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float" office:value="-1.92">
            <text:p>-1.92</text:p>
          </table:table-cell>
          <table:table-cell office:value-type="float" office:value="1.17">
            <text:p>1.17</text:p>
          </table:table-cell>
          <table:table-cell office:value-type="float" office:value="-0.93">
            <text:p>-0.93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table:formula="of:=-[.A103]*0.1" office:value-type="float" office:value="0.192">
            <text:p>0.192</text:p>
          </table:table-cell>
          <table:table-cell table:formula="of:=DEGREES(ACOS([.G103]))" office:value-type="float" office:value="85.9860127819437">
            <text:p>85.9860127819</text:p>
          </table:table-cell>
          <table:table-cell table:formula="of:=[.R$3]*([.O102]+[.M103])+(1-[.R$3])*[.N103]" office:value-type="float" office:value="95.8371548315873">
            <text:p>95.8371548316</text:p>
          </table:table-cell>
          <table:table-cell table:formula="of:=[.P102]+[.M103]" office:value-type="float" office:value="99.801">
            <text:p>99.801</text:p>
          </table:table-cell>
          <table:table-cell table:number-columns-repeated="2"/>
        </table:table-row>
        <table:table-row table:style-name="ro1">
          <table:table-cell office:value-type="float" office:value="-3.52">
            <text:p>-3.52</text:p>
          </table:table-cell>
          <table:table-cell office:value-type="float" office:value="1.19">
            <text:p>1.19</text:p>
          </table:table-cell>
          <table:table-cell office:value-type="float" office:value="0.88">
            <text:p>0.88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table:formula="of:=-[.A104]*0.1" office:value-type="float" office:value="0.352">
            <text:p>0.352</text:p>
          </table:table-cell>
          <table:table-cell table:formula="of:=DEGREES(ACOS([.G104]))" office:value-type="float" office:value="85.9860127819437">
            <text:p>85.9860127819</text:p>
          </table:table-cell>
          <table:table-cell table:formula="of:=[.R$3]*([.O103]+[.M104])+(1-[.R$3])*[.N104]" office:value-type="float" office:value="96.0871234110909">
            <text:p>96.0871234111</text:p>
          </table:table-cell>
          <table:table-cell table:formula="of:=[.P103]+[.M104]" office:value-type="float" office:value="100.153">
            <text:p>100.153</text:p>
          </table:table-cell>
          <table:table-cell table:number-columns-repeated="2"/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42">
            <text:p>0.42</text:p>
          </table:table-cell>
          <table:table-cell office:value-type="float" office:value="0.7">
            <text:p>0.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05]*0.1" office:value-type="float" office:value="-0.243">
            <text:p>-0.243</text:p>
          </table:table-cell>
          <table:table-cell table:formula="of:=DEGREES(ACOS([.G105]))" office:value-type="float" office:value="85.9860127819437">
            <text:p>85.9860127819</text:p>
          </table:table-cell>
          <table:table-cell table:formula="of:=[.R$3]*([.O104]+[.M105])+(1-[.R$3])*[.N105]" office:value-type="float" office:value="95.7455423047994">
            <text:p>95.7455423048</text:p>
          </table:table-cell>
          <table:table-cell table:formula="of:=[.P104]+[.M105]" office:value-type="float" office:value="99.91">
            <text:p>99.91</text:p>
          </table:table-cell>
          <table:table-cell table:number-columns-repeated="2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-0.05">
            <text:p>-0.05</text:p>
          </table:table-cell>
          <table:table-cell office:value-type="float" office:value="1.17">
            <text:p>1.1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106]*0.1" office:value-type="float" office:value="-0.212">
            <text:p>-0.212</text:p>
          </table:table-cell>
          <table:table-cell table:formula="of:=DEGREES(ACOS([.G106]))" office:value-type="float" office:value="85.4114342642142">
            <text:p>85.4114342642</text:p>
          </table:table-cell>
          <table:table-cell table:formula="of:=[.R$3]*([.O105]+[.M106])+(1-[.R$3])*[.N106]" office:value-type="float" office:value="95.4323212243935">
            <text:p>95.4323212244</text:p>
          </table:table-cell>
          <table:table-cell table:formula="of:=[.P105]+[.M106]" office:value-type="float" office:value="99.698">
            <text:p>99.698</text:p>
          </table:table-cell>
          <table:table-cell table:number-columns-repeated="2"/>
        </table:table-row>
        <table:table-row table:style-name="ro1">
          <table:table-cell office:value-type="float" office:value="-1.73">
            <text:p>-1.73</text:p>
          </table:table-cell>
          <table:table-cell office:value-type="float" office:value="-0.12">
            <text:p>-0.12</text:p>
          </table:table-cell>
          <table:table-cell office:value-type="float" office:value="0.47">
            <text:p>0.4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107]*0.1" office:value-type="float" office:value="0.173">
            <text:p>0.173</text:p>
          </table:table-cell>
          <table:table-cell table:formula="of:=DEGREES(ACOS([.G107]))" office:value-type="float" office:value="85.9860127819437">
            <text:p>85.9860127819</text:p>
          </table:table-cell>
          <table:table-cell table:formula="of:=[.R$3]*([.O106]+[.M107])+(1-[.R$3])*[.N107]" office:value-type="float" office:value="95.509128139969">
            <text:p>95.50912814</text:p>
          </table:table-cell>
          <table:table-cell table:formula="of:=[.P106]+[.M107]" office:value-type="float" office:value="99.871">
            <text:p>99.871</text:p>
          </table:table-cell>
          <table:table-cell table:number-columns-repeated="2"/>
        </table:table-row>
        <table:table-row table:style-name="ro1">
          <table:table-cell office:value-type="float" office:value="-3.12">
            <text:p>-3.1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108]*0.1" office:value-type="float" office:value="0.312">
            <text:p>0.312</text:p>
          </table:table-cell>
          <table:table-cell table:formula="of:=DEGREES(ACOS([.G108]))" office:value-type="float" office:value="85.4114342642142">
            <text:p>85.4114342642</text:p>
          </table:table-cell>
          <table:table-cell table:formula="of:=[.R$3]*([.O107]+[.M108])+(1-[.R$3])*[.N108]" office:value-type="float" office:value="95.7170312012115">
            <text:p>95.7170312012</text:p>
          </table:table-cell>
          <table:table-cell table:formula="of:=[.P107]+[.M108]" office:value-type="float" office:value="100.183">
            <text:p>100.183</text:p>
          </table:table-cell>
          <table:table-cell table:number-columns-repeated="2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79">
            <text:p>0.79</text:p>
          </table:table-cell>
          <table:table-cell office:value-type="float" office:value="0.72">
            <text:p>0.72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09]*0.1" office:value-type="float" office:value="-0.044">
            <text:p>-0.044</text:p>
          </table:table-cell>
          <table:table-cell table:formula="of:=DEGREES(ACOS([.G109]))" office:value-type="float" office:value="85.9860127819437">
            <text:p>85.9860127819</text:p>
          </table:table-cell>
          <table:table-cell table:formula="of:=[.R$3]*([.O108]+[.M109])+(1-[.R$3])*[.N109]" office:value-type="float" office:value="95.5761610170188">
            <text:p>95.576161017</text:p>
          </table:table-cell>
          <table:table-cell table:formula="of:=[.P108]+[.M109]" office:value-type="float" office:value="100.139">
            <text:p>100.139</text:p>
          </table:table-cell>
          <table:table-cell table:number-columns-repeated="2"/>
        </table:table-row>
        <table:table-row table:style-name="ro1">
          <table:table-cell office:value-type="float" office:value="-1.38">
            <text:p>-1.38</text:p>
          </table:table-cell>
          <table:table-cell office:value-type="float" office:value="-0.11">
            <text:p>-0.11</text:p>
          </table:table-cell>
          <table:table-cell office:value-type="float" office:value="0.81">
            <text:p>0.81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0]*0.1" office:value-type="float" office:value="0.138">
            <text:p>0.138</text:p>
          </table:table-cell>
          <table:table-cell table:formula="of:=DEGREES(ACOS([.G110]))" office:value-type="float" office:value="85.9860127819437">
            <text:p>85.9860127819</text:p>
          </table:table-cell>
          <table:table-cell table:formula="of:=[.R$3]*([.O109]+[.M110])+(1-[.R$3])*[.N110]" office:value-type="float" office:value="95.6168795346681">
            <text:p>95.6168795347</text:p>
          </table:table-cell>
          <table:table-cell table:formula="of:=[.P109]+[.M110]" office:value-type="float" office:value="100.277">
            <text:p>100.277</text:p>
          </table:table-cell>
          <table:table-cell table:number-columns-repeated="2"/>
        </table:table-row>
        <table:table-row table:style-name="ro1">
          <table:table-cell office:value-type="float" office:value="-2.41">
            <text:p>-2.41</text:p>
          </table:table-cell>
          <table:table-cell office:value-type="float" office:value="-0.05">
            <text:p>-0.05</text:p>
          </table:table-cell>
          <table:table-cell office:value-type="float" office:value="0.07">
            <text:p>0.0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1]*0.1" office:value-type="float" office:value="0.241">
            <text:p>0.241</text:p>
          </table:table-cell>
          <table:table-cell table:formula="of:=DEGREES(ACOS([.G111]))" office:value-type="float" office:value="85.9860127819437">
            <text:p>85.9860127819</text:p>
          </table:table-cell>
          <table:table-cell table:formula="of:=[.R$3]*([.O110]+[.M111])+(1-[.R$3])*[.N111]" office:value-type="float" office:value="95.7591608671408">
            <text:p>95.7591608671</text:p>
          </table:table-cell>
          <table:table-cell table:formula="of:=[.P110]+[.M111]" office:value-type="float" office:value="100.518">
            <text:p>100.518</text:p>
          </table:table-cell>
          <table:table-cell table:number-columns-repeated="2"/>
        </table:table-row>
        <table:table-row table:style-name="ro1">
          <table:table-cell office:value-type="float" office:value="-0.68">
            <text:p>-0.68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2]*0.1" office:value-type="float" office:value="0.068">
            <text:p>0.068</text:p>
          </table:table-cell>
          <table:table-cell table:formula="of:=DEGREES(ACOS([.G112]))" office:value-type="float" office:value="85.9860127819437">
            <text:p>85.9860127819</text:p>
          </table:table-cell>
          <table:table-cell table:formula="of:=[.R$3]*([.O111]+[.M112])+(1-[.R$3])*[.N112]" office:value-type="float" office:value="95.7287493862888">
            <text:p>95.7287493863</text:p>
          </table:table-cell>
          <table:table-cell table:formula="of:=[.P111]+[.M112]" office:value-type="float" office:value="100.586">
            <text:p>100.586</text:p>
          </table:table-cell>
          <table:table-cell table:number-columns-repeated="2"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68">
            <text:p>0.68</text:p>
          </table:table-cell>
          <table:table-cell office:value-type="float" office:value="0.11">
            <text:p>0.11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3]*0.1" office:value-type="float" office:value="-0.017">
            <text:p>-0.017</text:p>
          </table:table-cell>
          <table:table-cell table:formula="of:=DEGREES(ACOS([.G113]))" office:value-type="float" office:value="85.9860127819437">
            <text:p>85.9860127819</text:p>
          </table:table-cell>
          <table:table-cell table:formula="of:=[.R$3]*([.O112]+[.M113])+(1-[.R$3])*[.N113]" office:value-type="float" office:value="95.6144920202454">
            <text:p>95.6144920202</text:p>
          </table:table-cell>
          <table:table-cell table:formula="of:=[.P112]+[.M113]" office:value-type="float" office:value="100.569">
            <text:p>100.569</text:p>
          </table:table-cell>
          <table:table-cell table:number-columns-repeated="2"/>
        </table:table-row>
        <table:table-row table:style-name="ro1">
          <table:table-cell office:value-type="float" office:value="-3.17">
            <text:p>-3.17</text:p>
          </table:table-cell>
          <table:table-cell office:value-type="float" office:value="0.04">
            <text:p>0.04</text:p>
          </table:table-cell>
          <table:table-cell office:value-type="float" office:value="-0.02">
            <text:p>-0.02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4]*0.1" office:value-type="float" office:value="0.317">
            <text:p>0.317</text:p>
          </table:table-cell>
          <table:table-cell table:formula="of:=DEGREES(ACOS([.G114]))" office:value-type="float" office:value="86.5601872324848">
            <text:p>86.5601872325</text:p>
          </table:table-cell>
          <table:table-cell table:formula="of:=[.R$3]*([.O113]+[.M114])+(1-[.R$3])*[.N114]" office:value-type="float" office:value="95.8377789723678">
            <text:p>95.8377789724</text:p>
          </table:table-cell>
          <table:table-cell table:formula="of:=[.P113]+[.M114]" office:value-type="float" office:value="100.886">
            <text:p>100.886</text:p>
          </table:table-cell>
          <table:table-cell table:number-columns-repeated="2"/>
        </table:table-row>
        <table:table-row table:style-name="ro1">
          <table:table-cell office:value-type="float" office:value="-0.67">
            <text:p>-0.67</text:p>
          </table:table-cell>
          <table:table-cell office:value-type="float" office:value="-0.17">
            <text:p>-0.17</text:p>
          </table:table-cell>
          <table:table-cell office:value-type="float" office:value="0.38">
            <text:p>0.3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5]*0.1" office:value-type="float" office:value="0.067">
            <text:p>0.067</text:p>
          </table:table-cell>
          <table:table-cell table:formula="of:=DEGREES(ACOS([.G115]))" office:value-type="float" office:value="86.5601872324848">
            <text:p>86.5601872325</text:p>
          </table:table-cell>
          <table:table-cell table:formula="of:=[.R$3]*([.O114]+[.M115])+(1-[.R$3])*[.N115]" office:value-type="float" office:value="95.8113330549689">
            <text:p>95.811333055</text:p>
          </table:table-cell>
          <table:table-cell table:formula="of:=[.P114]+[.M115]" office:value-type="float" office:value="100.953">
            <text:p>100.953</text:p>
          </table:table-cell>
          <table:table-cell table:number-columns-repeated="2"/>
        </table:table-row>
        <table:table-row table:style-name="ro1">
          <table:table-cell office:value-type="float" office:value="-0.25">
            <text:p>-0.25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116]*0.1" office:value-type="float" office:value="0.025">
            <text:p>0.025</text:p>
          </table:table-cell>
          <table:table-cell table:formula="of:=DEGREES(ACOS([.G116]))" office:value-type="float" office:value="86.5601872324848">
            <text:p>86.5601872325</text:p>
          </table:table-cell>
          <table:table-cell table:formula="of:=[.R$3]*([.O115]+[.M116])+(1-[.R$3])*[.N116]" office:value-type="float" office:value="95.7435715967441">
            <text:p>95.7435715967</text:p>
          </table:table-cell>
          <table:table-cell table:formula="of:=[.P115]+[.M116]" office:value-type="float" office:value="100.978">
            <text:p>100.978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58">
            <text:p>0.58</text:p>
          </table:table-cell>
          <table:table-cell office:value-type="float" office:value="-0.16">
            <text:p>-0.16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-[.A117]*0.1" office:value-type="float" office:value="-0.005">
            <text:p>-0.005</text:p>
          </table:table-cell>
          <table:table-cell table:formula="of:=DEGREES(ACOS([.G117]))" office:value-type="float" office:value="85.9860127819437">
            <text:p>85.9860127819</text:p>
          </table:table-cell>
          <table:table-cell table:formula="of:=[.R$3]*([.O116]+[.M117])+(1-[.R$3])*[.N117]" office:value-type="float" office:value="95.6410460085961">
            <text:p>95.6410460086</text:p>
          </table:table-cell>
          <table:table-cell table:formula="of:=[.P116]+[.M117]" office:value-type="float" office:value="100.973">
            <text:p>100.973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8]*0.1" office:value-type="float" office:value="-0.052">
            <text:p>-0.052</text:p>
          </table:table-cell>
          <table:table-cell table:formula="of:=DEGREES(ACOS([.G118]))" office:value-type="float" office:value="85.4114342642142">
            <text:p>85.4114342642</text:p>
          </table:table-cell>
          <table:table-cell table:formula="of:=[.R$3]*([.O117]+[.M118])+(1-[.R$3])*[.N118]" office:value-type="float" office:value="95.4872698911522">
            <text:p>95.4872698912</text:p>
          </table:table-cell>
          <table:table-cell table:formula="of:=[.P117]+[.M118]" office:value-type="float" office:value="100.921">
            <text:p>100.921</text:p>
          </table:table-cell>
          <table:table-cell table:number-columns-repeated="2"/>
        </table:table-row>
        <table:table-row table:style-name="ro1">
          <table:table-cell office:value-type="float" office:value="-1.84">
            <text:p>-1.84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19]*0.1" office:value-type="float" office:value="0.184">
            <text:p>0.184</text:p>
          </table:table-cell>
          <table:table-cell table:formula="of:=DEGREES(ACOS([.G119]))" office:value-type="float" office:value="85.9860127819437">
            <text:p>85.9860127819</text:p>
          </table:table-cell>
          <table:table-cell table:formula="of:=[.R$3]*([.O118]+[.M119])+(1-[.R$3])*[.N119]" office:value-type="float" office:value="95.5744173200602">
            <text:p>95.5744173201</text:p>
          </table:table-cell>
          <table:table-cell table:formula="of:=[.P118]+[.M119]" office:value-type="float" office:value="101.105">
            <text:p>101.105</text:p>
          </table:table-cell>
          <table:table-cell table:number-columns-repeated="2"/>
        </table:table-row>
        <table:table-row table:style-name="ro1">
          <table:table-cell office:value-type="float" office:value="-2.13">
            <text:p>-2.13</text:p>
          </table:table-cell>
          <table:table-cell office:value-type="float" office:value="1.52">
            <text:p>1.52</text:p>
          </table:table-cell>
          <table:table-cell office:value-type="float" office:value="-0.37">
            <text:p>-0.3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20]*0.1" office:value-type="float" office:value="0.213">
            <text:p>0.213</text:p>
          </table:table-cell>
          <table:table-cell table:formula="of:=DEGREES(ACOS([.G120]))" office:value-type="float" office:value="85.9860127819437">
            <text:p>85.9860127819</text:p>
          </table:table-cell>
          <table:table-cell table:formula="of:=[.R$3]*([.O119]+[.M120])+(1-[.R$3])*[.N120]" office:value-type="float" office:value="95.689403274679">
            <text:p>95.6894032747</text:p>
          </table:table-cell>
          <table:table-cell table:formula="of:=[.P119]+[.M120]" office:value-type="float" office:value="101.318">
            <text:p>101.318</text:p>
          </table:table-cell>
          <table:table-cell table:number-columns-repeated="2"/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21]*0.1" office:value-type="float" office:value="-0.121">
            <text:p>-0.121</text:p>
          </table:table-cell>
          <table:table-cell table:formula="of:=DEGREES(ACOS([.G121]))" office:value-type="float" office:value="85.9860127819437">
            <text:p>85.9860127819</text:p>
          </table:table-cell>
          <table:table-cell table:formula="of:=[.R$3]*([.O120]+[.M121])+(1-[.R$3])*[.N121]" office:value-type="float" office:value="95.4725793697516">
            <text:p>95.4725793698</text:p>
          </table:table-cell>
          <table:table-cell table:formula="of:=[.P120]+[.M121]" office:value-type="float" office:value="101.197">
            <text:p>101.197</text:p>
          </table:table-cell>
          <table:table-cell table:number-columns-repeated="2"/>
        </table:table-row>
        <table:table-row table:style-name="ro1">
          <table:table-cell office:value-type="float" office:value="-0.67">
            <text:p>-0.67</text:p>
          </table:table-cell>
          <table:table-cell office:value-type="float" office:value="0.02">
            <text:p>0.02</text:p>
          </table:table-cell>
          <table:table-cell office:value-type="float" office:value="0.26">
            <text:p>0.26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22]*0.1" office:value-type="float" office:value="0.067">
            <text:p>0.067</text:p>
          </table:table-cell>
          <table:table-cell table:formula="of:=DEGREES(ACOS([.G122]))" office:value-type="float" office:value="85.4114342642142">
            <text:p>85.4114342642</text:p>
          </table:table-cell>
          <table:table-cell table:formula="of:=[.R$3]*([.O121]+[.M122])+(1-[.R$3])*[.N122]" office:value-type="float" office:value="95.4382979186962">
            <text:p>95.4382979187</text:p>
          </table:table-cell>
          <table:table-cell table:formula="of:=[.P121]+[.M122]" office:value-type="float" office:value="101.264">
            <text:p>101.264</text:p>
          </table:table-cell>
          <table:table-cell table:number-columns-repeated="2"/>
        </table:table-row>
        <table:table-row table:style-name="ro1">
          <table:table-cell office:value-type="float" office:value="-1.44">
            <text:p>-1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-[.A123]*0.1" office:value-type="float" office:value="0.144">
            <text:p>0.144</text:p>
          </table:table-cell>
          <table:table-cell table:formula="of:=DEGREES(ACOS([.G123]))" office:value-type="float" office:value="86.5601872324848">
            <text:p>86.5601872325</text:p>
          </table:table-cell>
          <table:table-cell table:formula="of:=[.R$3]*([.O122]+[.M123])+(1-[.R$3])*[.N123]" office:value-type="float" office:value="95.4920768118341">
            <text:p>95.4920768118</text:p>
          </table:table-cell>
          <table:table-cell table:formula="of:=[.P122]+[.M123]" office:value-type="float" office:value="101.408">
            <text:p>101.408</text:p>
          </table:table-cell>
          <table:table-cell table:number-columns-repeated="2"/>
        </table:table-row>
      </table:table>
      <table:table table:name="Hoja1_2" table:style-name="ta1">
        <table:shapes>
          <draw:frame draw:z-index="0" draw:style-name="gr1" svg:width="6.2988in" svg:height="3.5429in" svg:x="0.1858in" svg:y="4.624in">
            <draw:object draw:notify-on-update-of-ranges="Hoja1_2.P1:Hoja1_2.P1 Hoja1_2.P2:Hoja1_2.P1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88in" svg:height="3.5429in" svg:x="0.2185in" svg:y="0.9122in">
            <draw:object draw:notify-on-update-of-ranges="Hoja1_2.O1:Hoja1_2.O1 Hoja1_2.O2:Hoja1_2.O12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6.2988in" svg:height="3.5429in" svg:x="9.2878in" svg:y="0.5559in">
            <draw:object draw:notify-on-update-of-ranges="Hoja1_2.N1:Hoja1_2.N1 Hoja1_2.N2:Hoja1_2.N1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table:number-columns-repeated="13"/>
          <table:table-cell office:value-type="string">
            <text:p>Ang_Acc</text:p>
          </table:table-cell>
          <table:table-cell office:value-type="string">
            <text:p>Complementary</text:p>
          </table:table-cell>
          <table:table-cell office:value-type="string">
            <text:p>Integral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-0.3">
            <text:p>-0.3</text:p>
          </table:table-cell>
          <table:table-cell/>
          <table:table-cell office:value-type="float" office:value="-0.09">
            <text:p>-0.09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2]*0.1" office:value-type="float" office:value="0.021">
            <text:p>0.021</text:p>
          </table:table-cell>
          <table:table-cell table:style-name="ce1" table:formula="of:=DEGREES(ASIN([.F2]))" office:value-type="float" office:value="10.3697598054774">
            <text:p>10.37</text:p>
          </table:table-cell>
          <table:table-cell table:number-columns-repeated="2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float" office:value="-1.59">
            <text:p>-1.59</text:p>
          </table:table-cell>
          <table:table-cell office:value-type="float" office:value="1.21">
            <text:p>1.2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3]*0.1" office:value-type="float" office:value="-0.159">
            <text:p>-0.159</text:p>
          </table:table-cell>
          <table:table-cell table:style-name="ce1" table:formula="of:=DEGREES(ASIN([.F3]))" office:value-type="float" office:value="10.3697598054774">
            <text:p>10.37</text:p>
          </table:table-cell>
          <table:table-cell table:formula="of:=[.R$3]*([.O2]+[.M3])+(1-[.R$3])*[.N3]" office:value-type="float" office:value="-0.0537124019452257">
            <text:p>-0.05</text:p>
          </table:table-cell>
          <table:table-cell table:formula="of:=[.P2]+[.M3]" office:value-type="float" office:value="-0.159">
            <text:p>-0.16</text:p>
          </table:table-cell>
          <table:table-cell/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49">
            <text:p>0.49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7">
            <text:p>0.17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4]*0.1" office:value-type="float" office:value="0.082">
            <text:p>0.082</text:p>
          </table:table-cell>
          <table:table-cell table:style-name="ce1" table:formula="of:=DEGREES(ASIN([.F4]))" office:value-type="float" office:value="9.78781905671398">
            <text:p>9.79</text:p>
          </table:table-cell>
          <table:table-cell table:formula="of:=[.R$3]*([.O3]+[.M4])+(1-[.R$3])*[.N4]" office:value-type="float" office:value="0.125882912641366">
            <text:p>0.13</text:p>
          </table:table-cell>
          <table:table-cell table:formula="of:=[.P3]+[.M4]" office:value-type="float" office:value="-0.077">
            <text:p>-0.08</text:p>
          </table:table-cell>
          <table:table-cell table:number-columns-repeated="2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47">
            <text:p>0.47</text:p>
          </table:table-cell>
          <table:table-cell office:value-type="float" office:value="0.38">
            <text:p>0.38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5]*0.1" office:value-type="float" office:value="0.137">
            <text:p>0.137</text:p>
          </table:table-cell>
          <table:table-cell table:style-name="ce1" table:formula="of:=DEGREES(ASIN([.F5]))" office:value-type="float" office:value="10.9527841988911">
            <text:p>10.95</text:p>
          </table:table-cell>
          <table:table-cell table:formula="of:=[.R$3]*([.O4]+[.M5])+(1-[.R$3])*[.N5]" office:value-type="float" office:value="0.369781925503864">
            <text:p>0.37</text:p>
          </table:table-cell>
          <table:table-cell table:formula="of:=[.P4]+[.M5]" office:value-type="float" office:value="0.06">
            <text:p>0.06</text:p>
          </table:table-cell>
          <table:table-cell table:number-columns-repeated="2"/>
        </table:table-row>
        <table:table-row table:style-name="ro1">
          <table:table-cell office:value-type="float" office:value="-0.58">
            <text:p>-0.58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6]*0.1" office:value-type="float" office:value="-0.058">
            <text:p>-0.058</text:p>
          </table:table-cell>
          <table:table-cell table:style-name="ce1" table:formula="of:=DEGREES(ASIN([.F6]))" office:value-type="float" office:value="10.3697598054774">
            <text:p>10.37</text:p>
          </table:table-cell>
          <table:table-cell table:formula="of:=[.R$3]*([.O5]+[.M6])+(1-[.R$3])*[.N6]" office:value-type="float" office:value="0.4123617043036">
            <text:p>0.41</text:p>
          </table:table-cell>
          <table:table-cell table:formula="of:=[.P5]+[.M6]" office:value-type="float" office:value="0.002">
            <text:p>0.00</text:p>
          </table:table-cell>
          <table:table-cell table:number-columns-repeated="2"/>
        </table:table-row>
        <table:table-row table:style-name="ro1">
          <table:table-cell office:value-type="float" office:value="-2.43">
            <text:p>-2.43</text:p>
          </table:table-cell>
          <table:table-cell office:value-type="float" office:value="-0.19">
            <text:p>-0.19</text:p>
          </table:table-cell>
          <table:table-cell office:value-type="float" office:value="-0.46">
            <text:p>-0.4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7]*0.1" office:value-type="float" office:value="-0.243">
            <text:p>-0.243</text:p>
          </table:table-cell>
          <table:table-cell table:style-name="ce1" table:formula="of:=DEGREES(ASIN([.F7]))" office:value-type="float" office:value="10.3697598054774">
            <text:p>10.37</text:p>
          </table:table-cell>
          <table:table-cell table:formula="of:=[.R$3]*([.O6]+[.M7])+(1-[.R$3])*[.N7]" office:value-type="float" office:value="0.271365685315338">
            <text:p>0.27</text:p>
          </table:table-cell>
          <table:table-cell table:formula="of:=[.P6]+[.M7]" office:value-type="float" office:value="-0.241">
            <text:p>-0.24</text:p>
          </table:table-cell>
          <table:table-cell table:number-columns-repeated="2"/>
        </table:table-row>
        <table:table-row table:style-name="ro1">
          <table:table-cell office:value-type="float" office:value="-2.17">
            <text:p>-2.17</text:p>
          </table:table-cell>
          <table:table-cell office:value-type="float" office:value="-0.16">
            <text:p>-0.16</text:p>
          </table:table-cell>
          <table:table-cell office:value-type="float" office:value="-0.26">
            <text:p>-0.2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7">
            <text:p>0.17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8]*0.1" office:value-type="float" office:value="-0.217">
            <text:p>-0.217</text:p>
          </table:table-cell>
          <table:table-cell table:style-name="ce1" table:formula="of:=DEGREES(ASIN([.F8]))" office:value-type="float" office:value="9.78781905671398">
            <text:p>9.79</text:p>
          </table:table-cell>
          <table:table-cell table:formula="of:=[.R$3]*([.O7]+[.M8])+(1-[.R$3])*[.N8]" office:value-type="float" office:value="0.151700219029325">
            <text:p>0.15</text:p>
          </table:table-cell>
          <table:table-cell table:formula="of:=[.P7]+[.M8]" office:value-type="float" office:value="-0.458">
            <text:p>-0.46</text:p>
          </table:table-cell>
          <table:table-cell table:number-columns-repeated="2"/>
        </table:table-row>
        <table:table-row table:style-name="ro1">
          <table:table-cell office:value-type="float" office:value="-2.08">
            <text:p>-2.08</text:p>
          </table:table-cell>
          <table:table-cell office:value-type="float" office:value="0.31">
            <text:p>0.31</text:p>
          </table:table-cell>
          <table:table-cell office:value-type="float" office:value="-0.47">
            <text:p>-0.47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1">
            <text:p>0.91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9]*0.1" office:value-type="float" office:value="-0.208">
            <text:p>-0.208</text:p>
          </table:table-cell>
          <table:table-cell table:style-name="ce1" table:formula="of:=DEGREES(ASIN([.F9]))" office:value-type="float" office:value="10.3697598054774">
            <text:p>10.37</text:p>
          </table:table-cell>
          <table:table-cell table:formula="of:=[.R$3]*([.O8]+[.M9])+(1-[.R$3])*[.N9]" office:value-type="float" office:value="0.0479608148938056">
            <text:p>0.05</text:p>
          </table:table-cell>
          <table:table-cell table:formula="of:=[.P8]+[.M9]" office:value-type="float" office:value="-0.666">
            <text:p>-0.67</text:p>
          </table:table-cell>
          <table:table-cell table:number-columns-repeated="2"/>
        </table:table-row>
        <table:table-row table:style-name="ro1">
          <table:table-cell office:value-type="float" office:value="-1.45">
            <text:p>-1.45</text:p>
          </table:table-cell>
          <table:table-cell office:value-type="float" office:value="1.37">
            <text:p>1.37</text:p>
          </table:table-cell>
          <table:table-cell office:value-type="float" office:value="0.75">
            <text:p>0.75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7">
            <text:p>0.17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0]*0.1" office:value-type="float" office:value="-0.145">
            <text:p>-0.145</text:p>
          </table:table-cell>
          <table:table-cell table:style-name="ce1" table:formula="of:=DEGREES(ASIN([.F10]))" office:value-type="float" office:value="9.78781905671398">
            <text:p>9.79</text:p>
          </table:table-cell>
          <table:table-cell table:formula="of:=[.R$3]*([.O9]+[.M10])+(1-[.R$3])*[.N10]" office:value-type="float" office:value="0.00180939731200745">
            <text:p>0.00</text:p>
          </table:table-cell>
          <table:table-cell table:formula="of:=[.P9]+[.M10]" office:value-type="float" office:value="-0.811">
            <text:p>-0.81</text:p>
          </table:table-cell>
          <table:table-cell table:number-columns-repeated="2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1.31">
            <text:p>1.31</text:p>
          </table:table-cell>
          <table:table-cell office:value-type="float" office:value="0.26">
            <text:p>0.2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1]*0.1" office:value-type="float" office:value="0.203">
            <text:p>0.203</text:p>
          </table:table-cell>
          <table:table-cell table:style-name="ce1" table:formula="of:=DEGREES(ASIN([.F11]))" office:value-type="float" office:value="10.3697598054774">
            <text:p>10.37</text:p>
          </table:table-cell>
          <table:table-cell table:formula="of:=[.R$3]*([.O10]+[.M11])+(1-[.R$3])*[.N11]" office:value-type="float" office:value="0.306458901393662">
            <text:p>0.31</text:p>
          </table:table-cell>
          <table:table-cell table:formula="of:=[.P10]+[.M11]" office:value-type="float" office:value="-0.608">
            <text:p>-0.61</text:p>
          </table:table-cell>
          <table:table-cell table:number-columns-repeated="2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1.49">
            <text:p>1.49</text:p>
          </table:table-cell>
          <table:table-cell office:value-type="float" office:value="1.31">
            <text:p>1.3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2]*0.1" office:value-type="float" office:value="0.254">
            <text:p>0.254</text:p>
          </table:table-cell>
          <table:table-cell table:style-name="ce1" table:formula="of:=DEGREES(ASIN([.F12]))" office:value-type="float" office:value="10.3697598054774">
            <text:p>10.37</text:p>
          </table:table-cell>
          <table:table-cell table:formula="of:=[.R$3]*([.O11]+[.M12])+(1-[.R$3])*[.N12]" office:value-type="float" office:value="0.658551910434499">
            <text:p>0.66</text:p>
          </table:table-cell>
          <table:table-cell table:formula="of:=[.P11]+[.M12]" office:value-type="float" office:value="-0.354">
            <text:p>-0.35</text:p>
          </table:table-cell>
          <table:table-cell table:number-columns-repeated="2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3]*0.1" office:value-type="float" office:value="0.226">
            <text:p>0.226</text:p>
          </table:table-cell>
          <table:table-cell table:style-name="ce1" table:formula="of:=DEGREES(ASIN([.F13]))" office:value-type="float" office:value="10.3697598054774">
            <text:p>10.37</text:p>
          </table:table-cell>
          <table:table-cell table:formula="of:=[.R$3]*([.O12]+[.M13])+(1-[.R$3])*[.N13]" office:value-type="float" office:value="0.979403989384929">
            <text:p>0.98</text:p>
          </table:table-cell>
          <table:table-cell table:formula="of:=[.P12]+[.M13]" office:value-type="float" office:value="-0.128">
            <text:p>-0.13</text:p>
          </table:table-cell>
          <table:table-cell table:number-columns-repeated="2"/>
        </table:table-row>
        <table:table-row table:style-name="ro1">
          <table:table-cell office:value-type="float" office:value="-0.88">
            <text:p>-0.88</text:p>
          </table:table-cell>
          <table:table-cell office:value-type="float" office:value="0.51">
            <text:p>0.51</text:p>
          </table:table-cell>
          <table:table-cell office:value-type="float" office:value="-0.11">
            <text:p>-0.1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3">
            <text:p>-0.03</text:p>
          </table:table-cell>
          <table:table-cell office:value-type="float" office:value="-0.35">
            <text:p>-0.35</text:p>
          </table:table-cell>
          <table:table-cell/>
          <table:table-cell table:formula="of:=[.A14]*0.1" office:value-type="float" office:value="-0.088">
            <text:p>-0.088</text:p>
          </table:table-cell>
          <table:table-cell table:style-name="ce1" table:formula="of:=DEGREES(ASIN([.F14]))" office:value-type="float" office:value="10.9527841988911">
            <text:p>10.95</text:p>
          </table:table-cell>
          <table:table-cell table:formula="of:=[.R$3]*([.O13]+[.M14])+(1-[.R$3])*[.N14]" office:value-type="float" office:value="0.992017791479991">
            <text:p>0.99</text:p>
          </table:table-cell>
          <table:table-cell table:formula="of:=[.P13]+[.M14]" office:value-type="float" office:value="-0.216">
            <text:p>-0.22</text:p>
          </table:table-cell>
          <table:table-cell table:number-columns-repeated="2"/>
        </table:table-row>
        <table:table-row table:style-name="ro1">
          <table:table-cell office:value-type="float" office:value="-2.03">
            <text:p>-2.03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3">
            <text:p>-0.03</text:p>
          </table:table-cell>
          <table:table-cell office:value-type="float" office:value="-0.34">
            <text:p>-0.34</text:p>
          </table:table-cell>
          <table:table-cell/>
          <table:table-cell table:formula="of:=[.A15]*0.1" office:value-type="float" office:value="-0.203">
            <text:p>-0.203</text:p>
          </table:table-cell>
          <table:table-cell table:style-name="ce1" table:formula="of:=DEGREES(ASIN([.F15]))" office:value-type="float" office:value="10.9527841988911">
            <text:p>10.95</text:p>
          </table:table-cell>
          <table:table-cell table:formula="of:=[.R$3]*([.O14]+[.M15])+(1-[.R$3])*[.N15]" office:value-type="float" office:value="0.890655455554102">
            <text:p>0.89</text:p>
          </table:table-cell>
          <table:table-cell table:formula="of:=[.P14]+[.M15]" office:value-type="float" office:value="-0.419">
            <text:p>-0.42</text:p>
          </table:table-cell>
          <table:table-cell table:number-columns-repeated="2"/>
        </table:table-row>
        <table:table-row table:style-name="ro1">
          <table:table-cell office:value-type="float" office:value="-0.17">
            <text:p>-0.17</text:p>
          </table:table-cell>
          <table:table-cell office:value-type="float" office:value="0.31">
            <text:p>0.31</text:p>
          </table:table-cell>
          <table:table-cell office:value-type="float" office:value="0.65">
            <text:p>0.65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6]*0.1" office:value-type="float" office:value="-0.017">
            <text:p>-0.017</text:p>
          </table:table-cell>
          <table:table-cell table:style-name="ce1" table:formula="of:=DEGREES(ASIN([.F16]))" office:value-type="float" office:value="10.3697598054774">
            <text:p>10.37</text:p>
          </table:table-cell>
          <table:table-cell table:formula="of:=[.R$3]*([.O15]+[.M16])+(1-[.R$3])*[.N16]" office:value-type="float" office:value="0.968616499053335">
            <text:p>0.97</text:p>
          </table:table-cell>
          <table:table-cell table:formula="of:=[.P15]+[.M16]" office:value-type="float" office:value="-0.436">
            <text:p>-0.44</text:p>
          </table:table-cell>
          <table:table-cell table:number-columns-repeated="2"/>
        </table:table-row>
        <table:table-row table:style-name="ro1"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-0.4">
            <text:p>-0.4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7]*0.1" office:value-type="float" office:value="-0.004">
            <text:p>-0.004</text:p>
          </table:table-cell>
          <table:table-cell table:style-name="ce1" table:formula="of:=DEGREES(ASIN([.F17]))" office:value-type="float" office:value="10.3697598054774">
            <text:p>10.37</text:p>
          </table:table-cell>
          <table:table-cell table:formula="of:=[.R$3]*([.O16]+[.M17])+(1-[.R$3])*[.N17]" office:value-type="float" office:value="1.05866793211758">
            <text:p>1.06</text:p>
          </table:table-cell>
          <table:table-cell table:formula="of:=[.P16]+[.M17]" office:value-type="float" office:value="-0.44">
            <text:p>-0.44</text:p>
          </table:table-cell>
          <table:table-cell table:number-columns-repeated="2"/>
        </table:table-row>
        <table:table-row table:style-name="ro1">
          <table:table-cell office:value-type="float" office:value="-1.07">
            <text:p>-1.07</text:p>
          </table:table-cell>
          <table:table-cell office:value-type="float" office:value="-0.4">
            <text:p>-0.4</text:p>
          </table:table-cell>
          <table:table-cell office:value-type="float" office:value="0.07">
            <text:p>0.07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18]*0.1" office:value-type="float" office:value="-0.107">
            <text:p>-0.107</text:p>
          </table:table-cell>
          <table:table-cell table:style-name="ce1" table:formula="of:=DEGREES(ASIN([.F18]))" office:value-type="float" office:value="10.3697598054774">
            <text:p>10.37</text:p>
          </table:table-cell>
          <table:table-cell table:formula="of:=[.R$3]*([.O17]+[.M18])+(1-[.R$3])*[.N18]" office:value-type="float" office:value="1.04584885085117">
            <text:p>1.05</text:p>
          </table:table-cell>
          <table:table-cell table:formula="of:=[.P17]+[.M18]" office:value-type="float" office:value="-0.547">
            <text:p>-0.55</text:p>
          </table:table-cell>
          <table:table-cell table:number-columns-repeated="2"/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0.58">
            <text:p>-0.58</text:p>
          </table:table-cell>
          <table:table-cell office:value-type="float" office:value="-0.19">
            <text:p>-0.19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2">
            <text:p>-0.02</text:p>
          </table:table-cell>
          <table:table-cell office:value-type="float" office:value="-0.35">
            <text:p>-0.35</text:p>
          </table:table-cell>
          <table:table-cell/>
          <table:table-cell table:formula="of:=[.A19]*0.1" office:value-type="float" office:value="-0.04">
            <text:p>-0.04</text:p>
          </table:table-cell>
          <table:table-cell table:style-name="ce1" table:formula="of:=DEGREES(ASIN([.F19]))" office:value-type="float" office:value="10.3697598054774">
            <text:p>10.37</text:p>
          </table:table-cell>
          <table:table-cell table:formula="of:=[.R$3]*([.O18]+[.M19])+(1-[.R$3])*[.N19]" office:value-type="float" office:value="1.09948796039744">
            <text:p>1.10</text:p>
          </table:table-cell>
          <table:table-cell table:formula="of:=[.P18]+[.M19]" office:value-type="float" office:value="-0.587">
            <text:p>-0.59</text:p>
          </table:table-cell>
          <table:table-cell table:number-columns-repeated="2"/>
        </table:table-row>
        <table:table-row table:style-name="ro1">
          <table:table-cell office:value-type="float" office:value="-1.72">
            <text:p>-1.72</text:p>
          </table:table-cell>
          <table:table-cell office:value-type="float" office:value="1.05">
            <text:p>1.05</text:p>
          </table:table-cell>
          <table:table-cell office:value-type="float" office:value="-0.26">
            <text:p>-0.26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5">
            <text:p>0.05</text:p>
          </table:table-cell>
          <table:table-cell office:value-type="float" office:value="-0.03">
            <text:p>-0.03</text:p>
          </table:table-cell>
          <table:table-cell office:value-type="float" office:value="-0.34">
            <text:p>-0.34</text:p>
          </table:table-cell>
          <table:table-cell/>
          <table:table-cell table:formula="of:=[.A20]*0.1" office:value-type="float" office:value="-0.172">
            <text:p>-0.172</text:p>
          </table:table-cell>
          <table:table-cell table:style-name="ce1" table:formula="of:=DEGREES(ASIN([.F20]))" office:value-type="float" office:value="10.9527841988911">
            <text:p>10.95</text:p>
          </table:table-cell>
          <table:table-cell table:formula="of:=[.R$3]*([.O19]+[.M20])+(1-[.R$3])*[.N20]" office:value-type="float" office:value="1.02774092278237">
            <text:p>1.03</text:p>
          </table:table-cell>
          <table:table-cell table:formula="of:=[.P19]+[.M20]" office:value-type="float" office:value="-0.759">
            <text:p>-0.76</text:p>
          </table:table-cell>
          <table:table-cell table:number-columns-repeated="2"/>
        </table:table-row>
        <table:table-row table:style-name="ro1">
          <table:table-cell office:value-type="float" office:value="-0.74">
            <text:p>-0.74</text:p>
          </table:table-cell>
          <table:table-cell office:value-type="float" office:value="0.91">
            <text:p>0.91</text:p>
          </table:table-cell>
          <table:table-cell office:value-type="float" office:value="-0.11">
            <text:p>-0.1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21]*0.1" office:value-type="float" office:value="-0.074">
            <text:p>-0.074</text:p>
          </table:table-cell>
          <table:table-cell table:style-name="ce1" table:formula="of:=DEGREES(ASIN([.F21]))" office:value-type="float" office:value="10.3697598054774">
            <text:p>10.37</text:p>
          </table:table-cell>
          <table:table-cell table:formula="of:=[.R$3]*([.O20]+[.M21])+(1-[.R$3])*[.N21]" office:value-type="float" office:value="1.04790111160932">
            <text:p>1.05</text:p>
          </table:table-cell>
          <table:table-cell table:formula="of:=[.P20]+[.M21]" office:value-type="float" office:value="-0.833">
            <text:p>-0.83</text:p>
          </table:table-cell>
          <table:table-cell table:number-columns-repeated="2"/>
        </table:table-row>
        <table:table-row table:style-name="ro1">
          <table:table-cell office:value-type="float" office:value="-0.61">
            <text:p>-0.61</text:p>
          </table:table-cell>
          <table:table-cell office:value-type="float" office:value="0.51">
            <text:p>0.51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22]*0.1" office:value-type="float" office:value="-0.061">
            <text:p>-0.061</text:p>
          </table:table-cell>
          <table:table-cell table:style-name="ce1" table:formula="of:=DEGREES(ASIN([.F22]))" office:value-type="float" office:value="10.3697598054774">
            <text:p>10.37</text:p>
          </table:table-cell>
          <table:table-cell table:formula="of:=[.R$3]*([.O21]+[.M22])+(1-[.R$3])*[.N22]" office:value-type="float" office:value="1.08072969854801">
            <text:p>1.08</text:p>
          </table:table-cell>
          <table:table-cell table:formula="of:=[.P21]+[.M22]" office:value-type="float" office:value="-0.894">
            <text:p>-0.89</text:p>
          </table:table-cell>
          <table:table-cell table:number-columns-repeated="2"/>
        </table:table-row>
        <table:table-row table:style-name="ro1">
          <table:table-cell office:value-type="float" office:value="-1.75">
            <text:p>-1.75</text:p>
          </table:table-cell>
          <table:table-cell office:value-type="float" office:value="-0.44">
            <text:p>-0.44</text:p>
          </table:table-cell>
          <table:table-cell office:value-type="float" office:value="0.58">
            <text:p>0.58</text:p>
          </table:table-cell>
          <table:table-cell/>
          <table:table-cell office:value-type="float" office:value="-0.11">
            <text:p>-0.11</text:p>
          </table:table-cell>
          <table:table-cell office:value-type="float" office:value="0.18">
            <text:p>0.18</text:p>
          </table:table-cell>
          <table:table-cell office:value-type="float" office:value="0.93">
            <text:p>0.93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23]*0.1" office:value-type="float" office:value="-0.175">
            <text:p>-0.175</text:p>
          </table:table-cell>
          <table:table-cell table:style-name="ce1" table:formula="of:=DEGREES(ASIN([.F23]))" office:value-type="float" office:value="10.3697598054774">
            <text:p>10.37</text:p>
          </table:table-cell>
          <table:table-cell table:formula="of:=[.R$3]*([.O22]+[.M23])+(1-[.R$3])*[.N23]" office:value-type="float" office:value="1.0003699996173">
            <text:p>1.00</text:p>
          </table:table-cell>
          <table:table-cell table:formula="of:=[.P22]+[.M23]" office:value-type="float" office:value="-1.069">
            <text:p>-1.07</text:p>
          </table:table-cell>
          <table:table-cell table:number-columns-repeated="2"/>
        </table:table-row>
        <table:table-row table:style-name="ro1">
          <table:table-cell office:value-type="float" office:value="-18.08">
            <text:p>-18.08</text:p>
          </table:table-cell>
          <table:table-cell office:value-type="float" office:value="-2.64">
            <text:p>-2.64</text:p>
          </table:table-cell>
          <table:table-cell office:value-type="float" office:value="-0.63">
            <text:p>-0.6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02">
            <text:p>-0.02</text:p>
          </table:table-cell>
          <table:table-cell office:value-type="float" office:value="-0.34">
            <text:p>-0.34</text:p>
          </table:table-cell>
          <table:table-cell/>
          <table:table-cell table:formula="of:=[.A24]*0.1" office:value-type="float" office:value="-1.808">
            <text:p>-1.808</text:p>
          </table:table-cell>
          <table:table-cell table:style-name="ce1" table:formula="of:=DEGREES(ASIN([.F24]))" office:value-type="float" office:value="10.9527841988911">
            <text:p>10.95</text:p>
          </table:table-cell>
          <table:table-cell table:formula="of:=[.R$3]*([.O23]+[.M24])+(1-[.R$3])*[.N24]" office:value-type="float" office:value="-0.690025858389961">
            <text:p>-0.69</text:p>
          </table:table-cell>
          <table:table-cell table:formula="of:=[.P23]+[.M24]" office:value-type="float" office:value="-2.877">
            <text:p>-2.88</text:p>
          </table:table-cell>
          <table:table-cell table:number-columns-repeated="2"/>
        </table:table-row>
        <table:table-row table:style-name="ro1">
          <table:table-cell office:value-type="float" office:value="-40.32">
            <text:p>-40.32</text:p>
          </table:table-cell>
          <table:table-cell office:value-type="float" office:value="-2.54">
            <text:p>-2.54</text:p>
          </table:table-cell>
          <table:table-cell office:value-type="float" office:value="-1.12">
            <text:p>-1.12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3">
            <text:p>0.1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-0.34">
            <text:p>-0.34</text:p>
          </table:table-cell>
          <table:table-cell/>
          <table:table-cell table:formula="of:=[.A25]*0.1" office:value-type="float" office:value="-4.032">
            <text:p>-4.032</text:p>
          </table:table-cell>
          <table:table-cell table:style-name="ce1" table:formula="of:=DEGREES(ASIN([.F25]))" office:value-type="float" office:value="7.46959231641693">
            <text:p>7.47</text:p>
          </table:table-cell>
          <table:table-cell table:formula="of:=[.R$3]*([.O24]+[.M25])+(1-[.R$3])*[.N25]" office:value-type="float" office:value="-4.60010967664189">
            <text:p>-4.60</text:p>
          </table:table-cell>
          <table:table-cell table:formula="of:=[.P24]+[.M25]" office:value-type="float" office:value="-6.909">
            <text:p>-6.91</text:p>
          </table:table-cell>
          <table:table-cell table:number-columns-repeated="2"/>
        </table:table-row>
        <table:table-row table:style-name="ro1">
          <table:table-cell office:value-type="float" office:value="-40.6">
            <text:p>-40.6</text:p>
          </table:table-cell>
          <table:table-cell office:value-type="float" office:value="-5.58">
            <text:p>-5.58</text:p>
          </table:table-cell>
          <table:table-cell office:value-type="float" office:value="-5.37">
            <text:p>-5.37</text:p>
          </table:table-cell>
          <table:table-cell/>
          <table:table-cell office:value-type="float" office:value="-0.09">
            <text:p>-0.09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-0.34">
            <text:p>-0.34</text:p>
          </table:table-cell>
          <table:table-cell/>
          <table:table-cell table:formula="of:=[.A26]*0.1" office:value-type="float" office:value="-4.06">
            <text:p>-4.06</text:p>
          </table:table-cell>
          <table:table-cell table:style-name="ce1" table:formula="of:=DEGREES(ASIN([.F26]))" office:value-type="float" office:value="2.86598398259886">
            <text:p>2.87</text:p>
          </table:table-cell>
          <table:table-cell table:formula="of:=[.R$3]*([.O25]+[.M26])+(1-[.R$3])*[.N26]" office:value-type="float" office:value="-8.54484874004949">
            <text:p>-8.54</text:p>
          </table:table-cell>
          <table:table-cell table:formula="of:=[.P25]+[.M26]" office:value-type="float" office:value="-10.969">
            <text:p>-10.97</text:p>
          </table:table-cell>
          <table:table-cell table:number-columns-repeated="2"/>
        </table:table-row>
        <table:table-row table:style-name="ro1">
          <table:table-cell office:value-type="float" office:value="-37.92">
            <text:p>-37.92</text:p>
          </table:table-cell>
          <table:table-cell office:value-type="float" office:value="0">
            <text:p>0</text:p>
          </table:table-cell>
          <table:table-cell office:value-type="float" office:value="-2.66">
            <text:p>-2.6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-0.33">
            <text:p>-0.33</text:p>
          </table:table-cell>
          <table:table-cell/>
          <table:table-cell table:formula="of:=[.A27]*0.1" office:value-type="float" office:value="-3.792">
            <text:p>-3.792</text:p>
          </table:table-cell>
          <table:table-cell table:style-name="ce1" table:formula="of:=DEGREES(ASIN([.F27]))" office:value-type="float" office:value="0.572967344857153">
            <text:p>0.57</text:p>
          </table:table-cell>
          <table:table-cell table:formula="of:=[.R$3]*([.O26]+[.M27])+(1-[.R$3])*[.N27]" office:value-type="float" office:value="-12.2077505792004">
            <text:p>-12.21</text:p>
          </table:table-cell>
          <table:table-cell table:formula="of:=[.P26]+[.M27]" office:value-type="float" office:value="-14.761">
            <text:p>-14.76</text:p>
          </table:table-cell>
          <table:table-cell table:number-columns-repeated="2"/>
        </table:table-row>
        <table:table-row table:style-name="ro1">
          <table:table-cell office:value-type="float" office:value="-57.37">
            <text:p>-57.37</text:p>
          </table:table-cell>
          <table:table-cell office:value-type="float" office:value="-2.31">
            <text:p>-2.31</text:p>
          </table:table-cell>
          <table:table-cell office:value-type="float" office:value="-0.75">
            <text:p>-0.75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07">
            <text:p>-0.07</text:p>
          </table:table-cell>
          <table:table-cell office:value-type="float" office:value="0.94">
            <text:p>0.94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-0.31">
            <text:p>-0.31</text:p>
          </table:table-cell>
          <table:table-cell/>
          <table:table-cell table:formula="of:=[.A28]*0.1" office:value-type="float" office:value="-5.737">
            <text:p>-5.737</text:p>
          </table:table-cell>
          <table:table-cell table:style-name="ce1" table:formula="of:=DEGREES(ASIN([.F28]))" office:value-type="float" office:value="-4.01398721805631">
            <text:p>-4.01</text:p>
          </table:table-cell>
          <table:table-cell table:formula="of:=[.R$3]*([.O27]+[.M28])+(1-[.R$3])*[.N28]" office:value-type="float" office:value="-17.805442945589">
            <text:p>-17.81</text:p>
          </table:table-cell>
          <table:table-cell table:formula="of:=[.P27]+[.M28]" office:value-type="float" office:value="-20.498">
            <text:p>-20.50</text:p>
          </table:table-cell>
          <table:table-cell table:number-columns-repeated="2"/>
        </table:table-row>
        <table:table-row table:style-name="ro1">
          <table:table-cell office:value-type="float" office:value="-86.61">
            <text:p>-86.61</text:p>
          </table:table-cell>
          <table:table-cell office:value-type="float" office:value="1.12">
            <text:p>1.12</text:p>
          </table:table-cell>
          <table:table-cell office:value-type="float" office:value="-2.69">
            <text:p>-2.6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0.15">
            <text:p>-0.1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6">
            <text:p>0.16</text:p>
          </table:table-cell>
          <table:table-cell office:value-type="float" office:value="-0.28">
            <text:p>-0.28</text:p>
          </table:table-cell>
          <table:table-cell/>
          <table:table-cell table:formula="of:=[.A29]*0.1" office:value-type="float" office:value="-8.661">
            <text:p>-8.661</text:p>
          </table:table-cell>
          <table:table-cell table:style-name="ce1" table:formula="of:=DEGREES(ASIN([.F29]))" office:value-type="float" office:value="-8.62692655867864">
            <text:p>-8.63</text:p>
          </table:table-cell>
          <table:table-cell table:formula="of:=[.R$3]*([.O28]+[.M29])+(1-[.R$3])*[.N29]" office:value-type="float" office:value="-26.2880477817199">
            <text:p>-26.29</text:p>
          </table:table-cell>
          <table:table-cell table:formula="of:=[.P28]+[.M29]" office:value-type="float" office:value="-29.159">
            <text:p>-29.16</text:p>
          </table:table-cell>
          <table:table-cell table:number-columns-repeated="2"/>
        </table:table-row>
        <table:table-row table:style-name="ro1">
          <table:table-cell office:value-type="float" office:value="-72.96">
            <text:p>-72.96</text:p>
          </table:table-cell>
          <table:table-cell office:value-type="float" office:value="0.63">
            <text:p>0.63</text:p>
          </table:table-cell>
          <table:table-cell office:value-type="float" office:value="-2.84">
            <text:p>-2.84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37">
            <text:p>-0.3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6">
            <text:p>0.16</text:p>
          </table:table-cell>
          <table:table-cell office:value-type="float" office:value="-0.28">
            <text:p>-0.28</text:p>
          </table:table-cell>
          <table:table-cell/>
          <table:table-cell table:formula="of:=[.A30]*0.1" office:value-type="float" office:value="-7.296">
            <text:p>-7.296</text:p>
          </table:table-cell>
          <table:table-cell table:style-name="ce1" table:formula="of:=DEGREES(ASIN([.F30]))" office:value-type="float" office:value="-21.7156172832645">
            <text:p>-21.72</text:p>
          </table:table-cell>
          <table:table-cell table:formula="of:=[.R$3]*([.O29]+[.M30])+(1-[.R$3])*[.N30]" office:value-type="float" office:value="-33.4653634767353">
            <text:p>-33.47</text:p>
          </table:table-cell>
          <table:table-cell table:formula="of:=[.P29]+[.M30]" office:value-type="float" office:value="-36.455">
            <text:p>-36.46</text:p>
          </table:table-cell>
          <table:table-cell table:number-columns-repeated="2"/>
        </table:table-row>
        <table:table-row table:style-name="ro1">
          <table:table-cell office:value-type="float" office:value="-82.57">
            <text:p>-82.57</text:p>
          </table:table-cell>
          <table:table-cell office:value-type="float" office:value="1.58">
            <text:p>1.58</text:p>
          </table:table-cell>
          <table:table-cell office:value-type="float" office:value="-2.28">
            <text:p>-2.2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0.47">
            <text:p>-0.47</text:p>
          </table:table-cell>
          <table:table-cell office:value-type="float" office:value="0.81">
            <text:p>0.8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-0.23">
            <text:p>-0.23</text:p>
          </table:table-cell>
          <table:table-cell/>
          <table:table-cell table:formula="of:=[.A31]*0.1" office:value-type="float" office:value="-8.257">
            <text:p>-8.257</text:p>
          </table:table-cell>
          <table:table-cell table:style-name="ce1" table:formula="of:=DEGREES(ASIN([.F31]))" office:value-type="float" office:value="-28.0342965348813">
            <text:p>-28.03</text:p>
          </table:table-cell>
          <table:table-cell table:formula="of:=[.R$3]*([.O30]+[.M31])+(1-[.R$3])*[.N31]" office:value-type="float" office:value="-41.5854828073168">
            <text:p>-41.59</text:p>
          </table:table-cell>
          <table:table-cell table:formula="of:=[.P30]+[.M31]" office:value-type="float" office:value="-44.712">
            <text:p>-44.71</text:p>
          </table:table-cell>
          <table:table-cell table:number-columns-repeated="2"/>
        </table:table-row>
        <table:table-row table:style-name="ro1">
          <table:table-cell office:value-type="float" office:value="-72.92">
            <text:p>-72.92</text:p>
          </table:table-cell>
          <table:table-cell office:value-type="float" office:value="2.17">
            <text:p>2.17</text:p>
          </table:table-cell>
          <table:table-cell office:value-type="float" office:value="-0.61">
            <text:p>-0.61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63">
            <text:p>-0.63</text:p>
          </table:table-cell>
          <table:table-cell office:value-type="float" office:value="0.76">
            <text:p>0.7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-0.17">
            <text:p>-0.17</text:p>
          </table:table-cell>
          <table:table-cell/>
          <table:table-cell table:formula="of:=[.A32]*0.1" office:value-type="float" office:value="-7.292">
            <text:p>-7.292</text:p>
          </table:table-cell>
          <table:table-cell table:style-name="ce1" table:formula="of:=DEGREES(ASIN([.F32]))" office:value-type="float" office:value="-39.0501225361535">
            <text:p>-39.05</text:p>
          </table:table-cell>
          <table:table-cell table:formula="of:=[.R$3]*([.O31]+[.M32])+(1-[.R$3])*[.N32]" office:value-type="float" office:value="-48.7792092046051">
            <text:p>-48.78</text:p>
          </table:table-cell>
          <table:table-cell table:formula="of:=[.P31]+[.M32]" office:value-type="float" office:value="-52.004">
            <text:p>-52.00</text:p>
          </table:table-cell>
          <table:table-cell table:number-columns-repeated="2"/>
        </table:table-row>
        <table:table-row table:style-name="ro1">
          <table:table-cell office:value-type="float" office:value="-42.93">
            <text:p>-42.93</text:p>
          </table:table-cell>
          <table:table-cell office:value-type="float" office:value="0.17">
            <text:p>0.17</text:p>
          </table:table-cell>
          <table:table-cell office:value-type="float" office:value="3.36">
            <text:p>3.36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68">
            <text:p>-0.68</text:p>
          </table:table-cell>
          <table:table-cell office:value-type="float" office:value="0.67">
            <text:p>0.6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-0.12">
            <text:p>-0.12</text:p>
          </table:table-cell>
          <table:table-cell/>
          <table:table-cell table:formula="of:=[.A33]*0.1" office:value-type="float" office:value="-4.293">
            <text:p>-4.293</text:p>
          </table:table-cell>
          <table:table-cell table:style-name="ce1" table:formula="of:=DEGREES(ASIN([.F33]))" office:value-type="float" office:value="-42.8436430435963">
            <text:p>-42.84</text:p>
          </table:table-cell>
          <table:table-cell table:formula="of:=[.R$3]*([.O32]+[.M33])+(1-[.R$3])*[.N33]" office:value-type="float" office:value="-52.9699235429951">
            <text:p>-52.97</text:p>
          </table:table-cell>
          <table:table-cell table:formula="of:=[.P32]+[.M33]" office:value-type="float" office:value="-56.297">
            <text:p>-56.30</text:p>
          </table:table-cell>
          <table:table-cell table:number-columns-repeated="2"/>
        </table:table-row>
        <table:table-row table:style-name="ro1">
          <table:table-cell office:value-type="float" office:value="-26.88">
            <text:p>-26.88</text:p>
          </table:table-cell>
          <table:table-cell office:value-type="float" office:value="-0.16">
            <text:p>-0.16</text:p>
          </table:table-cell>
          <table:table-cell office:value-type="float" office:value="5.51">
            <text:p>5.51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74">
            <text:p>-0.74</text:p>
          </table:table-cell>
          <table:table-cell office:value-type="float" office:value="0.65">
            <text:p>0.65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5">
            <text:p>0.35</text:p>
          </table:table-cell>
          <table:table-cell office:value-type="float" office:value="-0.09">
            <text:p>-0.09</text:p>
          </table:table-cell>
          <table:table-cell/>
          <table:table-cell table:formula="of:=[.A34]*0.1" office:value-type="float" office:value="-2.688">
            <text:p>-2.688</text:p>
          </table:table-cell>
          <table:table-cell table:style-name="ce1" table:formula="of:=DEGREES(ASIN([.F34]))" office:value-type="float" office:value="-47.7314155704275">
            <text:p>-47.73</text:p>
          </table:table-cell>
          <table:table-cell table:formula="of:=[.R$3]*([.O33]+[.M34])+(1-[.R$3])*[.N34]" office:value-type="float" office:value="-55.5786584632694">
            <text:p>-55.58</text:p>
          </table:table-cell>
          <table:table-cell table:formula="of:=[.P33]+[.M34]" office:value-type="float" office:value="-58.985">
            <text:p>-58.99</text:p>
          </table:table-cell>
          <table:table-cell table:number-columns-repeated="2"/>
        </table:table-row>
        <table:table-row table:style-name="ro1">
          <table:table-cell office:value-type="float" office:value="-15.66">
            <text:p>-15.66</text:p>
          </table:table-cell>
          <table:table-cell office:value-type="float" office:value="-0.67">
            <text:p>-0.67</text:p>
          </table:table-cell>
          <table:table-cell office:value-type="float" office:value="6.39">
            <text:p>6.39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5">
            <text:p>0.35</text:p>
          </table:table-cell>
          <table:table-cell office:value-type="float" office:value="-0.09">
            <text:p>-0.09</text:p>
          </table:table-cell>
          <table:table-cell/>
          <table:table-cell table:formula="of:=[.A35]*0.1" office:value-type="float" office:value="-1.566">
            <text:p>-1.566</text:p>
          </table:table-cell>
          <table:table-cell table:style-name="ce1" table:formula="of:=DEGREES(ASIN([.F35]))" office:value-type="float" office:value="-49.4641978886834">
            <text:p>-49.46</text:p>
          </table:table-cell>
          <table:table-cell table:formula="of:=[.R$3]*([.O34]+[.M35])+(1-[.R$3])*[.N35]" office:value-type="float" office:value="-57.0678538575235">
            <text:p>-57.07</text:p>
          </table:table-cell>
          <table:table-cell table:formula="of:=[.P34]+[.M35]" office:value-type="float" office:value="-60.551">
            <text:p>-60.55</text:p>
          </table:table-cell>
          <table:table-cell table:number-columns-repeated="2"/>
        </table:table-row>
        <table:table-row table:style-name="ro1">
          <table:table-cell office:value-type="float" office:value="-4.5">
            <text:p>-4.5</text:p>
          </table:table-cell>
          <table:table-cell office:value-type="float" office:value="-1.47">
            <text:p>-1.47</text:p>
          </table:table-cell>
          <table:table-cell office:value-type="float" office:value="4.16">
            <text:p>4.16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9">
            <text:p>-0.79</text:p>
          </table:table-cell>
          <table:table-cell office:value-type="float" office:value="0.59">
            <text:p>0.59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36]*0.1" office:value-type="float" office:value="-0.45">
            <text:p>-0.45</text:p>
          </table:table-cell>
          <table:table-cell table:style-name="ce1" table:formula="of:=DEGREES(ASIN([.F36]))" office:value-type="float" office:value="-52.1855114939859">
            <text:p>-52.19</text:p>
          </table:table-cell>
          <table:table-cell table:formula="of:=[.R$3]*([.O35]+[.M36])+(1-[.R$3])*[.N36]" office:value-type="float" office:value="-57.4645304338881">
            <text:p>-57.46</text:p>
          </table:table-cell>
          <table:table-cell table:formula="of:=[.P35]+[.M36]" office:value-type="float" office:value="-61.001">
            <text:p>-61.00</text:p>
          </table:table-cell>
          <table:table-cell table:number-columns-repeated="2"/>
        </table:table-row>
        <table:table-row table:style-name="ro1">
          <table:table-cell office:value-type="float" office:value="-0.65">
            <text:p>-0.65</text:p>
          </table:table-cell>
          <table:table-cell office:value-type="float" office:value="-2.08">
            <text:p>-2.08</text:p>
          </table:table-cell>
          <table:table-cell office:value-type="float" office:value="1.66">
            <text:p>1.66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8">
            <text:p>-0.78</text:p>
          </table:table-cell>
          <table:table-cell office:value-type="float" office:value="0.6">
            <text:p>0.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37]*0.1" office:value-type="float" office:value="-0.065">
            <text:p>-0.065</text:p>
          </table:table-cell>
          <table:table-cell table:style-name="ce1" table:formula="of:=DEGREES(ASIN([.F37]))" office:value-type="float" office:value="-51.2605754021443">
            <text:p>-51.26</text:p>
          </table:table-cell>
          <table:table-cell table:formula="of:=[.R$3]*([.O36]+[.M37])+(1-[.R$3])*[.N37]" office:value-type="float" office:value="-57.4668408835707">
            <text:p>-57.47</text:p>
          </table:table-cell>
          <table:table-cell table:formula="of:=[.P36]+[.M37]" office:value-type="float" office:value="-61.066">
            <text:p>-61.07</text:p>
          </table:table-cell>
          <table:table-cell table:number-columns-repeated="2"/>
        </table:table-row>
        <table:table-row table:style-name="ro1">
          <table:table-cell office:value-type="float" office:value="-9.48">
            <text:p>-9.48</text:p>
          </table:table-cell>
          <table:table-cell office:value-type="float" office:value="0.09">
            <text:p>0.09</text:p>
          </table:table-cell>
          <table:table-cell office:value-type="float" office:value="0.74">
            <text:p>0.74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8">
            <text:p>-0.78</text:p>
          </table:table-cell>
          <table:table-cell office:value-type="float" office:value="0.59">
            <text:p>0.59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38]*0.1" office:value-type="float" office:value="-0.948">
            <text:p>-0.948</text:p>
          </table:table-cell>
          <table:table-cell table:style-name="ce1" table:formula="of:=DEGREES(ASIN([.F38]))" office:value-type="float" office:value="-51.2605754021443">
            <text:p>-51.26</text:p>
          </table:table-cell>
          <table:table-cell table:formula="of:=[.R$3]*([.O37]+[.M38])+(1-[.R$3])*[.N38]" office:value-type="float" office:value="-58.3432982287564">
            <text:p>-58.34</text:p>
          </table:table-cell>
          <table:table-cell table:formula="of:=[.P37]+[.M38]" office:value-type="float" office:value="-62.014">
            <text:p>-62.01</text:p>
          </table:table-cell>
          <table:table-cell table:number-columns-repeated="2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26">
            <text:p>0.26</text:p>
          </table:table-cell>
          <table:table-cell office:value-type="float" office:value="0.81">
            <text:p>0.81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8">
            <text:p>-0.78</text:p>
          </table:table-cell>
          <table:table-cell office:value-type="float" office:value="0.58">
            <text:p>0.5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39]*0.1" office:value-type="float" office:value="0.67">
            <text:p>0.67</text:p>
          </table:table-cell>
          <table:table-cell table:style-name="ce1" table:formula="of:=DEGREES(ASIN([.F39]))" office:value-type="float" office:value="-51.2605754021443">
            <text:p>-51.26</text:p>
          </table:table-cell>
          <table:table-cell table:formula="of:=[.R$3]*([.O38]+[.M39])+(1-[.R$3])*[.N39]" office:value-type="float" office:value="-57.6091710004903">
            <text:p>-57.61</text:p>
          </table:table-cell>
          <table:table-cell table:formula="of:=[.P38]+[.M39]" office:value-type="float" office:value="-61.344">
            <text:p>-61.34</text:p>
          </table:table-cell>
          <table:table-cell table:number-columns-repeated="2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33">
            <text:p>0.33</text:p>
          </table:table-cell>
          <table:table-cell office:value-type="float" office:value="-0.17">
            <text:p>-0.17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40]*0.1" office:value-type="float" office:value="0.628">
            <text:p>0.628</text:p>
          </table:table-cell>
          <table:table-cell table:style-name="ce1" table:formula="of:=DEGREES(ASIN([.F40]))" office:value-type="float" office:value="-49.4641978886834">
            <text:p>-49.46</text:p>
          </table:table-cell>
          <table:table-cell table:formula="of:=[.R$3]*([.O39]+[.M40])+(1-[.R$3])*[.N40]" office:value-type="float" office:value="-56.9060012693722">
            <text:p>-56.91</text:p>
          </table:table-cell>
          <table:table-cell table:formula="of:=[.P39]+[.M40]" office:value-type="float" office:value="-60.716">
            <text:p>-60.72</text:p>
          </table:table-cell>
          <table:table-cell table:number-columns-repeated="2"/>
        </table:table-row>
        <table:table-row table:style-name="ro1">
          <table:table-cell office:value-type="float" office:value="-4.3">
            <text:p>-4.3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41]*0.1" office:value-type="float" office:value="-0.43">
            <text:p>-0.43</text:p>
          </table:table-cell>
          <table:table-cell table:style-name="ce1" table:formula="of:=DEGREES(ASIN([.F41]))" office:value-type="float" office:value="-49.4641978886834">
            <text:p>-49.46</text:p>
          </table:table-cell>
          <table:table-cell table:formula="of:=[.R$3]*([.O40]+[.M41])+(1-[.R$3])*[.N41]" office:value-type="float" office:value="-57.2572832355653">
            <text:p>-57.26</text:p>
          </table:table-cell>
          <table:table-cell table:formula="of:=[.P40]+[.M41]" office:value-type="float" office:value="-61.146">
            <text:p>-61.15</text:p>
          </table:table-cell>
          <table:table-cell table:number-columns-repeated="2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0.04">
            <text:p>-0.04</text:p>
          </table:table-cell>
          <table:table-cell office:value-type="float" office:value="0.51">
            <text:p>0.51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7">
            <text:p>-0.77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42]*0.1" office:value-type="float" office:value="0.57">
            <text:p>0.57</text:p>
          </table:table-cell>
          <table:table-cell table:style-name="ce1" table:formula="of:=DEGREES(ASIN([.F42]))" office:value-type="float" office:value="-50.3538888530263">
            <text:p>-50.35</text:p>
          </table:table-cell>
          <table:table-cell table:formula="of:=[.R$3]*([.O41]+[.M42])+(1-[.R$3])*[.N42]" office:value-type="float" office:value="-56.62394929174">
            <text:p>-56.62</text:p>
          </table:table-cell>
          <table:table-cell table:formula="of:=[.P41]+[.M42]" office:value-type="float" office:value="-60.576">
            <text:p>-60.58</text:p>
          </table:table-cell>
          <table:table-cell table:number-columns-repeated="2"/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-0.16">
            <text:p>-0.16</text:p>
          </table:table-cell>
          <table:table-cell office:value-type="float" office:value="0.68">
            <text:p>0.68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5">
            <text:p>-0.75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43]*0.1" office:value-type="float" office:value="0.728">
            <text:p>0.728</text:p>
          </table:table-cell>
          <table:table-cell table:style-name="ce1" table:formula="of:=DEGREES(ASIN([.F43]))" office:value-type="float" office:value="-48.5903778907291">
            <text:p>-48.59</text:p>
          </table:table-cell>
          <table:table-cell table:formula="of:=[.R$3]*([.O42]+[.M43])+(1-[.R$3])*[.N43]" office:value-type="float" office:value="-55.8228935777298">
            <text:p>-55.82</text:p>
          </table:table-cell>
          <table:table-cell table:formula="of:=[.P42]+[.M43]" office:value-type="float" office:value="-59.848">
            <text:p>-59.85</text:p>
          </table:table-cell>
          <table:table-cell table:number-columns-repeated="2"/>
        </table:table-row>
        <table:table-row table:style-name="ro1">
          <table:table-cell office:value-type="float" office:value="-3.67">
            <text:p>-3.67</text:p>
          </table:table-cell>
          <table:table-cell office:value-type="float" office:value="0.02">
            <text:p>0.02</text:p>
          </table:table-cell>
          <table:table-cell office:value-type="float" office:value="-0.12">
            <text:p>-0.12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5">
            <text:p>-0.75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[.A44]*0.1" office:value-type="float" office:value="-0.367">
            <text:p>-0.367</text:p>
          </table:table-cell>
          <table:table-cell table:style-name="ce1" table:formula="of:=DEGREES(ASIN([.F44]))" office:value-type="float" office:value="-48.5903778907291">
            <text:p>-48.59</text:p>
          </table:table-cell>
          <table:table-cell table:formula="of:=[.R$3]*([.O43]+[.M44])+(1-[.R$3])*[.N44]" office:value-type="float" office:value="-56.1138984208598">
            <text:p>-56.11</text:p>
          </table:table-cell>
          <table:table-cell table:formula="of:=[.P43]+[.M44]" office:value-type="float" office:value="-60.215">
            <text:p>-60.22</text:p>
          </table:table-cell>
          <table:table-cell table:number-columns-repeated="2"/>
        </table:table-row>
        <table:table-row table:style-name="ro1">
          <table:table-cell office:value-type="float" office:value="-3.36">
            <text:p>-3.36</text:p>
          </table:table-cell>
          <table:table-cell office:value-type="float" office:value="0.81">
            <text:p>0.81</text:p>
          </table:table-cell>
          <table:table-cell office:value-type="float" office:value="-0.33">
            <text:p>-0.33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45]*0.1" office:value-type="float" office:value="-0.336">
            <text:p>-0.336</text:p>
          </table:table-cell>
          <table:table-cell table:style-name="ce1" table:formula="of:=DEGREES(ASIN([.F45]))" office:value-type="float" office:value="-49.4641978886834">
            <text:p>-49.46</text:p>
          </table:table-cell>
          <table:table-cell table:formula="of:=[.R$3]*([.O44]+[.M45])+(1-[.R$3])*[.N45]" office:value-type="float" office:value="-56.3800414155381">
            <text:p>-56.38</text:p>
          </table:table-cell>
          <table:table-cell table:formula="of:=[.P44]+[.M45]" office:value-type="float" office:value="-60.551">
            <text:p>-60.55</text:p>
          </table:table-cell>
          <table:table-cell table:number-columns-repeated="2"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office:value-type="float" office:value="-0.09">
            <text:p>-0.09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46]*0.1" office:value-type="float" office:value="0.089">
            <text:p>0.089</text:p>
          </table:table-cell>
          <table:table-cell table:style-name="ce1" table:formula="of:=DEGREES(ASIN([.F46]))" office:value-type="float" office:value="-49.4641978886834">
            <text:p>-49.46</text:p>
          </table:table-cell>
          <table:table-cell table:formula="of:=[.R$3]*([.O45]+[.M46])+(1-[.R$3])*[.N46]" office:value-type="float" office:value="-56.2227729802695">
            <text:p>-56.22</text:p>
          </table:table-cell>
          <table:table-cell table:formula="of:=[.P45]+[.M46]" office:value-type="float" office:value="-60.462">
            <text:p>-60.46</text:p>
          </table:table-cell>
          <table:table-cell table:number-columns-repeated="2"/>
        </table:table-row>
        <table:table-row table:style-name="ro1">
          <table:table-cell office:value-type="float" office:value="-0.46">
            <text:p>-0.46</text:p>
          </table:table-cell>
          <table:table-cell office:value-type="float" office:value="0.42">
            <text:p>0.42</text:p>
          </table:table-cell>
          <table:table-cell office:value-type="float" office:value="-0.23">
            <text:p>-0.23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5">
            <text:p>-0.75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[.A47]*0.1" office:value-type="float" office:value="-0.046">
            <text:p>-0.046</text:p>
          </table:table-cell>
          <table:table-cell table:style-name="ce1" table:formula="of:=DEGREES(ASIN([.F47]))" office:value-type="float" office:value="-48.5903778907291">
            <text:p>-48.59</text:p>
          </table:table-cell>
          <table:table-cell table:formula="of:=[.R$3]*([.O46]+[.M47])+(1-[.R$3])*[.N47]" office:value-type="float" office:value="-56.1919890293741">
            <text:p>-56.19</text:p>
          </table:table-cell>
          <table:table-cell table:formula="of:=[.P46]+[.M47]" office:value-type="float" office:value="-60.508">
            <text:p>-60.51</text:p>
          </table:table-cell>
          <table:table-cell table:number-columns-repeated="2"/>
        </table:table-row>
        <table:table-row table:style-name="ro1">
          <table:table-cell office:value-type="float" office:value="-1.33">
            <text:p>-1.33</text:p>
          </table:table-cell>
          <table:table-cell office:value-type="float" office:value="-0.04">
            <text:p>-0.04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[.A48]*0.1" office:value-type="float" office:value="-0.133">
            <text:p>-0.133</text:p>
          </table:table-cell>
          <table:table-cell table:style-name="ce1" table:formula="of:=DEGREES(ASIN([.F48]))" office:value-type="float" office:value="-49.4641978886834">
            <text:p>-49.46</text:p>
          </table:table-cell>
          <table:table-cell table:formula="of:=[.R$3]*([.O47]+[.M48])+(1-[.R$3])*[.N48]" office:value-type="float" office:value="-56.2563811179672">
            <text:p>-56.26</text:p>
          </table:table-cell>
          <table:table-cell table:formula="of:=[.P47]+[.M48]" office:value-type="float" office:value="-60.641">
            <text:p>-60.64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-0.02">
            <text:p>-0.02</text:p>
          </table:table-cell>
          <table:table-cell office:value-type="float" office:value="0.35">
            <text:p>0.35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5">
            <text:p>-0.75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[.A49]*0.1" office:value-type="float" office:value="0.052">
            <text:p>0.052</text:p>
          </table:table-cell>
          <table:table-cell table:style-name="ce1" table:formula="of:=DEGREES(ASIN([.F49]))" office:value-type="float" office:value="-48.5903778907291">
            <text:p>-48.59</text:p>
          </table:table-cell>
          <table:table-cell table:formula="of:=[.R$3]*([.O48]+[.M49])+(1-[.R$3])*[.N49]" office:value-type="float" office:value="-56.1282410856948">
            <text:p>-56.13</text:p>
          </table:table-cell>
          <table:table-cell table:formula="of:=[.P48]+[.M49]" office:value-type="float" office:value="-60.589">
            <text:p>-60.59</text:p>
          </table:table-cell>
          <table:table-cell table:number-columns-repeated="2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0]*0.1" office:value-type="float" office:value="0.098">
            <text:p>0.098</text:p>
          </table:table-cell>
          <table:table-cell table:style-name="ce1" table:formula="of:=DEGREES(ASIN([.F50]))" office:value-type="float" office:value="-49.4641978886834">
            <text:p>-49.46</text:p>
          </table:table-cell>
          <table:table-cell table:formula="of:=[.R$3]*([.O49]+[.M50])+(1-[.R$3])*[.N50]" office:value-type="float" office:value="-55.9645806537247">
            <text:p>-55.96</text:p>
          </table:table-cell>
          <table:table-cell table:formula="of:=[.P49]+[.M50]" office:value-type="float" office:value="-60.491">
            <text:p>-60.49</text:p>
          </table:table-cell>
          <table:table-cell table:number-columns-repeated="2"/>
        </table:table-row>
        <table:table-row table:style-name="ro1">
          <table:table-cell office:value-type="float" office:value="-2.68">
            <text:p>-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1]*0.1" office:value-type="float" office:value="-0.268">
            <text:p>-0.268</text:p>
          </table:table-cell>
          <table:table-cell table:style-name="ce1" table:formula="of:=DEGREES(ASIN([.F51]))" office:value-type="float" office:value="-49.4641978886834">
            <text:p>-49.46</text:p>
          </table:table-cell>
          <table:table-cell table:formula="of:=[.R$3]*([.O50]+[.M51])+(1-[.R$3])*[.N51]" office:value-type="float" office:value="-56.1648968260743">
            <text:p>-56.16</text:p>
          </table:table-cell>
          <table:table-cell table:formula="of:=[.P50]+[.M51]" office:value-type="float" office:value="-60.759">
            <text:p>-60.76</text:p>
          </table:table-cell>
          <table:table-cell table:number-columns-repeated="2"/>
        </table:table-row>
        <table:table-row table:style-name="ro1">
          <table:table-cell office:value-type="float" office:value="-2.59">
            <text:p>-2.59</text:p>
          </table:table-cell>
          <table:table-cell office:value-type="float" office:value="1.01">
            <text:p>1.01</text:p>
          </table:table-cell>
          <table:table-cell office:value-type="float" office:value="-1.15">
            <text:p>-1.15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5">
            <text:p>-0.75</text:p>
          </table:table-cell>
          <table:table-cell office:value-type="float" office:value="0.63">
            <text:p>0.6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2]*0.1" office:value-type="float" office:value="-0.259">
            <text:p>-0.259</text:p>
          </table:table-cell>
          <table:table-cell table:style-name="ce1" table:formula="of:=DEGREES(ASIN([.F52]))" office:value-type="float" office:value="-48.5903778907291">
            <text:p>-48.59</text:p>
          </table:table-cell>
          <table:table-cell table:formula="of:=[.R$3]*([.O51]+[.M52])+(1-[.R$3])*[.N52]" office:value-type="float" office:value="-56.3455616367209">
            <text:p>-56.35</text:p>
          </table:table-cell>
          <table:table-cell table:formula="of:=[.P51]+[.M52]" office:value-type="float" office:value="-61.018">
            <text:p>-61.02</text:p>
          </table:table-cell>
          <table:table-cell table:number-columns-repeated="2"/>
        </table:table-row>
        <table:table-row table:style-name="ro1">
          <table:table-cell office:value-type="float" office:value="-1.24">
            <text:p>-1.24</text:p>
          </table:table-cell>
          <table:table-cell office:value-type="float" office:value="0.63">
            <text:p>0.63</text:p>
          </table:table-cell>
          <table:table-cell office:value-type="float" office:value="-0.02">
            <text:p>-0.02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-0.08">
            <text:p>-0.08</text:p>
          </table:table-cell>
          <table:table-cell/>
          <table:table-cell table:formula="of:=[.A53]*0.1" office:value-type="float" office:value="-0.124">
            <text:p>-0.124</text:p>
          </table:table-cell>
          <table:table-cell table:style-name="ce1" table:formula="of:=DEGREES(ASIN([.F53]))" office:value-type="float" office:value="-49.4641978886834">
            <text:p>-49.46</text:p>
          </table:table-cell>
          <table:table-cell table:formula="of:=[.R$3]*([.O52]+[.M53])+(1-[.R$3])*[.N53]" office:value-type="float" office:value="-56.3995079992405">
            <text:p>-56.40</text:p>
          </table:table-cell>
          <table:table-cell table:formula="of:=[.P52]+[.M53]" office:value-type="float" office:value="-61.142">
            <text:p>-61.14</text:p>
          </table:table-cell>
          <table:table-cell table:number-columns-repeated="2"/>
        </table:table-row>
        <table:table-row table:style-name="ro1">
          <table:table-cell office:value-type="float" office:value="-3.12">
            <text:p>-3.12</text:p>
          </table:table-cell>
          <table:table-cell office:value-type="float" office:value="0.21">
            <text:p>0.21</text:p>
          </table:table-cell>
          <table:table-cell office:value-type="float" office:value="-0.26">
            <text:p>-0.26</text:p>
          </table:table-cell>
          <table:table-cell/>
          <table:table-cell office:value-type="float" office:value="-0.1">
            <text:p>-0.1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4]*0.1" office:value-type="float" office:value="-0.312">
            <text:p>-0.312</text:p>
          </table:table-cell>
          <table:table-cell table:style-name="ce1" table:formula="of:=DEGREES(ASIN([.F54]))" office:value-type="float" office:value="-49.4641978886834">
            <text:p>-49.46</text:p>
          </table:table-cell>
          <table:table-cell table:formula="of:=[.R$3]*([.O53]+[.M54])+(1-[.R$3])*[.N54]" office:value-type="float" office:value="-56.6390348981349">
            <text:p>-56.64</text:p>
          </table:table-cell>
          <table:table-cell table:formula="of:=[.P53]+[.M54]" office:value-type="float" office:value="-61.454">
            <text:p>-61.45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37">
            <text:p>0.37</text:p>
          </table:table-cell>
          <table:table-cell office:value-type="float" office:value="-0.16">
            <text:p>-0.16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5]*0.1" office:value-type="float" office:value="0.052">
            <text:p>0.052</text:p>
          </table:table-cell>
          <table:table-cell table:style-name="ce1" table:formula="of:=DEGREES(ASIN([.F55]))" office:value-type="float" office:value="-49.4641978886834">
            <text:p>-49.46</text:p>
          </table:table-cell>
          <table:table-cell table:formula="of:=[.R$3]*([.O54]+[.M55])+(1-[.R$3])*[.N55]" office:value-type="float" office:value="-56.5158065280404">
            <text:p>-56.52</text:p>
          </table:table-cell>
          <table:table-cell table:formula="of:=[.P54]+[.M55]" office:value-type="float" office:value="-61.402">
            <text:p>-61.40</text:p>
          </table:table-cell>
          <table:table-cell table:number-columns-repeated="2"/>
        </table:table-row>
        <table:table-row table:style-name="ro1">
          <table:table-cell office:value-type="float" office:value="-1.89">
            <text:p>-1.89</text:p>
          </table:table-cell>
          <table:table-cell office:value-type="float" office:value="0.49">
            <text:p>0.49</text:p>
          </table:table-cell>
          <table:table-cell office:value-type="float" office:value="-0.54">
            <text:p>-0.54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6">
            <text:p>-0.76</text:p>
          </table:table-cell>
          <table:table-cell office:value-type="float" office:value="0.62">
            <text:p>0.6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6]*0.1" office:value-type="float" office:value="-0.189">
            <text:p>-0.189</text:p>
          </table:table-cell>
          <table:table-cell table:style-name="ce1" table:formula="of:=DEGREES(ASIN([.F56]))" office:value-type="float" office:value="-49.4641978886834">
            <text:p>-49.46</text:p>
          </table:table-cell>
          <table:table-cell table:formula="of:=[.R$3]*([.O55]+[.M56])+(1-[.R$3])*[.N56]" office:value-type="float" office:value="-56.6324004416468">
            <text:p>-56.63</text:p>
          </table:table-cell>
          <table:table-cell table:formula="of:=[.P55]+[.M56]" office:value-type="float" office:value="-61.591">
            <text:p>-61.59</text:p>
          </table:table-cell>
          <table:table-cell table:number-columns-repeated="2"/>
        </table:table-row>
        <table:table-row table:style-name="ro1">
          <table:table-cell office:value-type="float" office:value="-7.89">
            <text:p>-7.89</text:p>
          </table:table-cell>
          <table:table-cell office:value-type="float" office:value="1.58">
            <text:p>1.58</text:p>
          </table:table-cell>
          <table:table-cell office:value-type="float" office:value="-2.33">
            <text:p>-2.33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7">
            <text:p>-0.77</text:p>
          </table:table-cell>
          <table:table-cell office:value-type="float" office:value="0.61">
            <text:p>0.6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8">
            <text:p>-0.08</text:p>
          </table:table-cell>
          <table:table-cell/>
          <table:table-cell table:formula="of:=[.A57]*0.1" office:value-type="float" office:value="-0.789">
            <text:p>-0.789</text:p>
          </table:table-cell>
          <table:table-cell table:style-name="ce1" table:formula="of:=DEGREES(ASIN([.F57]))" office:value-type="float" office:value="-50.3538888530263">
            <text:p>-50.35</text:p>
          </table:table-cell>
          <table:table-cell table:formula="of:=[.R$3]*([.O56]+[.M57])+(1-[.R$3])*[.N57]" office:value-type="float" office:value="-57.3507253257606">
            <text:p>-57.35</text:p>
          </table:table-cell>
          <table:table-cell table:formula="of:=[.P56]+[.M57]" office:value-type="float" office:value="-62.38">
            <text:p>-62.38</text:p>
          </table:table-cell>
          <table:table-cell table:number-columns-repeated="2"/>
        </table:table-row>
        <table:table-row table:style-name="ro1">
          <table:table-cell office:value-type="float" office:value="-19.22">
            <text:p>-19.22</text:p>
          </table:table-cell>
          <table:table-cell office:value-type="float" office:value="2.33">
            <text:p>2.33</text:p>
          </table:table-cell>
          <table:table-cell office:value-type="float" office:value="-4.8">
            <text:p>-4.8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77">
            <text:p>-0.77</text:p>
          </table:table-cell>
          <table:table-cell office:value-type="float" office:value="0.6">
            <text:p>0.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-0.07">
            <text:p>-0.07</text:p>
          </table:table-cell>
          <table:table-cell/>
          <table:table-cell table:formula="of:=[.A58]*0.1" office:value-type="float" office:value="-1.922">
            <text:p>-1.922</text:p>
          </table:table-cell>
          <table:table-cell table:style-name="ce1" table:formula="of:=DEGREES(ASIN([.F58]))" office:value-type="float" office:value="-50.3538888530263">
            <text:p>-50.35</text:p>
          </table:table-cell>
          <table:table-cell table:formula="of:=[.R$3]*([.O57]+[.M58])+(1-[.R$3])*[.N58]" office:value-type="float" office:value="-59.1835369610333">
            <text:p>-59.18</text:p>
          </table:table-cell>
          <table:table-cell table:formula="of:=[.P57]+[.M58]" office:value-type="float" office:value="-64.302">
            <text:p>-64.30</text:p>
          </table:table-cell>
          <table:table-cell table:number-columns-repeated="2"/>
        </table:table-row>
        <table:table-row table:style-name="ro1">
          <table:table-cell office:value-type="float" office:value="-44.43">
            <text:p>-44.43</text:p>
          </table:table-cell>
          <table:table-cell office:value-type="float" office:value="2.13">
            <text:p>2.13</text:p>
          </table:table-cell>
          <table:table-cell office:value-type="float" office:value="-9.68">
            <text:p>-9.6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0.81">
            <text:p>-0.81</text:p>
          </table:table-cell>
          <table:table-cell office:value-type="float" office:value="0.56">
            <text:p>0.56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7">
            <text:p>0.37</text:p>
          </table:table-cell>
          <table:table-cell office:value-type="float" office:value="-0.05">
            <text:p>-0.05</text:p>
          </table:table-cell>
          <table:table-cell/>
          <table:table-cell table:formula="of:=[.A59]*0.1" office:value-type="float" office:value="-4.443">
            <text:p>-4.443</text:p>
          </table:table-cell>
          <table:table-cell table:style-name="ce1" table:formula="of:=DEGREES(ASIN([.F59]))" office:value-type="float" office:value="-54.0959314166828">
            <text:p>-54.10</text:p>
          </table:table-cell>
          <table:table-cell table:formula="of:=[.R$3]*([.O58]+[.M59])+(1-[.R$3])*[.N59]" office:value-type="float" office:value="-63.5312309055898">
            <text:p>-63.53</text:p>
          </table:table-cell>
          <table:table-cell table:formula="of:=[.P58]+[.M59]" office:value-type="float" office:value="-68.745">
            <text:p>-68.75</text:p>
          </table:table-cell>
          <table:table-cell table:number-columns-repeated="2"/>
        </table:table-row>
        <table:table-row table:style-name="ro1">
          <table:table-cell office:value-type="float" office:value="-59.03">
            <text:p>-59.03</text:p>
          </table:table-cell>
          <table:table-cell office:value-type="float" office:value="0.56">
            <text:p>0.56</text:p>
          </table:table-cell>
          <table:table-cell office:value-type="float" office:value="-14.37">
            <text:p>-14.37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0.86">
            <text:p>-0.86</text:p>
          </table:table-cell>
          <table:table-cell office:value-type="float" office:value="0.5">
            <text:p>0.5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/>
          <table:table-cell table:formula="of:=[.A60]*0.1" office:value-type="float" office:value="-5.903">
            <text:p>-5.903</text:p>
          </table:table-cell>
          <table:table-cell table:style-name="ce1" table:formula="of:=DEGREES(ASIN([.F60]))" office:value-type="float" office:value="-59.3165828910242">
            <text:p>-59.32</text:p>
          </table:table-cell>
          <table:table-cell table:formula="of:=[.R$3]*([.O59]+[.M60])+(1-[.R$3])*[.N60]" office:value-type="float" office:value="-69.3330544254441">
            <text:p>-69.33</text:p>
          </table:table-cell>
          <table:table-cell table:formula="of:=[.P59]+[.M60]" office:value-type="float" office:value="-74.648">
            <text:p>-74.65</text:p>
          </table:table-cell>
          <table:table-cell table:number-columns-repeated="2"/>
        </table:table-row>
        <table:table-row table:style-name="ro1">
          <table:table-cell office:value-type="float" office:value="-73.04">
            <text:p>-73.04</text:p>
          </table:table-cell>
          <table:table-cell office:value-type="float" office:value="0.23">
            <text:p>0.23</text:p>
          </table:table-cell>
          <table:table-cell office:value-type="float" office:value="-10.85">
            <text:p>-10.85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0.88">
            <text:p>-0.88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/>
          <table:table-cell table:formula="of:=[.A61]*0.1" office:value-type="float" office:value="-7.304">
            <text:p>-7.304</text:p>
          </table:table-cell>
          <table:table-cell table:style-name="ce1" table:formula="of:=DEGREES(ASIN([.F61]))" office:value-type="float" office:value="-61.642363423672">
            <text:p>-61.64</text:p>
          </table:table-cell>
          <table:table-cell table:formula="of:=[.R$3]*([.O60]+[.M61])+(1-[.R$3])*[.N61]" office:value-type="float" office:value="-76.4871075154264">
            <text:p>-76.49</text:p>
          </table:table-cell>
          <table:table-cell table:formula="of:=[.P60]+[.M61]" office:value-type="float" office:value="-81.952">
            <text:p>-81.95</text:p>
          </table:table-cell>
          <table:table-cell table:number-columns-repeated="2"/>
        </table:table-row>
        <table:table-row table:style-name="ro1">
          <table:table-cell office:value-type="float" office:value="-66.11">
            <text:p>-66.11</text:p>
          </table:table-cell>
          <table:table-cell office:value-type="float" office:value="-0.37">
            <text:p>-0.37</text:p>
          </table:table-cell>
          <table:table-cell office:value-type="float" office:value="-1.86">
            <text:p>-1.86</text:p>
          </table:table-cell>
          <table:table-cell/>
          <table:table-cell office:value-type="float" office:value="-0.03">
            <text:p>-0.03</text:p>
          </table:table-cell>
          <table:table-cell office:value-type="float" office:value="-0.94">
            <text:p>-0.94</text:p>
          </table:table-cell>
          <table:table-cell office:value-type="float" office:value="0.27">
            <text:p>0.2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/>
          <table:table-cell table:formula="of:=[.A62]*0.1" office:value-type="float" office:value="-6.611">
            <text:p>-6.611</text:p>
          </table:table-cell>
          <table:table-cell table:style-name="ce1" table:formula="of:=DEGREES(ASIN([.F62]))" office:value-type="float" office:value="-70.0515564111973">
            <text:p>-70.05</text:p>
          </table:table-cell>
          <table:table-cell table:formula="of:=[.R$3]*([.O61]+[.M62])+(1-[.R$3])*[.N62]" office:value-type="float" office:value="-82.9676420043841">
            <text:p>-82.97</text:p>
          </table:table-cell>
          <table:table-cell table:formula="of:=[.P61]+[.M62]" office:value-type="float" office:value="-88.563">
            <text:p>-88.56</text:p>
          </table:table-cell>
          <table:table-cell table:number-columns-repeated="2"/>
        </table:table-row>
        <table:table-row table:style-name="ro1">
          <table:table-cell office:value-type="float" office:value="-36.08">
            <text:p>-36.08</text:p>
          </table:table-cell>
          <table:table-cell office:value-type="float" office:value="1.35">
            <text:p>1.35</text:p>
          </table:table-cell>
          <table:table-cell office:value-type="float" office:value="6.74">
            <text:p>6.74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1">
            <text:p>-1</text:p>
          </table:table-cell>
          <table:table-cell office:value-type="float" office:value="0.15">
            <text:p>0.15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table:formula="of:=[.A63]*0.1" office:value-type="float" office:value="-3.608">
            <text:p>-3.608</text:p>
          </table:table-cell>
          <table:table-cell table:style-name="ce1" table:formula="of:=DEGREES(ASIN([.F63]))" office:value-type="float" office:value="-90">
            <text:p>-90.00</text:p>
          </table:table-cell>
          <table:table-cell table:formula="of:=[.R$3]*([.O62]+[.M63])+(1-[.R$3])*[.N63]" office:value-type="float" office:value="-86.6098855843403">
            <text:p>-86.61</text:p>
          </table:table-cell>
          <table:table-cell table:formula="of:=[.P62]+[.M63]" office:value-type="float" office:value="-92.171">
            <text:p>-92.17</text:p>
          </table:table-cell>
          <table:table-cell table:number-columns-repeated="2"/>
        </table:table-row>
        <table:table-row table:style-name="ro1">
          <table:table-cell office:value-type="float" office:value="-10.15">
            <text:p>-10.15</text:p>
          </table:table-cell>
          <table:table-cell office:value-type="float" office:value="-2.15">
            <text:p>-2.15</text:p>
          </table:table-cell>
          <table:table-cell office:value-type="float" office:value="7.26">
            <text:p>7.2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17">
            <text:p>0.1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17">
            <text:p>0.17</text:p>
          </table:table-cell>
          <table:table-cell/>
          <table:table-cell table:formula="of:=[.A64]*0.1" office:value-type="float" office:value="-1.015">
            <text:p>-1.015</text:p>
          </table:table-cell>
          <table:table-cell table:style-name="ce1" table:formula="of:=DEGREES(ASIN([.F64]))" office:value-type="float" office:value="-90">
            <text:p>-90.00</text:p>
          </table:table-cell>
          <table:table-cell table:formula="of:=[.R$3]*([.O63]+[.M64])+(1-[.R$3])*[.N64]" office:value-type="float" office:value="-87.6486367284969">
            <text:p>-87.65</text:p>
          </table:table-cell>
          <table:table-cell table:formula="of:=[.P63]+[.M64]" office:value-type="float" office:value="-93.186">
            <text:p>-93.19</text:p>
          </table:table-cell>
          <table:table-cell table:number-columns-repeated="2"/>
        </table:table-row>
        <table:table-row table:style-name="ro1">
          <table:table-cell office:value-type="float" office:value="-58.68">
            <text:p>-58.68</text:p>
          </table:table-cell>
          <table:table-cell office:value-type="float" office:value="0.86">
            <text:p>0.86</text:p>
          </table:table-cell>
          <table:table-cell office:value-type="float" office:value="-0.74">
            <text:p>-0.74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17">
            <text:p>0.17</text:p>
          </table:table-cell>
          <table:table-cell/>
          <table:table-cell table:formula="of:=[.A65]*0.1" office:value-type="float" office:value="-5.868">
            <text:p>-5.868</text:p>
          </table:table-cell>
          <table:table-cell table:style-name="ce1" table:formula="of:=DEGREES(ASIN([.F65]))" office:value-type="float" office:value="-90">
            <text:p>-90.00</text:p>
          </table:table-cell>
          <table:table-cell table:formula="of:=[.R$3]*([.O64]+[.M65])+(1-[.R$3])*[.N65]" office:value-type="float" office:value="-93.4814703612119">
            <text:p>-93.48</text:p>
          </table:table-cell>
          <table:table-cell table:formula="of:=[.P64]+[.M65]" office:value-type="float" office:value="-99.054">
            <text:p>-99.05</text:p>
          </table:table-cell>
          <table:table-cell table:number-columns-repeated="2"/>
        </table:table-row>
        <table:table-row table:style-name="ro1">
          <table:table-cell office:value-type="float" office:value="-10.13">
            <text:p>-10.13</text:p>
          </table:table-cell>
          <table:table-cell office:value-type="float" office:value="0.51">
            <text:p>0.51</text:p>
          </table:table-cell>
          <table:table-cell office:value-type="float" office:value="0.37">
            <text:p>0.3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2">
            <text:p>0.02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66]*0.1" office:value-type="float" office:value="-1.013">
            <text:p>-1.013</text:p>
          </table:table-cell>
          <table:table-cell table:style-name="ce1" table:formula="of:=DEGREES(ASIN([.F66]))" office:value-type="float" office:value="-90">
            <text:p>-90.00</text:p>
          </table:table-cell>
          <table:table-cell table:formula="of:=[.R$3]*([.O65]+[.M66])+(1-[.R$3])*[.N66]" office:value-type="float" office:value="-94.4495256575998">
            <text:p>-94.45</text:p>
          </table:table-cell>
          <table:table-cell table:formula="of:=[.P65]+[.M66]" office:value-type="float" office:value="-100.067">
            <text:p>-100.07</text:p>
          </table:table-cell>
          <table:table-cell table:number-columns-repeated="2"/>
        </table:table-row>
        <table:table-row table:style-name="ro1">
          <table:table-cell office:value-type="float" office:value="24.95">
            <text:p>24.95</text:p>
          </table:table-cell>
          <table:table-cell office:value-type="float" office:value="1.56">
            <text:p>1.56</text:p>
          </table:table-cell>
          <table:table-cell office:value-type="float" office:value="1.29">
            <text:p>1.29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0.99">
            <text:p>-0.99</text:p>
          </table:table-cell>
          <table:table-cell office:value-type="float" office:value="0.02">
            <text:p>0.02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[.A67]*0.1" office:value-type="float" office:value="2.495">
            <text:p>2.495</text:p>
          </table:table-cell>
          <table:table-cell table:style-name="ce1" table:formula="of:=DEGREES(ASIN([.F67]))" office:value-type="float" office:value="-81.8903855440058">
            <text:p>-81.89</text:p>
          </table:table-cell>
          <table:table-cell table:formula="of:=[.R$3]*([.O66]+[.M67])+(1-[.R$3])*[.N67]" office:value-type="float" office:value="-91.8538842564638">
            <text:p>-91.85</text:p>
          </table:table-cell>
          <table:table-cell table:formula="of:=[.P66]+[.M67]" office:value-type="float" office:value="-97.572">
            <text:p>-97.57</text:p>
          </table:table-cell>
          <table:table-cell table:number-columns-repeated="2"/>
        </table:table-row>
        <table:table-row table:style-name="ro1">
          <table:table-cell office:value-type="float" office:value="-10.92">
            <text:p>-10.92</text:p>
          </table:table-cell>
          <table:table-cell office:value-type="float" office:value="0.54">
            <text:p>0.54</text:p>
          </table:table-cell>
          <table:table-cell office:value-type="float" office:value="3.41">
            <text:p>3.41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0.99">
            <text:p>-0.99</text:p>
          </table:table-cell>
          <table:table-cell office:value-type="float" office:value="0.07">
            <text:p>0.07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68]*0.1" office:value-type="float" office:value="-1.092">
            <text:p>-1.092</text:p>
          </table:table-cell>
          <table:table-cell table:style-name="ce1" table:formula="of:=DEGREES(ASIN([.F68]))" office:value-type="float" office:value="-81.8903855440058">
            <text:p>-81.89</text:p>
          </table:table-cell>
          <table:table-cell table:formula="of:=[.R$3]*([.O67]+[.M68])+(1-[.R$3])*[.N68]" office:value-type="float" office:value="-92.8353292693393">
            <text:p>-92.84</text:p>
          </table:table-cell>
          <table:table-cell table:formula="of:=[.P67]+[.M68]" office:value-type="float" office:value="-98.664">
            <text:p>-98.66</text:p>
          </table:table-cell>
          <table:table-cell table:number-columns-repeated="2"/>
        </table:table-row>
        <table:table-row table:style-name="ro1">
          <table:table-cell office:value-type="float" office:value="-4.48">
            <text:p>-4.48</text:p>
          </table:table-cell>
          <table:table-cell office:value-type="float" office:value="-0.91">
            <text:p>-0.91</text:p>
          </table:table-cell>
          <table:table-cell office:value-type="float" office:value="-2.9">
            <text:p>-2.9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1">
            <text:p>-1</text:p>
          </table:table-cell>
          <table:table-cell office:value-type="float" office:value="0.03">
            <text:p>0.03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69]*0.1" office:value-type="float" office:value="-0.448">
            <text:p>-0.448</text:p>
          </table:table-cell>
          <table:table-cell table:style-name="ce1" table:formula="of:=DEGREES(ASIN([.F69]))" office:value-type="float" office:value="-90">
            <text:p>-90.00</text:p>
          </table:table-cell>
          <table:table-cell table:formula="of:=[.R$3]*([.O68]+[.M69])+(1-[.R$3])*[.N69]" office:value-type="float" office:value="-93.2504959766459">
            <text:p>-93.25</text:p>
          </table:table-cell>
          <table:table-cell table:formula="of:=[.P68]+[.M69]" office:value-type="float" office:value="-99.112">
            <text:p>-99.11</text:p>
          </table:table-cell>
          <table:table-cell table:number-columns-repeated="2"/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-0.02">
            <text:p>-0.02</text:p>
          </table:table-cell>
          <table:table-cell office:value-type="float" office:value="2.4">
            <text:p>2.4</text:p>
          </table:table-cell>
          <table:table-cell/>
          <table:table-cell office:value-type="float" office:value="-0.04">
            <text:p>-0.04</text:p>
          </table:table-cell>
          <table:table-cell office:value-type="float" office:value="-1">
            <text:p>-1</text:p>
          </table:table-cell>
          <table:table-cell office:value-type="float" office:value="0.04">
            <text:p>0.04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[.A70]*0.1" office:value-type="float" office:value="0.123">
            <text:p>0.123</text:p>
          </table:table-cell>
          <table:table-cell table:style-name="ce1" table:formula="of:=DEGREES(ASIN([.F70]))" office:value-type="float" office:value="-90">
            <text:p>-90.00</text:p>
          </table:table-cell>
          <table:table-cell table:formula="of:=[.R$3]*([.O69]+[.M70])+(1-[.R$3])*[.N70]" office:value-type="float" office:value="-93.0962210168794">
            <text:p>-93.10</text:p>
          </table:table-cell>
          <table:table-cell table:formula="of:=[.P69]+[.M70]" office:value-type="float" office:value="-98.989">
            <text:p>-98.99</text:p>
          </table:table-cell>
          <table:table-cell table:number-columns-repeated="2"/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-0.09">
            <text:p>-0.09</text:p>
          </table:table-cell>
          <table:table-cell office:value-type="float" office:value="1.96">
            <text:p>1.9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[.A71]*0.1" office:value-type="float" office:value="0.732">
            <text:p>0.732</text:p>
          </table:table-cell>
          <table:table-cell table:style-name="ce1" table:formula="of:=DEGREES(ASIN([.F71]))" office:value-type="float" office:value="-90">
            <text:p>-90.00</text:p>
          </table:table-cell>
          <table:table-cell table:formula="of:=[.R$3]*([.O70]+[.M71])+(1-[.R$3])*[.N71]" office:value-type="float" office:value="-92.3405788067106">
            <text:p>-92.34</text:p>
          </table:table-cell>
          <table:table-cell table:formula="of:=[.P70]+[.M71]" office:value-type="float" office:value="-98.257">
            <text:p>-98.26</text:p>
          </table:table-cell>
          <table:table-cell table:number-columns-repeated="2"/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-0.05">
            <text:p>-0.05</text:p>
          </table:table-cell>
          <table:table-cell office:value-type="float" office:value="0.63">
            <text:p>0.6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72]*0.1" office:value-type="float" office:value="0.231">
            <text:p>0.231</text:p>
          </table:table-cell>
          <table:table-cell table:style-name="ce1" table:formula="of:=DEGREES(ASIN([.F72]))" office:value-type="float" office:value="-90">
            <text:p>-90.00</text:p>
          </table:table-cell>
          <table:table-cell table:formula="of:=[.R$3]*([.O71]+[.M72])+(1-[.R$3])*[.N72]" office:value-type="float" office:value="-92.0884830186435">
            <text:p>-92.09</text:p>
          </table:table-cell>
          <table:table-cell table:formula="of:=[.P71]+[.M72]" office:value-type="float" office:value="-98.026">
            <text:p>-98.03</text:p>
          </table:table-cell>
          <table:table-cell table:number-columns-repeated="2"/>
        </table:table-row>
        <table:table-row table:style-name="ro1">
          <table:table-cell office:value-type="float" office:value="-6.74">
            <text:p>-6.74</text:p>
          </table:table-cell>
          <table:table-cell office:value-type="float" office:value="1.5">
            <text:p>1.5</text:p>
          </table:table-cell>
          <table:table-cell office:value-type="float" office:value="-0.7">
            <text:p>-0.7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[.A73]*0.1" office:value-type="float" office:value="-0.674">
            <text:p>-0.674</text:p>
          </table:table-cell>
          <table:table-cell table:style-name="ce1" table:formula="of:=DEGREES(ASIN([.F73]))" office:value-type="float" office:value="-90">
            <text:p>-90.00</text:p>
          </table:table-cell>
          <table:table-cell table:formula="of:=[.R$3]*([.O72]+[.M73])+(1-[.R$3])*[.N73]" office:value-type="float" office:value="-92.7348581884571">
            <text:p>-92.73</text:p>
          </table:table-cell>
          <table:table-cell table:formula="of:=[.P72]+[.M73]" office:value-type="float" office:value="-98.7">
            <text:p>-98.70</text:p>
          </table:table-cell>
          <table:table-cell table:number-columns-repeated="2"/>
        </table:table-row>
        <table:table-row table:style-name="ro1">
          <table:table-cell office:value-type="float" office:value="-1.5">
            <text:p>-1.5</text:p>
          </table:table-cell>
          <table:table-cell office:value-type="float" office:value="2.07">
            <text:p>2.07</text:p>
          </table:table-cell>
          <table:table-cell office:value-type="float" office:value="-0.86">
            <text:p>-0.8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[.A74]*0.1" office:value-type="float" office:value="-0.15">
            <text:p>-0.15</text:p>
          </table:table-cell>
          <table:table-cell table:style-name="ce1" table:formula="of:=DEGREES(ASIN([.F74]))" office:value-type="float" office:value="-90">
            <text:p>-90.00</text:p>
          </table:table-cell>
          <table:table-cell table:formula="of:=[.R$3]*([.O73]+[.M74])+(1-[.R$3])*[.N74]" office:value-type="float" office:value="-92.8560096065726">
            <text:p>-92.86</text:p>
          </table:table-cell>
          <table:table-cell table:formula="of:=[.P73]+[.M74]" office:value-type="float" office:value="-98.85">
            <text:p>-98.85</text:p>
          </table:table-cell>
          <table:table-cell table:number-columns-repeated="2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1.82">
            <text:p>1.82</text:p>
          </table:table-cell>
          <table:table-cell office:value-type="float" office:value="0.12">
            <text:p>0.1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[.A75]*0.1" office:value-type="float" office:value="0.094">
            <text:p>0.094</text:p>
          </table:table-cell>
          <table:table-cell table:style-name="ce1" table:formula="of:=DEGREES(ASIN([.F75]))" office:value-type="float" office:value="-90">
            <text:p>-90.00</text:p>
          </table:table-cell>
          <table:table-cell table:formula="of:=[.R$3]*([.O74]+[.M75])+(1-[.R$3])*[.N75]" office:value-type="float" office:value="-92.7343895105068">
            <text:p>-92.73</text:p>
          </table:table-cell>
          <table:table-cell table:formula="of:=[.P74]+[.M75]" office:value-type="float" office:value="-98.756">
            <text:p>-98.76</text:p>
          </table:table-cell>
          <table:table-cell table:number-columns-repeated="2"/>
        </table:table-row>
        <table:table-row table:style-name="ro1">
          <table:table-cell office:value-type="float" office:value="-1.84">
            <text:p>-1.84</text:p>
          </table:table-cell>
          <table:table-cell office:value-type="float" office:value="0.19">
            <text:p>0.19</text:p>
          </table:table-cell>
          <table:table-cell office:value-type="float" office:value="-0.44">
            <text:p>-0.44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.01">
            <text:p>-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76]*0.1" office:value-type="float" office:value="-0.184">
            <text:p>-0.184</text:p>
          </table:table-cell>
          <table:table-cell table:style-name="ce1" table:formula="of:=DEGREES(ASIN([.F76]))" office:value-type="float" office:value="-90">
            <text:p>-90.00</text:p>
          </table:table-cell>
          <table:table-cell table:formula="of:=[.R$3]*([.O75]+[.M76])+(1-[.R$3])*[.N76]" office:value-type="float" office:value="-92.8892056154018">
            <text:p>-92.89</text:p>
          </table:table-cell>
          <table:table-cell table:formula="of:=[.P75]+[.M76]" office:value-type="float" office:value="-98.94">
            <text:p>-98.94</text:p>
          </table:table-cell>
          <table:table-cell table:number-columns-repeated="2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68">
            <text:p>0.68</text:p>
          </table:table-cell>
          <table:table-cell office:value-type="float" office:value="0.23">
            <text:p>0.23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77]*0.1" office:value-type="float" office:value="0.152">
            <text:p>0.152</text:p>
          </table:table-cell>
          <table:table-cell table:style-name="ce1" table:formula="of:=DEGREES(ASIN([.F77]))" office:value-type="float" office:value="-90">
            <text:p>-90.00</text:p>
          </table:table-cell>
          <table:table-cell table:formula="of:=[.R$3]*([.O76]+[.M77])+(1-[.R$3])*[.N77]" office:value-type="float" office:value="-92.7098335592478">
            <text:p>-92.71</text:p>
          </table:table-cell>
          <table:table-cell table:formula="of:=[.P76]+[.M77]" office:value-type="float" office:value="-98.788">
            <text:p>-98.79</text:p>
          </table:table-cell>
          <table:table-cell table:number-columns-repeated="2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78]*0.1" office:value-type="float" office:value="0.466">
            <text:p>0.466</text:p>
          </table:table-cell>
          <table:table-cell table:style-name="ce1" table:formula="of:=DEGREES(ASIN([.F78]))" office:value-type="float" office:value="-90">
            <text:p>-90.00</text:p>
          </table:table-cell>
          <table:table-cell table:formula="of:=[.R$3]*([.O77]+[.M78])+(1-[.R$3])*[.N78]" office:value-type="float" office:value="-92.2213952236553">
            <text:p>-92.22</text:p>
          </table:table-cell>
          <table:table-cell table:formula="of:=[.P77]+[.M78]" office:value-type="float" office:value="-98.322">
            <text:p>-98.32</text:p>
          </table:table-cell>
          <table:table-cell table:number-columns-repeated="2"/>
        </table:table-row>
        <table:table-row table:style-name="ro1">
          <table:table-cell office:value-type="float" office:value="-1.8">
            <text:p>-1.8</text:p>
          </table:table-cell>
          <table:table-cell office:value-type="float" office:value="0.42">
            <text:p>0.42</text:p>
          </table:table-cell>
          <table:table-cell office:value-type="float" office:value="0.3">
            <text:p>0.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79]*0.1" office:value-type="float" office:value="-0.18">
            <text:p>-0.18</text:p>
          </table:table-cell>
          <table:table-cell table:style-name="ce1" table:formula="of:=DEGREES(ASIN([.F79]))" office:value-type="float" office:value="-90">
            <text:p>-90.00</text:p>
          </table:table-cell>
          <table:table-cell table:formula="of:=[.R$3]*([.O78]+[.M79])+(1-[.R$3])*[.N79]" office:value-type="float" office:value="-92.3773812714188">
            <text:p>-92.38</text:p>
          </table:table-cell>
          <table:table-cell table:formula="of:=[.P78]+[.M79]" office:value-type="float" office:value="-98.502">
            <text:p>-98.50</text:p>
          </table:table-cell>
          <table:table-cell table:number-columns-repeated="2"/>
        </table:table-row>
        <table:table-row table:style-name="ro1">
          <table:table-cell office:value-type="float" office:value="-2.43">
            <text:p>-2.43</text:p>
          </table:table-cell>
          <table:table-cell office:value-type="float" office:value="0.94">
            <text:p>0.94</text:p>
          </table:table-cell>
          <table:table-cell office:value-type="float" office:value="-0.67">
            <text:p>-0.67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0]*0.1" office:value-type="float" office:value="-0.243">
            <text:p>-0.243</text:p>
          </table:table-cell>
          <table:table-cell table:style-name="ce1" table:formula="of:=DEGREES(ASIN([.F80]))" office:value-type="float" office:value="-90">
            <text:p>-90.00</text:p>
          </table:table-cell>
          <table:table-cell table:formula="of:=[.R$3]*([.O79]+[.M80])+(1-[.R$3])*[.N80]" office:value-type="float" office:value="-92.5941774587046">
            <text:p>-92.59</text:p>
          </table:table-cell>
          <table:table-cell table:formula="of:=[.P79]+[.M80]" office:value-type="float" office:value="-98.745">
            <text:p>-98.75</text:p>
          </table:table-cell>
          <table:table-cell table:number-columns-repeated="2"/>
        </table:table-row>
        <table:table-row table:style-name="ro1">
          <table:table-cell office:value-type="float" office:value="-1.21">
            <text:p>-1.21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1]*0.1" office:value-type="float" office:value="-0.121">
            <text:p>-0.121</text:p>
          </table:table-cell>
          <table:table-cell table:style-name="ce1" table:formula="of:=DEGREES(ASIN([.F81]))" office:value-type="float" office:value="-90">
            <text:p>-90.00</text:p>
          </table:table-cell>
          <table:table-cell table:formula="of:=[.R$3]*([.O80]+[.M81])+(1-[.R$3])*[.N81]" office:value-type="float" office:value="-92.6880256841175">
            <text:p>-92.69</text:p>
          </table:table-cell>
          <table:table-cell table:formula="of:=[.P80]+[.M81]" office:value-type="float" office:value="-98.866">
            <text:p>-98.87</text:p>
          </table:table-cell>
          <table:table-cell table:number-columns-repeated="2"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-0.42">
            <text:p>-0.4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2]*0.1" office:value-type="float" office:value="0.063">
            <text:p>0.063</text:p>
          </table:table-cell>
          <table:table-cell table:style-name="ce1" table:formula="of:=DEGREES(ASIN([.F82]))" office:value-type="float" office:value="-90">
            <text:p>-90.00</text:p>
          </table:table-cell>
          <table:table-cell table:formula="of:=[.R$3]*([.O81]+[.M82])+(1-[.R$3])*[.N82]" office:value-type="float" office:value="-92.5987754272764">
            <text:p>-92.60</text:p>
          </table:table-cell>
          <table:table-cell table:formula="of:=[.P81]+[.M82]" office:value-type="float" office:value="-98.803">
            <text:p>-98.80</text:p>
          </table:table-cell>
          <table:table-cell table:number-columns-repeated="2"/>
        </table:table-row>
        <table:table-row table:style-name="ro1">
          <table:table-cell office:value-type="float" office:value="-3.92">
            <text:p>-3.92</text:p>
          </table:table-cell>
          <table:table-cell office:value-type="float" office:value="0.58">
            <text:p>0.58</text:p>
          </table:table-cell>
          <table:table-cell office:value-type="float" office:value="-0.12">
            <text:p>-0.1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3]*0.1" office:value-type="float" office:value="-0.392">
            <text:p>-0.392</text:p>
          </table:table-cell>
          <table:table-cell table:style-name="ce1" table:formula="of:=DEGREES(ASIN([.F83]))" office:value-type="float" office:value="-90">
            <text:p>-90.00</text:p>
          </table:table-cell>
          <table:table-cell table:formula="of:=[.R$3]*([.O82]+[.M83])+(1-[.R$3])*[.N83]" office:value-type="float" office:value="-92.9608676730036">
            <text:p>-92.96</text:p>
          </table:table-cell>
          <table:table-cell table:formula="of:=[.P82]+[.M83]" office:value-type="float" office:value="-99.195">
            <text:p>-99.20</text:p>
          </table:table-cell>
          <table:table-cell table:number-columns-repeated="2"/>
        </table:table-row>
        <table:table-row table:style-name="ro1">
          <table:table-cell office:value-type="float" office:value="-2.05">
            <text:p>-2.05</text:p>
          </table:table-cell>
          <table:table-cell office:value-type="float" office:value="0.3">
            <text:p>0.3</text:p>
          </table:table-cell>
          <table:table-cell office:value-type="float" office:value="-0.35">
            <text:p>-0.35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4]*0.1" office:value-type="float" office:value="-0.205">
            <text:p>-0.205</text:p>
          </table:table-cell>
          <table:table-cell table:style-name="ce1" table:formula="of:=DEGREES(ASIN([.F84]))" office:value-type="float" office:value="-90">
            <text:p>-90.00</text:p>
          </table:table-cell>
          <table:table-cell table:formula="of:=[.R$3]*([.O83]+[.M84])+(1-[.R$3])*[.N84]" office:value-type="float" office:value="-93.1342089962736">
            <text:p>-93.13</text:p>
          </table:table-cell>
          <table:table-cell table:formula="of:=[.P83]+[.M84]" office:value-type="float" office:value="-99.4">
            <text:p>-99.40</text:p>
          </table:table-cell>
          <table:table-cell table:number-columns-repeated="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1.01">
            <text:p>1.01</text:p>
          </table:table-cell>
          <table:table-cell office:value-type="float" office:value="0.09">
            <text:p>0.0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[.A85]*0.1" office:value-type="float" office:value="0.031">
            <text:p>0.031</text:p>
          </table:table-cell>
          <table:table-cell table:style-name="ce1" table:formula="of:=DEGREES(ASIN([.F85]))" office:value-type="float" office:value="-90">
            <text:p>-90.00</text:p>
          </table:table-cell>
          <table:table-cell table:formula="of:=[.R$3]*([.O84]+[.M85])+(1-[.R$3])*[.N85]" office:value-type="float" office:value="-93.0721769063108">
            <text:p>-93.07</text:p>
          </table:table-cell>
          <table:table-cell table:formula="of:=[.P84]+[.M85]" office:value-type="float" office:value="-99.369">
            <text:p>-99.37</text:p>
          </table:table-cell>
          <table:table-cell table:number-columns-repeated="2"/>
        </table:table-row>
        <table:table-row table:style-name="ro1">
          <table:table-cell office:value-type="float" office:value="-0.61">
            <text:p>-0.61</text:p>
          </table:table-cell>
          <table:table-cell office:value-type="float" office:value="0.7">
            <text:p>0.7</text:p>
          </table:table-cell>
          <table:table-cell office:value-type="float" office:value="0.04">
            <text:p>0.04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[.A86]*0.1" office:value-type="float" office:value="-0.061">
            <text:p>-0.061</text:p>
          </table:table-cell>
          <table:table-cell table:style-name="ce1" table:formula="of:=DEGREES(ASIN([.F86]))" office:value-type="float" office:value="-90">
            <text:p>-90.00</text:p>
          </table:table-cell>
          <table:table-cell table:formula="of:=[.R$3]*([.O85]+[.M86])+(1-[.R$3])*[.N86]" office:value-type="float" office:value="-93.1018451372477">
            <text:p>-93.10</text:p>
          </table:table-cell>
          <table:table-cell table:formula="of:=[.P85]+[.M86]" office:value-type="float" office:value="-99.43">
            <text:p>-99.43</text:p>
          </table:table-cell>
          <table:table-cell table:number-columns-repeated="2"/>
        </table:table-row>
        <table:table-row table:style-name="ro1">
          <table:table-cell office:value-type="float" office:value="-1.05">
            <text:p>-1.05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1">
            <text:p>0.21</text:p>
          </table:table-cell>
          <table:table-cell/>
          <table:table-cell table:formula="of:=[.A87]*0.1" office:value-type="float" office:value="-0.105">
            <text:p>-0.105</text:p>
          </table:table-cell>
          <table:table-cell table:style-name="ce1" table:formula="of:=DEGREES(ASIN([.F87]))" office:value-type="float" office:value="-90">
            <text:p>-90.00</text:p>
          </table:table-cell>
          <table:table-cell table:formula="of:=[.R$3]*([.O86]+[.M87])+(1-[.R$3])*[.N87]" office:value-type="float" office:value="-93.1747766858753">
            <text:p>-93.17</text:p>
          </table:table-cell>
          <table:table-cell table:formula="of:=[.P86]+[.M87]" office:value-type="float" office:value="-99.535">
            <text:p>-99.54</text:p>
          </table:table-cell>
          <table:table-cell table:number-columns-repeated="2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8]*0.1" office:value-type="float" office:value="0.154">
            <text:p>0.154</text:p>
          </table:table-cell>
          <table:table-cell table:style-name="ce1" table:formula="of:=DEGREES(ASIN([.F88]))" office:value-type="float" office:value="-90">
            <text:p>-90.00</text:p>
          </table:table-cell>
          <table:table-cell table:formula="of:=[.R$3]*([.O87]+[.M88])+(1-[.R$3])*[.N88]" office:value-type="float" office:value="-92.9905689190165">
            <text:p>-92.99</text:p>
          </table:table-cell>
          <table:table-cell table:formula="of:=[.P87]+[.M88]" office:value-type="float" office:value="-99.381">
            <text:p>-99.38</text:p>
          </table:table-cell>
          <table:table-cell table:number-columns-repeated="2"/>
        </table:table-row>
        <table:table-row table:style-name="ro1">
          <table:table-cell office:value-type="float" office:value="-2.92">
            <text:p>-2.92</text:p>
          </table:table-cell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89]*0.1" office:value-type="float" office:value="-0.292">
            <text:p>-0.292</text:p>
          </table:table-cell>
          <table:table-cell table:style-name="ce1" table:formula="of:=DEGREES(ASIN([.F89]))" office:value-type="float" office:value="-90">
            <text:p>-90.00</text:p>
          </table:table-cell>
          <table:table-cell table:formula="of:=[.R$3]*([.O88]+[.M89])+(1-[.R$3])*[.N89]" office:value-type="float" office:value="-93.2497432298264">
            <text:p>-93.25</text:p>
          </table:table-cell>
          <table:table-cell table:formula="of:=[.P88]+[.M89]" office:value-type="float" office:value="-99.673">
            <text:p>-99.67</text:p>
          </table:table-cell>
          <table:table-cell table:number-columns-repeated="2"/>
        </table:table-row>
        <table:table-row table:style-name="ro1">
          <table:table-cell office:value-type="float" office:value="-0.96">
            <text:p>-0.96</text:p>
          </table:table-cell>
          <table:table-cell office:value-type="float" office:value="0.4">
            <text:p>0.4</text:p>
          </table:table-cell>
          <table:table-cell office:value-type="float" office:value="-0.23">
            <text:p>-0.2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0]*0.1" office:value-type="float" office:value="-0.096">
            <text:p>-0.096</text:p>
          </table:table-cell>
          <table:table-cell table:style-name="ce1" table:formula="of:=DEGREES(ASIN([.F90]))" office:value-type="float" office:value="-90">
            <text:p>-90.00</text:p>
          </table:table-cell>
          <table:table-cell table:formula="of:=[.R$3]*([.O89]+[.M90])+(1-[.R$3])*[.N90]" office:value-type="float" office:value="-93.3122857975281">
            <text:p>-93.31</text:p>
          </table:table-cell>
          <table:table-cell table:formula="of:=[.P89]+[.M90]" office:value-type="float" office:value="-99.769">
            <text:p>-99.77</text:p>
          </table:table-cell>
          <table:table-cell table:number-columns-repeated="2"/>
        </table:table-row>
        <table:table-row table:style-name="ro1">
          <table:table-cell office:value-type="float" office:value="-1.35">
            <text:p>-1.35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1]*0.1" office:value-type="float" office:value="-0.135">
            <text:p>-0.135</text:p>
          </table:table-cell>
          <table:table-cell table:style-name="ce1" table:formula="of:=DEGREES(ASIN([.F91]))" office:value-type="float" office:value="-90">
            <text:p>-90.00</text:p>
          </table:table-cell>
          <table:table-cell table:formula="of:=[.R$3]*([.O90]+[.M91])+(1-[.R$3])*[.N91]" office:value-type="float" office:value="-93.4128129395528">
            <text:p>-93.41</text:p>
          </table:table-cell>
          <table:table-cell table:formula="of:=[.P90]+[.M91]" office:value-type="float" office:value="-99.904">
            <text:p>-99.90</text:p>
          </table:table-cell>
          <table:table-cell table:number-columns-repeated="2"/>
        </table:table-row>
        <table:table-row table:style-name="ro1">
          <table:table-cell office:value-type="float" office:value="-0.86">
            <text:p>-0.86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2]*0.1" office:value-type="float" office:value="-0.086">
            <text:p>-0.086</text:p>
          </table:table-cell>
          <table:table-cell table:style-name="ce1" table:formula="of:=DEGREES(ASIN([.F92]))" office:value-type="float" office:value="-90">
            <text:p>-90.00</text:p>
          </table:table-cell>
          <table:table-cell table:formula="of:=[.R$3]*([.O91]+[.M92])+(1-[.R$3])*[.N92]" office:value-type="float" office:value="-93.4638248101573">
            <text:p>-93.46</text:p>
          </table:table-cell>
          <table:table-cell table:formula="of:=[.P91]+[.M92]" office:value-type="float" office:value="-99.99">
            <text:p>-99.99</text:p>
          </table:table-cell>
          <table:table-cell table:number-columns-repeated="2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-0.38">
            <text:p>-0.38</text:p>
          </table:table-cell>
          <table:table-cell office:value-type="float" office:value="0.54">
            <text:p>0.54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3]*0.1" office:value-type="float" office:value="0.137">
            <text:p>0.137</text:p>
          </table:table-cell>
          <table:table-cell table:style-name="ce1" table:formula="of:=DEGREES(ASIN([.F93]))" office:value-type="float" office:value="-90">
            <text:p>-90.00</text:p>
          </table:table-cell>
          <table:table-cell table:formula="of:=[.R$3]*([.O92]+[.M93])+(1-[.R$3])*[.N93]" office:value-type="float" office:value="-93.2935565620558">
            <text:p>-93.29</text:p>
          </table:table-cell>
          <table:table-cell table:formula="of:=[.P92]+[.M93]" office:value-type="float" office:value="-99.853">
            <text:p>-99.85</text:p>
          </table:table-cell>
          <table:table-cell table:number-columns-repeated="2"/>
        </table:table-row>
        <table:table-row table:style-name="ro1">
          <table:table-cell office:value-type="float" office:value="-2.05">
            <text:p>-2.05</text:p>
          </table:table-cell>
          <table:table-cell office:value-type="float" office:value="0.88">
            <text:p>0.88</text:p>
          </table:table-cell>
          <table:table-cell office:value-type="float" office:value="-0.23">
            <text:p>-0.2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4]*0.1" office:value-type="float" office:value="-0.205">
            <text:p>-0.205</text:p>
          </table:table-cell>
          <table:table-cell table:style-name="ce1" table:formula="of:=DEGREES(ASIN([.F94]))" office:value-type="float" office:value="-90">
            <text:p>-90.00</text:p>
          </table:table-cell>
          <table:table-cell table:formula="of:=[.R$3]*([.O93]+[.M94])+(1-[.R$3])*[.N94]" office:value-type="float" office:value="-93.4635709964352">
            <text:p>-93.46</text:p>
          </table:table-cell>
          <table:table-cell table:formula="of:=[.P93]+[.M94]" office:value-type="float" office:value="-100.058">
            <text:p>-100.06</text:p>
          </table:table-cell>
          <table:table-cell table:number-columns-repeated="2"/>
        </table:table-row>
        <table:table-row table:style-name="ro1">
          <table:table-cell office:value-type="float" office:value="-3.26">
            <text:p>-3.26</text:p>
          </table:table-cell>
          <table:table-cell office:value-type="float" office:value="0.93">
            <text:p>0.93</text:p>
          </table:table-cell>
          <table:table-cell office:value-type="float" office:value="-0.79">
            <text:p>-0.7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5]*0.1" office:value-type="float" office:value="-0.326">
            <text:p>-0.326</text:p>
          </table:table-cell>
          <table:table-cell table:style-name="ce1" table:formula="of:=DEGREES(ASIN([.F95]))" office:value-type="float" office:value="-90">
            <text:p>-90.00</text:p>
          </table:table-cell>
          <table:table-cell table:formula="of:=[.R$3]*([.O94]+[.M95])+(1-[.R$3])*[.N95]" office:value-type="float" office:value="-93.7516752864708">
            <text:p>-93.75</text:p>
          </table:table-cell>
          <table:table-cell table:formula="of:=[.P94]+[.M95]" office:value-type="float" office:value="-100.384">
            <text:p>-100.38</text:p>
          </table:table-cell>
          <table:table-cell table:number-columns-repeated="2"/>
        </table:table-row>
        <table:table-row table:style-name="ro1">
          <table:table-cell office:value-type="float" office:value="0.86">
            <text:p>0.86</text:p>
          </table:table-cell>
          <table:table-cell table:number-columns-repeated="2" office:value-type="float" office:value="0.56">
            <text:p>0.5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/>
          <table:table-cell table:formula="of:=[.A96]*0.1" office:value-type="float" office:value="0.086">
            <text:p>0.086</text:p>
          </table:table-cell>
          <table:table-cell table:style-name="ce1" table:formula="of:=DEGREES(ASIN([.F96]))" office:value-type="float" office:value="-90">
            <text:p>-90.00</text:p>
          </table:table-cell>
          <table:table-cell table:formula="of:=[.R$3]*([.O95]+[.M96])+(1-[.R$3])*[.N96]" office:value-type="float" office:value="-93.6290185336061">
            <text:p>-93.63</text:p>
          </table:table-cell>
          <table:table-cell table:formula="of:=[.P95]+[.M96]" office:value-type="float" office:value="-100.298">
            <text:p>-100.30</text:p>
          </table:table-cell>
          <table:table-cell table:number-columns-repeated="2"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7]*0.1" office:value-type="float" office:value="0.275">
            <text:p>0.275</text:p>
          </table:table-cell>
          <table:table-cell table:style-name="ce1" table:formula="of:=DEGREES(ASIN([.F97]))" office:value-type="float" office:value="-90">
            <text:p>-90.00</text:p>
          </table:table-cell>
          <table:table-cell table:formula="of:=[.R$3]*([.O96]+[.M97])+(1-[.R$3])*[.N97]" office:value-type="float" office:value="-93.3204783482701">
            <text:p>-93.32</text:p>
          </table:table-cell>
          <table:table-cell table:formula="of:=[.P96]+[.M97]" office:value-type="float" office:value="-100.023">
            <text:p>-100.02</text:p>
          </table:table-cell>
          <table:table-cell table:number-columns-repeated="2"/>
        </table:table-row>
        <table:table-row table:style-name="ro1">
          <table:table-cell office:value-type="float" office:value="-2.47">
            <text:p>-2.47</text:p>
          </table:table-cell>
          <table:table-cell office:value-type="float" office:value="0.14">
            <text:p>0.14</text:p>
          </table:table-cell>
          <table:table-cell office:value-type="float" office:value="0.33">
            <text:p>0.33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5">
            <text:p>0.05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8]*0.1" office:value-type="float" office:value="-0.247">
            <text:p>-0.247</text:p>
          </table:table-cell>
          <table:table-cell table:style-name="ce1" table:formula="of:=DEGREES(ASIN([.F98]))" office:value-type="float" office:value="-90">
            <text:p>-90.00</text:p>
          </table:table-cell>
          <table:table-cell table:formula="of:=[.R$3]*([.O97]+[.M98])+(1-[.R$3])*[.N98]" office:value-type="float" office:value="-93.5318035647874">
            <text:p>-93.53</text:p>
          </table:table-cell>
          <table:table-cell table:formula="of:=[.P97]+[.M98]" office:value-type="float" office:value="-100.27">
            <text:p>-100.27</text:p>
          </table:table-cell>
          <table:table-cell table:number-columns-repeated="2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54">
            <text:p>0.54</text:p>
          </table:table-cell>
          <table:table-cell/>
          <table:table-cell office:value-type="float" office:value="-0.05">
            <text:p>-0.05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99]*0.1" office:value-type="float" office:value="0.074">
            <text:p>0.074</text:p>
          </table:table-cell>
          <table:table-cell table:style-name="ce1" table:formula="of:=DEGREES(ASIN([.F99]))" office:value-type="float" office:value="-90">
            <text:p>-90.00</text:p>
          </table:table-cell>
          <table:table-cell table:formula="of:=[.R$3]*([.O98]+[.M99])+(1-[.R$3])*[.N99]" office:value-type="float" office:value="-93.4232255291395">
            <text:p>-93.42</text:p>
          </table:table-cell>
          <table:table-cell table:formula="of:=[.P98]+[.M99]" office:value-type="float" office:value="-100.196">
            <text:p>-100.20</text:p>
          </table:table-cell>
          <table:table-cell table:number-columns-repeated="2"/>
        </table:table-row>
        <table:table-row table:style-name="ro1">
          <table:table-cell office:value-type="float" office:value="2.07">
            <text:p>2.0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00]*0.1" office:value-type="float" office:value="0.207">
            <text:p>0.207</text:p>
          </table:table-cell>
          <table:table-cell table:style-name="ce1" table:formula="of:=DEGREES(ASIN([.F100]))" office:value-type="float" office:value="-90">
            <text:p>-90.00</text:p>
          </table:table-cell>
          <table:table-cell table:formula="of:=[.R$3]*([.O99]+[.M100])+(1-[.R$3])*[.N100]" office:value-type="float" office:value="-93.1840632738481">
            <text:p>-93.18</text:p>
          </table:table-cell>
          <table:table-cell table:formula="of:=[.P99]+[.M100]" office:value-type="float" office:value="-99.989">
            <text:p>-99.99</text:p>
          </table:table-cell>
          <table:table-cell table:number-columns-repeated="2"/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01]*0.1" office:value-type="float" office:value="0.411">
            <text:p>0.411</text:p>
          </table:table-cell>
          <table:table-cell table:style-name="ce1" table:formula="of:=DEGREES(ASIN([.F101]))" office:value-type="float" office:value="-90">
            <text:p>-90.00</text:p>
          </table:table-cell>
          <table:table-cell table:formula="of:=[.R$3]*([.O100]+[.M101])+(1-[.R$3])*[.N101]" office:value-type="float" office:value="-92.7453326411096">
            <text:p>-92.75</text:p>
          </table:table-cell>
          <table:table-cell table:formula="of:=[.P100]+[.M101]" office:value-type="float" office:value="-99.578">
            <text:p>-99.58</text:p>
          </table:table-cell>
          <table:table-cell table:number-columns-repeated="2"/>
        </table:table-row>
        <table:table-row table:style-name="ro1">
          <table:table-cell office:value-type="float" office:value="-0.31">
            <text:p>-0.31</text:p>
          </table:table-cell>
          <table:table-cell office:value-type="float" office:value="0.49">
            <text:p>0.49</text:p>
          </table:table-cell>
          <table:table-cell office:value-type="float" office:value="0.88">
            <text:p>0.88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table:formula="of:=[.A102]*0.1" office:value-type="float" office:value="-0.031">
            <text:p>-0.031</text:p>
          </table:table-cell>
          <table:table-cell table:style-name="ce1" table:formula="of:=DEGREES(ASIN([.F102]))" office:value-type="float" office:value="-90">
            <text:p>-90.00</text:p>
          </table:table-cell>
          <table:table-cell table:formula="of:=[.R$3]*([.O101]+[.M102])+(1-[.R$3])*[.N102]" office:value-type="float" office:value="-92.7485693146986">
            <text:p>-92.75</text:p>
          </table:table-cell>
          <table:table-cell table:formula="of:=[.P101]+[.M102]" office:value-type="float" office:value="-99.609">
            <text:p>-99.61</text:p>
          </table:table-cell>
          <table:table-cell table:number-columns-repeated="2"/>
        </table:table-row>
        <table:table-row table:style-name="ro1">
          <table:table-cell office:value-type="float" office:value="-1.92">
            <text:p>-1.92</text:p>
          </table:table-cell>
          <table:table-cell office:value-type="float" office:value="1.17">
            <text:p>1.17</text:p>
          </table:table-cell>
          <table:table-cell office:value-type="float" office:value="-0.93">
            <text:p>-0.93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table:formula="of:=[.A103]*0.1" office:value-type="float" office:value="-0.192">
            <text:p>-0.192</text:p>
          </table:table-cell>
          <table:table-cell table:style-name="ce1" table:formula="of:=DEGREES(ASIN([.F103]))" office:value-type="float" office:value="-90">
            <text:p>-90.00</text:p>
          </table:table-cell>
          <table:table-cell table:formula="of:=[.R$3]*([.O102]+[.M103])+(1-[.R$3])*[.N103]" office:value-type="float" office:value="-92.9111636215516">
            <text:p>-92.91</text:p>
          </table:table-cell>
          <table:table-cell table:formula="of:=[.P102]+[.M103]" office:value-type="float" office:value="-99.801">
            <text:p>-99.80</text:p>
          </table:table-cell>
          <table:table-cell table:number-columns-repeated="2"/>
        </table:table-row>
        <table:table-row table:style-name="ro1">
          <table:table-cell office:value-type="float" office:value="-3.52">
            <text:p>-3.52</text:p>
          </table:table-cell>
          <table:table-cell office:value-type="float" office:value="1.19">
            <text:p>1.19</text:p>
          </table:table-cell>
          <table:table-cell office:value-type="float" office:value="0.88">
            <text:p>0.88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table:formula="of:=[.A104]*0.1" office:value-type="float" office:value="-0.352">
            <text:p>-0.352</text:p>
          </table:table-cell>
          <table:table-cell table:style-name="ce1" table:formula="of:=DEGREES(ASIN([.F104]))" office:value-type="float" office:value="-90">
            <text:p>-90.00</text:p>
          </table:table-cell>
          <table:table-cell table:formula="of:=[.R$3]*([.O103]+[.M104])+(1-[.R$3])*[.N104]" office:value-type="float" office:value="-93.2305319853361">
            <text:p>-93.23</text:p>
          </table:table-cell>
          <table:table-cell table:formula="of:=[.P103]+[.M104]" office:value-type="float" office:value="-100.153">
            <text:p>-100.15</text:p>
          </table:table-cell>
          <table:table-cell table:number-columns-repeated="2"/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42">
            <text:p>0.42</text:p>
          </table:table-cell>
          <table:table-cell office:value-type="float" office:value="0.7">
            <text:p>0.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05]*0.1" office:value-type="float" office:value="0.243">
            <text:p>0.243</text:p>
          </table:table-cell>
          <table:table-cell table:style-name="ce1" table:formula="of:=DEGREES(ASIN([.F105]))" office:value-type="float" office:value="-90">
            <text:p>-90.00</text:p>
          </table:table-cell>
          <table:table-cell table:formula="of:=[.R$3]*([.O104]+[.M105])+(1-[.R$3])*[.N105]" office:value-type="float" office:value="-92.9576566654827">
            <text:p>-92.96</text:p>
          </table:table-cell>
          <table:table-cell table:formula="of:=[.P104]+[.M105]" office:value-type="float" office:value="-99.91">
            <text:p>-99.91</text:p>
          </table:table-cell>
          <table:table-cell table:number-columns-repeated="2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-0.05">
            <text:p>-0.05</text:p>
          </table:table-cell>
          <table:table-cell office:value-type="float" office:value="1.17">
            <text:p>1.1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106]*0.1" office:value-type="float" office:value="0.212">
            <text:p>0.212</text:p>
          </table:table-cell>
          <table:table-cell table:style-name="ce1" table:formula="of:=DEGREES(ASIN([.F106]))" office:value-type="float" office:value="-90">
            <text:p>-90.00</text:p>
          </table:table-cell>
          <table:table-cell table:formula="of:=[.R$3]*([.O105]+[.M106])+(1-[.R$3])*[.N106]" office:value-type="float" office:value="-92.7182000988279">
            <text:p>-92.72</text:p>
          </table:table-cell>
          <table:table-cell table:formula="of:=[.P105]+[.M106]" office:value-type="float" office:value="-99.698">
            <text:p>-99.70</text:p>
          </table:table-cell>
          <table:table-cell table:number-columns-repeated="2"/>
        </table:table-row>
        <table:table-row table:style-name="ro1">
          <table:table-cell office:value-type="float" office:value="-1.73">
            <text:p>-1.73</text:p>
          </table:table-cell>
          <table:table-cell office:value-type="float" office:value="-0.12">
            <text:p>-0.12</text:p>
          </table:table-cell>
          <table:table-cell office:value-type="float" office:value="0.47">
            <text:p>0.4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107]*0.1" office:value-type="float" office:value="-0.173">
            <text:p>-0.173</text:p>
          </table:table-cell>
          <table:table-cell table:style-name="ce1" table:formula="of:=DEGREES(ASIN([.F107]))" office:value-type="float" office:value="-90">
            <text:p>-90.00</text:p>
          </table:table-cell>
          <table:table-cell table:formula="of:=[.R$3]*([.O106]+[.M107])+(1-[.R$3])*[.N107]" office:value-type="float" office:value="-92.8622880978396">
            <text:p>-92.86</text:p>
          </table:table-cell>
          <table:table-cell table:formula="of:=[.P106]+[.M107]" office:value-type="float" office:value="-99.871">
            <text:p>-99.87</text:p>
          </table:table-cell>
          <table:table-cell table:number-columns-repeated="2"/>
        </table:table-row>
        <table:table-row table:style-name="ro1">
          <table:table-cell office:value-type="float" office:value="-3.12">
            <text:p>-3.1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108]*0.1" office:value-type="float" office:value="-0.312">
            <text:p>-0.312</text:p>
          </table:table-cell>
          <table:table-cell table:style-name="ce1" table:formula="of:=DEGREES(ASIN([.F108]))" office:value-type="float" office:value="-90">
            <text:p>-90.00</text:p>
          </table:table-cell>
          <table:table-cell table:formula="of:=[.R$3]*([.O107]+[.M108])+(1-[.R$3])*[.N108]" office:value-type="float" office:value="-93.1425452168612">
            <text:p>-93.14</text:p>
          </table:table-cell>
          <table:table-cell table:formula="of:=[.P107]+[.M108]" office:value-type="float" office:value="-100.183">
            <text:p>-100.18</text:p>
          </table:table-cell>
          <table:table-cell table:number-columns-repeated="2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79">
            <text:p>0.79</text:p>
          </table:table-cell>
          <table:table-cell office:value-type="float" office:value="0.72">
            <text:p>0.72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09]*0.1" office:value-type="float" office:value="0.044">
            <text:p>0.044</text:p>
          </table:table-cell>
          <table:table-cell table:style-name="ce1" table:formula="of:=DEGREES(ASIN([.F109]))" office:value-type="float" office:value="-90">
            <text:p>-90.00</text:p>
          </table:table-cell>
          <table:table-cell table:formula="of:=[.R$3]*([.O108]+[.M109])+(1-[.R$3])*[.N109]" office:value-type="float" office:value="-93.0675597646926">
            <text:p>-93.07</text:p>
          </table:table-cell>
          <table:table-cell table:formula="of:=[.P108]+[.M109]" office:value-type="float" office:value="-100.139">
            <text:p>-100.14</text:p>
          </table:table-cell>
          <table:table-cell table:number-columns-repeated="2"/>
        </table:table-row>
        <table:table-row table:style-name="ro1">
          <table:table-cell office:value-type="float" office:value="-1.38">
            <text:p>-1.38</text:p>
          </table:table-cell>
          <table:table-cell office:value-type="float" office:value="-0.11">
            <text:p>-0.11</text:p>
          </table:table-cell>
          <table:table-cell office:value-type="float" office:value="0.81">
            <text:p>0.81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-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0]*0.1" office:value-type="float" office:value="-0.138">
            <text:p>-0.138</text:p>
          </table:table-cell>
          <table:table-cell table:style-name="ce1" table:formula="of:=DEGREES(ASIN([.F110]))" office:value-type="float" office:value="-90">
            <text:p>-90.00</text:p>
          </table:table-cell>
          <table:table-cell table:formula="of:=[.R$3]*([.O109]+[.M110])+(1-[.R$3])*[.N110]" office:value-type="float" office:value="-93.1735041670457">
            <text:p>-93.17</text:p>
          </table:table-cell>
          <table:table-cell table:formula="of:=[.P109]+[.M110]" office:value-type="float" office:value="-100.277">
            <text:p>-100.28</text:p>
          </table:table-cell>
          <table:table-cell table:number-columns-repeated="2"/>
        </table:table-row>
        <table:table-row table:style-name="ro1">
          <table:table-cell office:value-type="float" office:value="-2.41">
            <text:p>-2.41</text:p>
          </table:table-cell>
          <table:table-cell office:value-type="float" office:value="-0.05">
            <text:p>-0.05</text:p>
          </table:table-cell>
          <table:table-cell office:value-type="float" office:value="0.07">
            <text:p>0.0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1]*0.1" office:value-type="float" office:value="-0.241">
            <text:p>-0.241</text:p>
          </table:table-cell>
          <table:table-cell table:style-name="ce1" table:formula="of:=DEGREES(ASIN([.F111]))" office:value-type="float" office:value="-90">
            <text:p>-90.00</text:p>
          </table:table-cell>
          <table:table-cell table:formula="of:=[.R$3]*([.O110]+[.M111])+(1-[.R$3])*[.N111]" office:value-type="float" office:value="-93.3803591253752">
            <text:p>-93.38</text:p>
          </table:table-cell>
          <table:table-cell table:formula="of:=[.P110]+[.M111]" office:value-type="float" office:value="-100.518">
            <text:p>-100.52</text:p>
          </table:table-cell>
          <table:table-cell table:number-columns-repeated="2"/>
        </table:table-row>
        <table:table-row table:style-name="ro1">
          <table:table-cell office:value-type="float" office:value="-0.68">
            <text:p>-0.68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2]*0.1" office:value-type="float" office:value="-0.068">
            <text:p>-0.068</text:p>
          </table:table-cell>
          <table:table-cell table:style-name="ce1" table:formula="of:=DEGREES(ASIN([.F112]))" office:value-type="float" office:value="-90">
            <text:p>-90.00</text:p>
          </table:table-cell>
          <table:table-cell table:formula="of:=[.R$3]*([.O111]+[.M112])+(1-[.R$3])*[.N112]" office:value-type="float" office:value="-93.4138755341215">
            <text:p>-93.41</text:p>
          </table:table-cell>
          <table:table-cell table:formula="of:=[.P111]+[.M112]" office:value-type="float" office:value="-100.586">
            <text:p>-100.59</text:p>
          </table:table-cell>
          <table:table-cell table:number-columns-repeated="2"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68">
            <text:p>0.68</text:p>
          </table:table-cell>
          <table:table-cell office:value-type="float" office:value="0.11">
            <text:p>0.11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3]*0.1" office:value-type="float" office:value="0.017">
            <text:p>0.017</text:p>
          </table:table-cell>
          <table:table-cell table:style-name="ce1" table:formula="of:=DEGREES(ASIN([.F113]))" office:value-type="float" office:value="-90">
            <text:p>-90.00</text:p>
          </table:table-cell>
          <table:table-cell table:formula="of:=[.R$3]*([.O112]+[.M113])+(1-[.R$3])*[.N113]" office:value-type="float" office:value="-93.3629067787803">
            <text:p>-93.36</text:p>
          </table:table-cell>
          <table:table-cell table:formula="of:=[.P112]+[.M113]" office:value-type="float" office:value="-100.569">
            <text:p>-100.57</text:p>
          </table:table-cell>
          <table:table-cell table:number-columns-repeated="2"/>
        </table:table-row>
        <table:table-row table:style-name="ro1">
          <table:table-cell office:value-type="float" office:value="-3.17">
            <text:p>-3.17</text:p>
          </table:table-cell>
          <table:table-cell office:value-type="float" office:value="0.04">
            <text:p>0.04</text:p>
          </table:table-cell>
          <table:table-cell office:value-type="float" office:value="-0.02">
            <text:p>-0.02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4]*0.1" office:value-type="float" office:value="-0.317">
            <text:p>-0.317</text:p>
          </table:table-cell>
          <table:table-cell table:style-name="ce1" table:formula="of:=DEGREES(ASIN([.F114]))" office:value-type="float" office:value="-90">
            <text:p>-90.00</text:p>
          </table:table-cell>
          <table:table-cell table:formula="of:=[.R$3]*([.O113]+[.M114])+(1-[.R$3])*[.N114]" office:value-type="float" office:value="-93.6431077109925">
            <text:p>-93.64</text:p>
          </table:table-cell>
          <table:table-cell table:formula="of:=[.P113]+[.M114]" office:value-type="float" office:value="-100.886">
            <text:p>-100.89</text:p>
          </table:table-cell>
          <table:table-cell table:number-columns-repeated="2"/>
        </table:table-row>
        <table:table-row table:style-name="ro1">
          <table:table-cell office:value-type="float" office:value="-0.67">
            <text:p>-0.67</text:p>
          </table:table-cell>
          <table:table-cell office:value-type="float" office:value="-0.17">
            <text:p>-0.17</text:p>
          </table:table-cell>
          <table:table-cell office:value-type="float" office:value="0.38">
            <text:p>0.38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5]*0.1" office:value-type="float" office:value="-0.067">
            <text:p>-0.067</text:p>
          </table:table-cell>
          <table:table-cell table:style-name="ce1" table:formula="of:=DEGREES(ASIN([.F115]))" office:value-type="float" office:value="-90">
            <text:p>-90.00</text:p>
          </table:table-cell>
          <table:table-cell table:formula="of:=[.R$3]*([.O114]+[.M115])+(1-[.R$3])*[.N115]" office:value-type="float" office:value="-93.6730066338826">
            <text:p>-93.67</text:p>
          </table:table-cell>
          <table:table-cell table:formula="of:=[.P114]+[.M115]" office:value-type="float" office:value="-100.953">
            <text:p>-100.95</text:p>
          </table:table-cell>
          <table:table-cell table:number-columns-repeated="2"/>
        </table:table-row>
        <table:table-row table:style-name="ro1">
          <table:table-cell office:value-type="float" office:value="-0.25">
            <text:p>-0.25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116]*0.1" office:value-type="float" office:value="-0.025">
            <text:p>-0.025</text:p>
          </table:table-cell>
          <table:table-cell table:style-name="ce1" table:formula="of:=DEGREES(ASIN([.F116]))" office:value-type="float" office:value="-90">
            <text:p>-90.00</text:p>
          </table:table-cell>
          <table:table-cell table:formula="of:=[.R$3]*([.O115]+[.M116])+(1-[.R$3])*[.N116]" office:value-type="float" office:value="-93.6610265675438">
            <text:p>-93.66</text:p>
          </table:table-cell>
          <table:table-cell table:formula="of:=[.P115]+[.M116]" office:value-type="float" office:value="-100.978">
            <text:p>-100.98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58">
            <text:p>0.58</text:p>
          </table:table-cell>
          <table:table-cell office:value-type="float" office:value="-0.16">
            <text:p>-0.16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/>
          <table:table-cell table:formula="of:=[.A117]*0.1" office:value-type="float" office:value="0.005">
            <text:p>0.005</text:p>
          </table:table-cell>
          <table:table-cell table:style-name="ce1" table:formula="of:=DEGREES(ASIN([.F117]))" office:value-type="float" office:value="-90">
            <text:p>-90.00</text:p>
          </table:table-cell>
          <table:table-cell table:formula="of:=[.R$3]*([.O116]+[.M117])+(1-[.R$3])*[.N117]" office:value-type="float" office:value="-93.6194663018683">
            <text:p>-93.62</text:p>
          </table:table-cell>
          <table:table-cell table:formula="of:=[.P116]+[.M117]" office:value-type="float" office:value="-100.973">
            <text:p>-100.97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8]*0.1" office:value-type="float" office:value="0.052">
            <text:p>0.052</text:p>
          </table:table-cell>
          <table:table-cell table:style-name="ce1" table:formula="of:=DEGREES(ASIN([.F118]))" office:value-type="float" office:value="-90">
            <text:p>-90.00</text:p>
          </table:table-cell>
          <table:table-cell table:formula="of:=[.R$3]*([.O117]+[.M118])+(1-[.R$3])*[.N118]" office:value-type="float" office:value="-93.5317916388496">
            <text:p>-93.53</text:p>
          </table:table-cell>
          <table:table-cell table:formula="of:=[.P117]+[.M118]" office:value-type="float" office:value="-100.921">
            <text:p>-100.92</text:p>
          </table:table-cell>
          <table:table-cell table:number-columns-repeated="2"/>
        </table:table-row>
        <table:table-row table:style-name="ro1">
          <table:table-cell office:value-type="float" office:value="-1.84">
            <text:p>-1.84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19]*0.1" office:value-type="float" office:value="-0.184">
            <text:p>-0.184</text:p>
          </table:table-cell>
          <table:table-cell table:style-name="ce1" table:formula="of:=DEGREES(ASIN([.F119]))" office:value-type="float" office:value="-90">
            <text:p>-90.00</text:p>
          </table:table-cell>
          <table:table-cell table:formula="of:=[.R$3]*([.O118]+[.M119])+(1-[.R$3])*[.N119]" office:value-type="float" office:value="-93.6786337224611">
            <text:p>-93.68</text:p>
          </table:table-cell>
          <table:table-cell table:formula="of:=[.P118]+[.M119]" office:value-type="float" office:value="-101.105">
            <text:p>-101.11</text:p>
          </table:table-cell>
          <table:table-cell table:number-columns-repeated="2"/>
        </table:table-row>
        <table:table-row table:style-name="ro1">
          <table:table-cell office:value-type="float" office:value="-2.13">
            <text:p>-2.13</text:p>
          </table:table-cell>
          <table:table-cell office:value-type="float" office:value="1.52">
            <text:p>1.52</text:p>
          </table:table-cell>
          <table:table-cell office:value-type="float" office:value="-0.37">
            <text:p>-0.37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20]*0.1" office:value-type="float" office:value="-0.213">
            <text:p>-0.213</text:p>
          </table:table-cell>
          <table:table-cell table:style-name="ce1" table:formula="of:=DEGREES(ASIN([.F120]))" office:value-type="float" office:value="-90">
            <text:p>-90.00</text:p>
          </table:table-cell>
          <table:table-cell table:formula="of:=[.R$3]*([.O119]+[.M120])+(1-[.R$3])*[.N120]" office:value-type="float" office:value="-93.8527173852365">
            <text:p>-93.85</text:p>
          </table:table-cell>
          <table:table-cell table:formula="of:=[.P119]+[.M120]" office:value-type="float" office:value="-101.318">
            <text:p>-101.32</text:p>
          </table:table-cell>
          <table:table-cell table:number-columns-repeated="2"/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21]*0.1" office:value-type="float" office:value="0.121">
            <text:p>0.121</text:p>
          </table:table-cell>
          <table:table-cell table:style-name="ce1" table:formula="of:=DEGREES(ASIN([.F121]))" office:value-type="float" office:value="-90">
            <text:p>-90.00</text:p>
          </table:table-cell>
          <table:table-cell table:formula="of:=[.R$3]*([.O120]+[.M121])+(1-[.R$3])*[.N121]" office:value-type="float" office:value="-93.6944002113842">
            <text:p>-93.69</text:p>
          </table:table-cell>
          <table:table-cell table:formula="of:=[.P120]+[.M121]" office:value-type="float" office:value="-101.197">
            <text:p>-101.20</text:p>
          </table:table-cell>
          <table:table-cell table:number-columns-repeated="2"/>
        </table:table-row>
        <table:table-row table:style-name="ro1">
          <table:table-cell office:value-type="float" office:value="-0.67">
            <text:p>-0.67</text:p>
          </table:table-cell>
          <table:table-cell office:value-type="float" office:value="0.02">
            <text:p>0.02</text:p>
          </table:table-cell>
          <table:table-cell office:value-type="float" office:value="0.26">
            <text:p>0.26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22]*0.1" office:value-type="float" office:value="-0.067">
            <text:p>-0.067</text:p>
          </table:table-cell>
          <table:table-cell table:style-name="ce1" table:formula="of:=DEGREES(ASIN([.F122]))" office:value-type="float" office:value="-90">
            <text:p>-90.00</text:p>
          </table:table-cell>
          <table:table-cell table:formula="of:=[.R$3]*([.O121]+[.M122])+(1-[.R$3])*[.N122]" office:value-type="float" office:value="-93.7237862092703">
            <text:p>-93.72</text:p>
          </table:table-cell>
          <table:table-cell table:formula="of:=[.P121]+[.M122]" office:value-type="float" office:value="-101.264">
            <text:p>-101.26</text:p>
          </table:table-cell>
          <table:table-cell table:number-columns-repeated="2"/>
        </table:table-row>
        <table:table-row table:style-name="ro1">
          <table:table-cell office:value-type="float" office:value="-1.44">
            <text:p>-1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-0.07">
            <text:p>-0.07</text:p>
          </table:table-cell>
          <table:table-cell office:value-type="float" office:value="-1">
            <text:p>-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/>
          <table:table-cell table:formula="of:=[.A123]*0.1" office:value-type="float" office:value="-0.144">
            <text:p>-0.144</text:p>
          </table:table-cell>
          <table:table-cell table:style-name="ce1" table:formula="of:=DEGREES(ASIN([.F123]))" office:value-type="float" office:value="-90">
            <text:p>-90.00</text:p>
          </table:table-cell>
          <table:table-cell table:formula="of:=[.R$3]*([.O122]+[.M123])+(1-[.R$3])*[.N123]" office:value-type="float" office:value="-93.8291083471776">
            <text:p>-93.83</text:p>
          </table:table-cell>
          <table:table-cell table:formula="of:=[.P122]+[.M123]" office:value-type="float" office:value="-101.408">
            <text:p>-101.41</text:p>
          </table:table-cell>
          <table:table-cell table:number-columns-repeated="2"/>
        </table:table-row>
        <table:table-row table:style-name="ro1" table:number-rows-repeated="104845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31T18:30:40</dc:date>
    <dc:creator>igdaza </dc:creator>
    <meta:generator>LibreOffice/3.5$Linux_x86 LibreOffice_project/350m1$Build-2</meta:generator>
    <meta:editing-duration>P0D</meta:editing-duration>
    <meta:editing-cycles>1</meta:editing-cycles>
    <meta:document-statistic meta:table-count="3" meta:cell-count="318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3cm" svg:y="4.201cm" style:legend-expansion="high" chart:style-name="ch2"/>
        <chart:plot-area chart:style-name="ch3" table:cell-range-address="Hoja1.N1:Hoja1.N123" chart:data-source-has-labels="row" svg:x="0.77cm" svg:y="0.855cm" svg:width="11.844cm" svg:height="7.545cm">
          <chartooo:coordinate-region svg:x="1.577cm" svg:y="1.054cm" svg:width="10.846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N2:Hoja1.N123" chart:label-cell-address="Hoja1.N1:Hoja1.N1" chart:class="chart:line">
            <chart:data-point chart:repeated="1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_Acc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73918065631">
                <text:p>23.073918065631</text:p>
                <draw:g>
                  <svg:desc>Hoja1.N2:Hoja1.N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946484714197">
                <text:p>24.4946484714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651850152427">
                <text:p>21.565185015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073918065631">
                <text:p>23.073918065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484435888027">
                <text:p>19.9484435888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9484435888027">
                <text:p>19.9484435888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4946484714197">
                <text:p>24.4946484714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484435888027">
                <text:p>19.9484435888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5413605001428">
                <text:p>29.5413605001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357636576328">
                <text:p>28.357636576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9040685833172">
                <text:p>35.9040685833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5358021113166">
                <text:p>40.5358021113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9329351975048">
                <text:p>47.9329351975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4583981264955">
                <text:p>49.4583981264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8429917990012">
                <text:p>53.8429917990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130102354156">
                <text:p>53.130102354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8429917990012">
                <text:p>53.8429917990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5494573608246">
                <text:p>54.5494573608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9498774638465">
                <text:p>50.9498774638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.6838655263343">
                <text:p>51.6838655263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.4104970351431">
                <text:p>52.4104970351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.130102354156">
                <text:p>53.130102354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9442022574321">
                <text:p>55.9442022574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0455005986072">
                <text:p>67.045500598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3357331486265">
                <text:p>74.33573314862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.3730734413214">
                <text:p>81.3730734413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212180943286">
                <text:p>80.2121809432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.8363929091536">
                <text:p>84.8363929091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8540080016114">
                <text:p>88.8540080016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8540080016114">
                <text:p>88.8540080016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2808686791222">
                <text:p>88.2808686791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7075572240441">
                <text:p>87.7075572240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.1340160174011">
                <text:p>87.1340160174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.4114342642142">
                <text:p>85.4114342642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.4114342642142">
                <text:p>85.41143426421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.5601872324848">
                <text:p>86.5601872324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4114342642142">
                <text:p>85.41143426421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9860127819437">
                <text:p>85.9860127819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4114342642142">
                <text:p>85.4114342642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.5601872324848">
                <text:p>86.560187232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5cm" svg:y="4.201cm" style:legend-expansion="high" chart:style-name="ch2"/>
        <chart:plot-area chart:style-name="ch3" table:cell-range-address="Hoja1.G2:Hoja1.G123" svg:x="0.799cm" svg:y="0.794cm" svg:width="11.552cm" svg:height="7.544cm">
          <chartooo:coordinate-region svg:x="1.526cm" svg:y="0.993cm" svg:width="10.633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G2:Hoja1.G123" chart:class="chart:line">
            <chart:data-point chart:repeated="1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Hoja1.G2:Hoja1.G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7cm" svg:y="4.201cm" style:legend-expansion="high" chart:style-name="ch2"/>
        <chart:plot-area chart:style-name="ch3" table:cell-range-address="Hoja1.O1:Hoja1.O123" chart:data-source-has-labels="row" svg:x="0.77cm" svg:y="0.855cm" svg:width="10.838cm" svg:height="7.545cm">
          <chartooo:coordinate-region svg:x="1.577cm" svg:y="1.054cm" svg:width="9.832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O2:Hoja1.O123" chart:label-cell-address="Hoja1.O1:Hoja1.O1" chart:class="chart:line">
            <chart:data-point chart:repeated="1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mentary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O2:Hoja1.O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814918065631">
                <text:p>0.3881491806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3826869506057">
                <text:p>0.533826869506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3597781467306">
                <text:p>0.623597781467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5520984308943">
                <text:p>0.905520984308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777495512216">
                <text:p>1.3677749551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8457905572337">
                <text:p>1.78457905572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759974988033">
                <text:p>2.21759974988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5462560253396">
                <text:p>2.55462560253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4376119666104">
                <text:p>2.54376119666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8251543484686">
                <text:p>2.48251543484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960213065082">
                <text:p>2.44960213065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296529000062">
                <text:p>2.74296529000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4724481775692">
                <text:p>3.14724481775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4825421973178">
                <text:p>3.34825421973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4947085819077">
                <text:p>3.54947085819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3555799976129">
                <text:p>3.83555799976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5245426991611">
                <text:p>4.05245426991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1294890787325">
                <text:p>4.41294890787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7281859945083">
                <text:p>4.67281859945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0213226360875">
                <text:p>4.90213226360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4201279112509">
                <text:p>5.24201279112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1025184387015">
                <text:p>7.21025184387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3293137613195">
                <text:p>11.3293137613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4349050595943">
                <text:p>15.4349050595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2795824937126">
                <text:p>19.2795824937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9659011046635">
                <text:p>24.9659011046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5860456986183">
                <text:p>33.5860456986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7568016073954">
                <text:p>40.7568016073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8827042771546">
                <text:p>48.8827042771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0183152554962">
                <text:p>56.0183152554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.1875314549163">
                <text:p>60.1875314549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7413601216321">
                <text:p>62.7413601216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1883914907672">
                <text:p>64.1883914907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.5304374938495">
                <text:p>64.5304374938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.4807841424526">
                <text:p>64.4807841424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129262190181">
                <text:p>65.3129262190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5419915304362">
                <text:p>64.5419915304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.7989565854832">
                <text:p>63.7989565854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1107719899798">
                <text:p>64.1107719899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4294692404315">
                <text:p>63.4294692404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5912932032905">
                <text:p>62.5912932032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8455489265209">
                <text:p>62.8455489265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0738384076071">
                <text:p>63.0738384076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8790949938825">
                <text:p>62.8790949938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.812682699207">
                <text:p>62.812682699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.8330645274783">
                <text:p>62.8330645274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6773588525549">
                <text:p>62.6773588525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4704039192927">
                <text:p>62.4704039192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.6278585353631">
                <text:p>62.6278585353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767488724648">
                <text:p>62.767488724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794124926649">
                <text:p>62.77941249266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9773370230015">
                <text:p>62.9773370230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8129223080349">
                <text:p>62.8129223080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8887417402179">
                <text:p>62.8887417402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5650692931671">
                <text:p>63.5650692931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363499623777">
                <text:p>65.363499623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6678766501135">
                <text:p>69.6678766501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4151678836124">
                <text:p>75.4151678836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5624312107624">
                <text:p>82.5624312107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9.025054230141">
                <text:p>89.025054230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5204544222528">
                <text:p>92.52045442225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4022216874631">
                <text:p>93.4022216874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12588339968">
                <text:p>99.12588339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.026034645699">
                <text:p>100.026034645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4442643792585">
                <text:p>97.44426437925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.4107618632853">
                <text:p>98.4107618632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.7529829314437">
                <text:p>98.75298293144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.5207586743697">
                <text:p>98.5207586743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6764729599508">
                <text:p>97.6764729599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3366201026762">
                <text:p>97.33662010267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8961157739743">
                <text:p>97.89611577397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9369947764085">
                <text:p>97.9369947764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7244249564639">
                <text:p>97.7244249564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7949425792241">
                <text:p>97.7949425792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5378533136059">
                <text:p>97.5378533136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9667366527947">
                <text:p>96.96673665279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0351294140862">
                <text:p>97.0351294140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1709499922701">
                <text:p>97.1709499922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1846323646723">
                <text:p>97.18463236467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010276168845">
                <text:p>97.010276168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2938552794814">
                <text:p>97.2938552794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3894685990114">
                <text:p>97.3894685990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.2562240731953">
                <text:p>97.2562240731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2096537047882">
                <text:p>97.2096537047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2071090400651">
                <text:p>97.2071090400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.9481798219893">
                <text:p>96.94817982198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.1333798960943">
                <text:p>97.13337989609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1226879694582">
                <text:p>97.1226879694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1564512499376">
                <text:p>97.1564512499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1356286097631">
                <text:p>97.1356286097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.8999824838395">
                <text:p>96.8999824838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0052728191751">
                <text:p>97.00527281917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.2293002511573">
                <text:p>97.2293002511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0432074088198">
                <text:p>97.0432074088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660385462551">
                <text:p>96.6603854625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8096517680995">
                <text:p>96.8096517680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6338971227434">
                <text:p>96.6338971227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3224882793354">
                <text:p>96.3224882793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.8122335243614">
                <text:p>95.81223352436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.7446613169373">
                <text:p>95.7446613169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.8371548315873">
                <text:p>95.8371548315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.0871234110909">
                <text:p>96.0871234110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.7455423047994">
                <text:p>95.74554230479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4323212243935">
                <text:p>95.4323212243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509128139969">
                <text:p>95.509128139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.7170312012115">
                <text:p>95.7170312012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.5761610170188">
                <text:p>95.5761610170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.6168795346681">
                <text:p>95.6168795346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.7591608671408">
                <text:p>95.75916086714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.7287493862888">
                <text:p>95.7287493862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.6144920202454">
                <text:p>95.6144920202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.8377789723678">
                <text:p>95.8377789723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.8113330549689">
                <text:p>95.8113330549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.7435715967441">
                <text:p>95.74357159674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.6410460085961">
                <text:p>95.6410460085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.4872698911522">
                <text:p>95.48726989115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.5744173200602">
                <text:p>95.5744173200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.689403274679">
                <text:p>95.689403274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4725793697516">
                <text:p>95.47257936975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.4382979186962">
                <text:p>95.4382979186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.4920768118341">
                <text:p>95.4920768118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Hoja1.P1:Hoja1.P123" chart:data-source-has-labels="row" svg:x="0.77cm" svg:y="0.855cm" svg:width="12.108cm" svg:height="7.545cm">
          <chartooo:coordinate-region svg:x="1.577cm" svg:y="1.055cm" svg:width="11.113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P2:Hoja1.P123" chart:label-cell-address="Hoja1.P1:Hoja1.P1" chart:class="chart:line">
            <chart:data-point chart:repeated="1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ral</text:p>
                <draw:g>
                  <svg:desc>Hoja1.P1:Hoj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P2:Hoja1.P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77">
                <text:p>2.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969">
                <text:p>10.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761">
                <text:p>14.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498">
                <text:p>20.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159">
                <text:p>29.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55">
                <text:p>36.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12">
                <text:p>44.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004">
                <text:p>52.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297">
                <text:p>56.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985">
                <text:p>58.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551">
                <text:p>60.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.001">
                <text:p>61.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066">
                <text:p>61.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014">
                <text:p>62.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344">
                <text:p>61.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716">
                <text:p>60.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146">
                <text:p>61.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576">
                <text:p>60.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848">
                <text:p>59.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215">
                <text:p>6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551">
                <text:p>60.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462">
                <text:p>60.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508">
                <text:p>60.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.641">
                <text:p>60.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589">
                <text:p>60.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.491">
                <text:p>60.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759">
                <text:p>60.7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018">
                <text:p>61.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.142">
                <text:p>61.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454">
                <text:p>61.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.402">
                <text:p>61.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591">
                <text:p>61.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38">
                <text:p>62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302">
                <text:p>64.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745">
                <text:p>68.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.648">
                <text:p>74.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.952">
                <text:p>81.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563">
                <text:p>88.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171">
                <text:p>92.1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186">
                <text:p>93.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054">
                <text:p>99.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.067">
                <text:p>100.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572">
                <text:p>97.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.664">
                <text:p>98.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112">
                <text:p>99.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.989">
                <text:p>98.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.257">
                <text:p>98.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.756">
                <text:p>98.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94">
                <text:p>98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788">
                <text:p>98.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322">
                <text:p>98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502">
                <text:p>98.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745">
                <text:p>98.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866">
                <text:p>98.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.803">
                <text:p>98.8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195">
                <text:p>99.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369">
                <text:p>99.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535">
                <text:p>99.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381">
                <text:p>99.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673">
                <text:p>99.6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769">
                <text:p>99.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904">
                <text:p>99.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853">
                <text:p>99.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.058">
                <text:p>100.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.384">
                <text:p>100.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.298">
                <text:p>100.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023">
                <text:p>100.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27">
                <text:p>10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196">
                <text:p>100.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78">
                <text:p>99.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609">
                <text:p>99.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801">
                <text:p>99.8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.153">
                <text:p>100.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91">
                <text:p>99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698">
                <text:p>99.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871">
                <text:p>99.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.183">
                <text:p>100.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.139">
                <text:p>100.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.277">
                <text:p>100.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.518">
                <text:p>100.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.586">
                <text:p>100.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.569">
                <text:p>100.5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886">
                <text:p>100.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.953">
                <text:p>100.9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.978">
                <text:p>100.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.973">
                <text:p>100.9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.921">
                <text:p>100.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.105">
                <text:p>101.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.318">
                <text:p>101.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.197">
                <text:p>101.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.264">
                <text:p>101.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.408">
                <text:p>101.4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3cm" svg:y="4.201cm" style:legend-expansion="high" chart:style-name="ch2"/>
        <chart:plot-area chart:style-name="ch3" table:cell-range-address="Hoja1_2.N1:Hoja1_2.N123" chart:data-source-has-labels="row" svg:x="0.77cm" svg:y="0.855cm" svg:width="11.844cm" svg:height="7.545cm">
          <chartooo:coordinate-region svg:x="2.159cm" svg:y="1.054cm" svg:width="10.26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_2.N2:Hoja1_2.N123" chart:label-cell-address="Hoja1_2.N1:Hoja1_2.N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_Acc</text:p>
                <draw:g>
                  <svg:desc>Hoja1_2.N1:Hoja1_2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697598054774">
                <text:p>10.3697598054774</text:p>
                <draw:g>
                  <svg:desc>Hoja1_2.N2:Hoja1_2.N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8781905671398">
                <text:p>9.78781905671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9527841988911">
                <text:p>10.9527841988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8781905671398">
                <text:p>9.78781905671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8781905671398">
                <text:p>9.78781905671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527841988911">
                <text:p>10.9527841988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527841988911">
                <text:p>10.9527841988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527841988911">
                <text:p>10.95278419889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3697598054774">
                <text:p>10.369759805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527841988911">
                <text:p>10.9527841988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6959231641693">
                <text:p>7.46959231641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6598398259886">
                <text:p>2.86598398259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2967344857153">
                <text:p>0.572967344857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01398721805631">
                <text:p>-4.01398721805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.62692655867864">
                <text:p>-8.62692655867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.7156172832645">
                <text:p>-21.7156172832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8.0342965348813">
                <text:p>-28.0342965348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9.0501225361535">
                <text:p>-39.050122536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2.8436430435963">
                <text:p>-42.8436430435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7.7314155704275">
                <text:p>-47.7314155704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2.1855114939859">
                <text:p>-52.1855114939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1.2605754021443">
                <text:p>-51.26057540214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1.2605754021443">
                <text:p>-51.2605754021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1.2605754021443">
                <text:p>-51.2605754021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.3538888530263">
                <text:p>-50.3538888530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8.5903778907291">
                <text:p>-48.5903778907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8.5903778907291">
                <text:p>-48.5903778907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8.5903778907291">
                <text:p>-48.5903778907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8.5903778907291">
                <text:p>-48.5903778907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8.5903778907291">
                <text:p>-48.5903778907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9.4641978886834">
                <text:p>-49.4641978886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.3538888530263">
                <text:p>-50.3538888530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0.3538888530263">
                <text:p>-50.3538888530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4.0959314166828">
                <text:p>-54.0959314166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9.3165828910242">
                <text:p>-59.3165828910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1.642363423672">
                <text:p>-61.6423634236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0.0515564111973">
                <text:p>-70.05155641119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1.8903855440058">
                <text:p>-81.8903855440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1.8903855440058">
                <text:p>-81.8903855440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0">
                <text:p>-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Hoja1_2.P1:Hoja1_2.P123" chart:data-source-has-labels="row" svg:x="0.77cm" svg:y="0.855cm" svg:width="12.108cm" svg:height="7.545cm">
          <chartooo:coordinate-region svg:x="1.682cm" svg:y="1.055cm" svg:width="11.007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_2.P2:Hoja1_2.P123" chart:label-cell-address="Hoja1_2.P1:Hoja1_2.P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ral</text:p>
                <draw:g>
                  <svg:desc>Hoja1_2.P1:Hoja1_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_2.P2:Hoja1_2.P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9">
                <text:p>-0.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41">
                <text:p>-0.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58">
                <text:p>-0.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66">
                <text:p>-0.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11">
                <text:p>-0.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8">
                <text:p>-0.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54">
                <text:p>-0.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8">
                <text:p>-0.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19">
                <text:p>-0.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36">
                <text:p>-0.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47">
                <text:p>-0.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87">
                <text:p>-0.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59">
                <text:p>-0.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33">
                <text:p>-0.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94">
                <text:p>-0.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69">
                <text:p>-1.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77">
                <text:p>-2.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909">
                <text:p>-6.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.969">
                <text:p>-10.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.761">
                <text:p>-14.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.498">
                <text:p>-20.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.159">
                <text:p>-29.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6.455">
                <text:p>-36.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4.712">
                <text:p>-44.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2.004">
                <text:p>-52.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6.297">
                <text:p>-56.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8.985">
                <text:p>-58.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0.551">
                <text:p>-60.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1.001">
                <text:p>-61.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1.066">
                <text:p>-61.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.014">
                <text:p>-62.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1.344">
                <text:p>-61.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0.716">
                <text:p>-60.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.146">
                <text:p>-61.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.576">
                <text:p>-60.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.848">
                <text:p>-59.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0.215">
                <text:p>-6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0.551">
                <text:p>-60.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0.462">
                <text:p>-60.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0.508">
                <text:p>-60.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0.641">
                <text:p>-60.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0.589">
                <text:p>-60.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0.491">
                <text:p>-60.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0.759">
                <text:p>-60.7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1.018">
                <text:p>-61.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1.142">
                <text:p>-61.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1.454">
                <text:p>-61.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1.402">
                <text:p>-61.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1.591">
                <text:p>-61.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2.38">
                <text:p>-62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4.302">
                <text:p>-64.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8.745">
                <text:p>-68.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4.648">
                <text:p>-74.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1.952">
                <text:p>-81.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8.563">
                <text:p>-88.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2.171">
                <text:p>-92.1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3.186">
                <text:p>-93.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9.054">
                <text:p>-99.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.067">
                <text:p>-100.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7.572">
                <text:p>-97.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8.664">
                <text:p>-98.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9.112">
                <text:p>-99.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8.989">
                <text:p>-98.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8.257">
                <text:p>-98.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8.026">
                <text:p>-98.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8.7">
                <text:p>-98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8.85">
                <text:p>-98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8.756">
                <text:p>-98.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8.94">
                <text:p>-98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8.788">
                <text:p>-98.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8.322">
                <text:p>-98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8.502">
                <text:p>-98.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8.745">
                <text:p>-98.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8.866">
                <text:p>-98.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8.803">
                <text:p>-98.8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.195">
                <text:p>-99.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9.4">
                <text:p>-99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9.369">
                <text:p>-99.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9.43">
                <text:p>-99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9.535">
                <text:p>-99.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9.381">
                <text:p>-99.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9.673">
                <text:p>-99.6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9.769">
                <text:p>-99.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9.904">
                <text:p>-99.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9.99">
                <text:p>-99.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9.853">
                <text:p>-99.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0.058">
                <text:p>-100.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0.384">
                <text:p>-100.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0.298">
                <text:p>-100.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0.023">
                <text:p>-100.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0.27">
                <text:p>-10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0.196">
                <text:p>-100.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9.989">
                <text:p>-99.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9.578">
                <text:p>-99.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9.609">
                <text:p>-99.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9.801">
                <text:p>-99.8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0.153">
                <text:p>-100.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9.91">
                <text:p>-99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9.698">
                <text:p>-99.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9.871">
                <text:p>-99.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0.183">
                <text:p>-100.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.139">
                <text:p>-100.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0.277">
                <text:p>-100.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0.518">
                <text:p>-100.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0.586">
                <text:p>-100.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0.569">
                <text:p>-100.5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0.886">
                <text:p>-100.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0.953">
                <text:p>-100.9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0.978">
                <text:p>-100.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0.973">
                <text:p>-100.9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0.921">
                <text:p>-100.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1.105">
                <text:p>-101.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1.318">
                <text:p>-101.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1.197">
                <text:p>-101.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1.264">
                <text:p>-101.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1.408">
                <text:p>-101.4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7cm" svg:y="4.201cm" style:legend-expansion="high" chart:style-name="ch2"/>
        <chart:plot-area chart:style-name="ch3" table:cell-range-address="Hoja1_2.O1:Hoja1_2.O123" chart:data-source-has-labels="row" svg:x="0.77cm" svg:y="0.855cm" svg:width="10.838cm" svg:height="7.545cm">
          <chartooo:coordinate-region svg:x="1.682cm" svg:y="1.054cm" svg:width="9.726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_2.O2:Hoja1_2.O123" chart:label-cell-address="Hoja1_2.O1:Hoja1_2.O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mentary</text:p>
                <draw:g>
                  <svg:desc>Hoja1_2.O1:Hoja1_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_2.O2:Hoja1_2.O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37124019452257">
                <text:p>-0.0537124019452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882912641366">
                <text:p>0.125882912641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9781925503864">
                <text:p>0.369781925503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3617043036">
                <text:p>0.4123617043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1365685315338">
                <text:p>0.271365685315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1700219029325">
                <text:p>0.15170021902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9608148938056">
                <text:p>0.0479608148938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80939731200745">
                <text:p>0.00180939731200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458901393662">
                <text:p>0.306458901393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8551910434499">
                <text:p>0.658551910434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9403989384929">
                <text:p>0.979403989384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017791479991">
                <text:p>0.992017791479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655455554102">
                <text:p>0.890655455554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8616499053335">
                <text:p>0.968616499053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866793211758">
                <text:p>1.05866793211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584885085117">
                <text:p>1.04584885085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948796039744">
                <text:p>1.09948796039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774092278237">
                <text:p>1.02774092278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790111160932">
                <text:p>1.04790111160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072969854801">
                <text:p>1.08072969854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3699996173">
                <text:p>1.0003699996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90025858389961">
                <text:p>-0.690025858389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0010967664189">
                <text:p>-4.60010967664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54484874004949">
                <text:p>-8.54484874004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2077505792004">
                <text:p>-12.2077505792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805442945589">
                <text:p>-17.805442945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6.2880477817199">
                <text:p>-26.2880477817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.4653634767353">
                <text:p>-33.4653634767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1.5854828073168">
                <text:p>-41.5854828073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8.7792092046051">
                <text:p>-48.7792092046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2.9699235429951">
                <text:p>-52.9699235429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5.5786584632694">
                <text:p>-55.5786584632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7.0678538575235">
                <text:p>-57.0678538575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7.4645304338881">
                <text:p>-57.4645304338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7.4668408835707">
                <text:p>-57.4668408835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8.3432982287564">
                <text:p>-58.3432982287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7.6091710004903">
                <text:p>-57.6091710004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6.9060012693722">
                <text:p>-56.9060012693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7.2572832355653">
                <text:p>-57.25728323556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.62394929174">
                <text:p>-56.62394929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5.8228935777298">
                <text:p>-55.8228935777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6.1138984208598">
                <text:p>-56.1138984208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6.3800414155381">
                <text:p>-56.3800414155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.2227729802695">
                <text:p>-56.2227729802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6.1919890293741">
                <text:p>-56.1919890293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6.2563811179672">
                <text:p>-56.2563811179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6.1282410856948">
                <text:p>-56.1282410856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5.9645806537247">
                <text:p>-55.9645806537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6.1648968260743">
                <text:p>-56.16489682607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6.3455616367209">
                <text:p>-56.3455616367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6.3995079992405">
                <text:p>-56.3995079992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6.6390348981349">
                <text:p>-56.6390348981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6.5158065280404">
                <text:p>-56.5158065280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6.6324004416468">
                <text:p>-56.6324004416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7.3507253257606">
                <text:p>-57.3507253257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9.1835369610333">
                <text:p>-59.1835369610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5312309055898">
                <text:p>-63.5312309055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9.3330544254441">
                <text:p>-69.3330544254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6.4871075154264">
                <text:p>-76.4871075154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2.9676420043841">
                <text:p>-82.9676420043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6.6098855843403">
                <text:p>-86.6098855843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7.6486367284969">
                <text:p>-87.6486367284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3.4814703612119">
                <text:p>-93.4814703612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4.4495256575998">
                <text:p>-94.4495256575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1.8538842564638">
                <text:p>-91.8538842564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2.8353292693393">
                <text:p>-92.83532926933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3.2504959766459">
                <text:p>-93.2504959766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3.0962210168794">
                <text:p>-93.0962210168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2.3405788067106">
                <text:p>-92.3405788067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2.0884830186435">
                <text:p>-92.0884830186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2.7348581884571">
                <text:p>-92.7348581884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2.8560096065726">
                <text:p>-92.85600960657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2.7343895105068">
                <text:p>-92.7343895105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2.8892056154018">
                <text:p>-92.8892056154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2.7098335592478">
                <text:p>-92.7098335592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2.2213952236553">
                <text:p>-92.22139522365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2.3773812714188">
                <text:p>-92.3773812714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2.5941774587046">
                <text:p>-92.5941774587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2.6880256841175">
                <text:p>-92.6880256841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2.5987754272764">
                <text:p>-92.5987754272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2.9608676730036">
                <text:p>-92.9608676730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3.1342089962736">
                <text:p>-93.1342089962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3.0721769063108">
                <text:p>-93.0721769063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3.1018451372477">
                <text:p>-93.1018451372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3.1747766858753">
                <text:p>-93.1747766858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2.9905689190165">
                <text:p>-92.9905689190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.2497432298264">
                <text:p>-93.2497432298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3.3122857975281">
                <text:p>-93.31228579752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3.4128129395528">
                <text:p>-93.4128129395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3.4638248101573">
                <text:p>-93.4638248101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3.2935565620558">
                <text:p>-93.2935565620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3.4635709964352">
                <text:p>-93.4635709964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3.7516752864708">
                <text:p>-93.7516752864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3.6290185336061">
                <text:p>-93.6290185336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3.3204783482701">
                <text:p>-93.32047834827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3.5318035647874">
                <text:p>-93.5318035647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3.4232255291395">
                <text:p>-93.423225529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3.1840632738481">
                <text:p>-93.18406327384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2.7453326411096">
                <text:p>-92.7453326411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2.7485693146986">
                <text:p>-92.74856931469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2.9111636215516">
                <text:p>-92.91116362155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3.2305319853361">
                <text:p>-93.23053198533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2.9576566654827">
                <text:p>-92.95765666548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2.7182000988279">
                <text:p>-92.7182000988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.8622880978396">
                <text:p>-92.8622880978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3.1425452168612">
                <text:p>-93.14254521686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3.0675597646926">
                <text:p>-93.0675597646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3.1735041670457">
                <text:p>-93.1735041670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3.3803591253752">
                <text:p>-93.38035912537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3.4138755341215">
                <text:p>-93.41387553412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3.3629067787803">
                <text:p>-93.3629067787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3.6431077109925">
                <text:p>-93.6431077109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3.6730066338826">
                <text:p>-93.6730066338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3.6610265675438">
                <text:p>-93.6610265675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3.6194663018683">
                <text:p>-93.619466301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3.5317916388496">
                <text:p>-93.5317916388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3.6786337224611">
                <text:p>-93.67863372246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3.8527173852365">
                <text:p>-93.8527173852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3.6944002113842">
                <text:p>-93.6944002113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3.7237862092703">
                <text:p>-93.7237862092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3.8291083471776">
                <text:p>-93.8291083471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